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00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00cc"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1000 cons" table:style-name="ta1">
        <table:shapes>
          <draw:frame draw:z-index="0" draw:style-name="gr1" draw:text-style-name="P1" svg:width="199.34mm" svg:height="116.88mm" svg:x="113.84mm" svg:y="0mm">
            <loext:p draw:notify-on-update-of-ranges="'1000 cons'.N1:'1000 cons'.N2 '1000 cons'.N3:'1000 cons'.N82 '1000 cons'.O1:'1000 cons'.O2 '1000 cons'.O3:'1000 cons'.O8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>
            <text:p>ID class</text:p>
          </table:table-cell>
          <table:table-cell table:style-name="ce1" table:number-columns-repeated="4"/>
          <table:table-cell table:style-name="ce1" office:value-type="string" calcext:value-type="string">
            <text:p>Info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FPR</text:p>
          </table:table-cell>
          <table:table-cell table:style-name="ce1" office:value-type="string" calcext:value-type="string">
            <text:p>BDR 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epsilon</text:p>
          </table:table-cell>
          <table:table-cell table:style-name="ce1" office:value-type="string" calcext:value-type="string">
            <text:p>Consumers</text:p>
          </table:table-cell>
          <table:table-cell table:style-name="ce1" office:value-type="string" calcext:value-type="string">
            <text:p>Fraud Rate</text:p>
          </table:table-cell>
          <table:table-cell table:style-name="ce1" office:value-type="string" calcext:value-type="string">
            <text:p>Fraud Type</text:p>
          </table:table-cell>
          <table:table-cell table:style-name="ce1" office:value-type="string" calcext:value-type="string">
            <text:p>Thresh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system</text:p>
          </table:table-cell>
          <table:table-cell table:style-name="ce1" office:value-type="string" calcext:value-type="string">
            <text:p>normalized</text:p>
          </table:table-cell>
          <table:table-cell table:style-name="ce4" office:value-type="string" calcext:value-type="string">
            <text:p>Av DR</text:p>
          </table:table-cell>
          <table:table-cell table:style-name="ce4" office:value-type="string" calcext:value-type="string">
            <text:p>Av FPR</text:p>
          </table:table-cell>
          <table:table-cell table:style-name="ce4" office:value-type="string" calcext:value-type="string">
            <text:p>Av BDR </text:p>
          </table:table-cell>
          <table:table-cell table:style-name="ce4" office:value-type="string" calcext:value-type="string">
            <text:p>Av Accuracy</text:p>
          </table:table-cell>
          <table:table-cell table:style-name="ce4" office:value-type="string" calcext:value-type="string">
            <text:p>Av F1</text:p>
          </table:table-cell>
          <table:table-cell table:style-name="ce4" office:value-type="string" calcext:value-type="string">
            <text:p>Av epsilon</text:p>
          </table:table-cell>
          <table:table-cell table:style-name="ce4" office:value-type="string" calcext:value-type="string">
            <text:p>std DR</text:p>
          </table:table-cell>
          <table:table-cell table:style-name="ce4" office:value-type="string" calcext:value-type="string">
            <text:p>Std FPR</text:p>
          </table:table-cell>
          <table:table-cell table:style-name="ce4" office:value-type="string" calcext:value-type="string">
            <text:p>Std BDR</text:p>
          </table:table-cell>
          <table:table-cell table:style-name="ce4" office:value-type="string" calcext:value-type="string">
            <text:p>Std Accuracy</text:p>
          </table:table-cell>
          <table:table-cell table:style-name="ce4" office:value-type="string" calcext:value-type="string">
            <text:p>Std F1</text:p>
          </table:table-cell>
          <table:table-cell table:style-name="ce4" office:value-type="string" calcext:value-type="string">
            <text:p>Std epsilon</text:p>
          </table:table-cell>
          <table:table-cell table:number-columns-repeated="999"/>
        </table:table-row>
        <table:table-row table:style-name="ro1">
          <table:table-cell table:style-name="ce2" office:value-type="float" office:value="61.76" calcext:value-type="float">
            <text:p>61,76</text:p>
          </table:table-cell>
          <table:table-cell table:style-name="ce2" office:value-type="float" office:value="7.14" calcext:value-type="float">
            <text:p>7,14</text:p>
          </table:table-cell>
          <table:table-cell table:style-name="ce2" office:value-type="float" office:value="0.49" calcext:value-type="float">
            <text:p>0,49</text:p>
          </table:table-cell>
          <table:table-cell table:style-name="ce2" office:value-type="float" office:value="89.33" calcext:value-type="float">
            <text:p>89,33</text:p>
          </table:table-cell>
          <table:table-cell table:style-name="ce2" office:value-type="float" office:value="56.76" calcext:value-type="float">
            <text:p>56,76</text:p>
          </table:table-cell>
          <table:table-cell table:style-name="ce2" office:value-type="float" office:value="0.0404" calcext:value-type="float">
            <text:p>0,0404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.A3:.A7])" office:value-type="float" office:value="63.414" calcext:value-type="float">
            <text:p>63,414</text:p>
          </table:table-cell>
          <table:table-cell table:formula="of:=AVERAGEA([.B3:.B7])" office:value-type="float" office:value="10.028" calcext:value-type="float">
            <text:p>10,028</text:p>
          </table:table-cell>
          <table:table-cell table:formula="of:=AVERAGEA([.C3:.C7])" office:value-type="float" office:value="0.436" calcext:value-type="float">
            <text:p>0,436</text:p>
          </table:table-cell>
          <table:table-cell table:formula="of:=AVERAGEA([.D3:.D7])" office:value-type="float" office:value="87.066" calcext:value-type="float">
            <text:p>87,066</text:p>
          </table:table-cell>
          <table:table-cell table:formula="of:=AVERAGEA([.E3:.E7])" office:value-type="float" office:value="51.342" calcext:value-type="float">
            <text:p>51,342</text:p>
          </table:table-cell>
          <table:table-cell table:formula="of:=AVERAGEA([.F3:.F7])" office:value-type="float" office:value="0.02796" calcext:value-type="float">
            <text:p>0,02796</text:p>
          </table:table-cell>
          <table:table-cell table:formula="of:=STDEV([.A3:.A7])" office:value-type="float" office:value="9.73921352060833" calcext:value-type="float">
            <text:p>9,7392135206</text:p>
          </table:table-cell>
          <table:table-cell table:formula="of:=STDEV([.B3:.B7])" office:value-type="float" office:value="5.01099491119279" calcext:value-type="float">
            <text:p>5,0109949112</text:p>
          </table:table-cell>
          <table:table-cell table:formula="of:=STDEV([.C3:.C7])" office:value-type="float" office:value="0.096850400102426" calcext:value-type="float">
            <text:p>0,0968504001</text:p>
          </table:table-cell>
          <table:table-cell table:formula="of:=STDEV([.D3:.D7])" office:value-type="float" office:value="3.32734578906371" calcext:value-type="float">
            <text:p>3,3273457891</text:p>
          </table:table-cell>
          <table:table-cell table:formula="of:=STDEV([.E3:.E7])" office:value-type="float" office:value="7.26316184591807" calcext:value-type="float">
            <text:p>7,2631618459</text:p>
          </table:table-cell>
          <table:table-cell table:formula="of:=STDEV([.F3:.F7])" office:value-type="float" office:value="0.0112841924832927" calcext:value-type="float">
            <text:p>0,0112841925</text:p>
          </table:table-cell>
          <table:table-cell table:number-columns-repeated="999"/>
        </table:table-row>
        <table:table-row table:style-name="ro1">
          <table:table-cell office:value-type="float" office:value="77.42" calcext:value-type="float">
            <text:p>77,42</text:p>
          </table:table-cell>
          <table:table-cell office:value-type="float" office:value="16.36" calcext:value-type="float">
            <text:p>16,36</text:p>
          </table:table-cell>
          <table:table-cell office:value-type="float" office:value="0.34" calcext:value-type="float">
            <text:p>0,34</text:p>
          </table:table-cell>
          <table:table-cell office:value-type="float" office:value="83" calcext:value-type="float">
            <text:p>83</text:p>
          </table:table-cell>
          <table:table-cell office:value-type="float" office:value="48.48" calcext:value-type="float">
            <text:p>48,48</text:p>
          </table:table-cell>
          <table:table-cell office:value-type="float" office:value="0.0401" calcext:value-type="float">
            <text:p>0,0401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.51" calcext:value-type="float">
            <text:p>4,51</text:p>
          </table:table-cell>
          <table:table-cell office:value-type="float" office:value="0.55" calcext:value-type="float">
            <text:p>0,55</text:p>
          </table:table-cell>
          <table:table-cell office:value-type="float" office:value="90.33" calcext:value-type="float">
            <text:p>90,33</text:p>
          </table:table-cell>
          <table:table-cell office:value-type="float" office:value="53.97" calcext:value-type="float">
            <text:p>53,97</text:p>
          </table:table-cell>
          <table:table-cell office:value-type="float" office:value="0.0207" calcext:value-type="float">
            <text:p>0,0207</text:p>
          </table:table-cell>
          <table:table-cell table:number-columns-repeated="1018"/>
        </table:table-row>
        <table:table-row table:style-name="ro1">
          <table:table-cell office:value-type="float" office:value="63.89" calcext:value-type="float">
            <text:p>63,89</text:p>
          </table:table-cell>
          <table:table-cell office:value-type="float" office:value="7.95" calcext:value-type="float">
            <text:p>7,95</text:p>
          </table:table-cell>
          <table:table-cell office:value-type="float" office:value="0.47" calcext:value-type="float">
            <text:p>0,47</text:p>
          </table:table-cell>
          <table:table-cell office:value-type="float" office:value="88.67" calcext:value-type="float">
            <text:p>88,67</text:p>
          </table:table-cell>
          <table:table-cell office:value-type="float" office:value="57.5" calcext:value-type="float">
            <text:p>57,5</text:p>
          </table:table-cell>
          <table:table-cell office:value-type="float" office:value="0.0178" calcext:value-type="float">
            <text:p>0,0178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.18" calcext:value-type="float">
            <text:p>14,18</text:p>
          </table:table-cell>
          <table:table-cell office:value-type="float" office:value="0.33" calcext:value-type="float">
            <text:p>0,33</text:p>
          </table:table-cell>
          <table:table-cell office:value-type="float" office:value="84" calcext:value-type="float">
            <text:p>84</text:p>
          </table:table-cell>
          <table:table-cell office:value-type="float" office:value="40" calcext:value-type="float">
            <text:p>40</text:p>
          </table:table-cell>
          <table:table-cell office:value-type="float" office:value="0.0208" calcext:value-type="float">
            <text:p>0,0208</text:p>
          </table:table-cell>
          <table:table-cell table:number-columns-repeated="1018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1.64" calcext:value-type="float">
            <text:p>11,64</text:p>
          </table:table-cell>
          <table:table-cell table:style-name="ce2" office:value-type="float" office:value="0.33" calcext:value-type="float">
            <text:p>0,33</text:p>
          </table:table-cell>
          <table:table-cell table:style-name="ce2" office:value-type="float" office:value="85.33" calcext:value-type="float">
            <text:p>85,33</text:p>
          </table:table-cell>
          <table:table-cell table:style-name="ce2" office:value-type="float" office:value="37.14" calcext:value-type="float">
            <text:p>37,14</text:p>
          </table:table-cell>
          <table:table-cell table:style-name="ce2" office:value-type="float" office:value="0.00018634" calcext:value-type="float">
            <text:p>0,00018634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.A8:.A12])" office:value-type="float" office:value="67.03" calcext:value-type="float">
            <text:p>67,03</text:p>
          </table:table-cell>
          <table:table-cell table:formula="of:=AVERAGEA([.B8:.B12])" office:value-type="float" office:value="12.136" calcext:value-type="float">
            <text:p>12,136</text:p>
          </table:table-cell>
          <table:table-cell table:formula="of:=AVERAGEA([.C8:.C12])" office:value-type="float" office:value="0.386" calcext:value-type="float">
            <text:p>0,386</text:p>
          </table:table-cell>
          <table:table-cell table:formula="of:=AVERAGEA([.D8:.D12])" office:value-type="float" office:value="86.066" calcext:value-type="float">
            <text:p>86,066</text:p>
          </table:table-cell>
          <table:table-cell table:formula="of:=AVERAGEA([.E8:.E12])" office:value-type="float" office:value="46.66" calcext:value-type="float">
            <text:p>46,66</text:p>
          </table:table-cell>
          <table:table-cell table:formula="of:=AVERAGEA([.F8:.F12])" office:value-type="float" office:value="0.0000743966" calcext:value-type="float">
            <text:p>7,43966E-05</text:p>
          </table:table-cell>
          <table:table-cell table:formula="of:=STDEV([.A8:.A12])" office:value-type="float" office:value="10.3751024091331" calcext:value-type="float">
            <text:p>10,3751024091</text:p>
          </table:table-cell>
          <table:table-cell table:formula="of:=STDEV([.B8:.B12])" office:value-type="float" office:value="2.97079618957612" calcext:value-type="float">
            <text:p>2,9707961896</text:p>
          </table:table-cell>
          <table:table-cell table:formula="of:=STDEV([.C8:.C12])" office:value-type="float" office:value="0.0568330889535313" calcext:value-type="float">
            <text:p>0,056833089</text:p>
          </table:table-cell>
          <table:table-cell table:formula="of:=STDEV([.D8:.D12])" office:value-type="float" office:value="2.61854539773516" calcext:value-type="float">
            <text:p>2,6185453977</text:p>
          </table:table-cell>
          <table:table-cell table:formula="of:=STDEV([.E8:.E12])" office:value-type="float" office:value="7.11293539967853" calcext:value-type="float">
            <text:p>7,1129353997</text:p>
          </table:table-cell>
          <table:table-cell table:formula="of:=STDEV([.F8:.F12])" office:value-type="float" office:value="0.0000701938275299189" calcext:value-type="float">
            <text:p>7,01938275299189E-05</text:p>
          </table:table-cell>
          <table:table-cell table:number-columns-repeated="999"/>
        </table:table-row>
        <table:table-row table:style-name="ro1">
          <table:table-cell office:value-type="float" office:value="63.64" calcext:value-type="float">
            <text:p>63,64</text:p>
          </table:table-cell>
          <table:table-cell office:value-type="float" office:value="11.15" calcext:value-type="float">
            <text:p>11,15</text:p>
          </table:table-cell>
          <table:table-cell office:value-type="float" office:value="0.39" calcext:value-type="float">
            <text:p>0,39</text:p>
          </table:table-cell>
          <table:table-cell office:value-type="float" office:value="87" calcext:value-type="float">
            <text:p>87</text:p>
          </table:table-cell>
          <table:table-cell office:value-type="float" office:value="41.79" calcext:value-type="float">
            <text:p>41,79</text:p>
          </table:table-cell>
          <table:table-cell office:value-type="float" office:value="0.000037631" calcext:value-type="float">
            <text:p>0,000037631</text:p>
          </table:table-cell>
          <table:table-cell table:number-columns-repeated="1018"/>
        </table:table-row>
        <table:table-row table:style-name="ro1">
          <table:table-cell office:value-type="float" office:value="66.67" calcext:value-type="float">
            <text:p>66,67</text:p>
          </table:table-cell>
          <table:table-cell office:value-type="float" office:value="8.79" calcext:value-type="float">
            <text:p>8,79</text:p>
          </table:table-cell>
          <table:table-cell office:value-type="float" office:value="0.46" calcext:value-type="float">
            <text:p>0,46</text:p>
          </table:table-cell>
          <table:table-cell office:value-type="float" office:value="89" calcext:value-type="float">
            <text:p>89</text:p>
          </table:table-cell>
          <table:table-cell office:value-type="float" office:value="52.17" calcext:value-type="float">
            <text:p>52,17</text:p>
          </table:table-cell>
          <table:table-cell office:value-type="float" office:value="0.00003961" calcext:value-type="float">
            <text:p>0,00003961</text:p>
          </table:table-cell>
          <table:table-cell table:number-columns-repeated="1018"/>
        </table:table-row>
        <table:table-row table:style-name="ro1">
          <table:table-cell office:value-type="float" office:value="73.53" calcext:value-type="float">
            <text:p>73,53</text:p>
          </table:table-cell>
          <table:table-cell office:value-type="float" office:value="16.92" calcext:value-type="float">
            <text:p>16,92</text:p>
          </table:table-cell>
          <table:table-cell office:value-type="float" office:value="0.33" calcext:value-type="float">
            <text:p>0,33</text:p>
          </table:table-cell>
          <table:table-cell office:value-type="float" office:value="82" calcext:value-type="float">
            <text:p>82</text:p>
          </table:table-cell>
          <table:table-cell office:value-type="float" office:value="48.08" calcext:value-type="float">
            <text:p>48,08</text:p>
          </table:table-cell>
          <table:table-cell office:value-type="float" office:value="0.000097789" calcext:value-type="float">
            <text:p>0,000097789</text:p>
          </table:table-cell>
          <table:table-cell table:number-columns-repeated="1018"/>
        </table:table-row>
        <table:table-row table:style-name="ro1">
          <table:table-cell office:value-type="float" office:value="79.31" calcext:value-type="float">
            <text:p>79,31</text:p>
          </table:table-cell>
          <table:table-cell office:value-type="float" office:value="12.18" calcext:value-type="float">
            <text:p>12,18</text:p>
          </table:table-cell>
          <table:table-cell office:value-type="float" office:value="0.42" calcext:value-type="float">
            <text:p>0,42</text:p>
          </table:table-cell>
          <table:table-cell office:value-type="float" office:value="87" calcext:value-type="float">
            <text:p>87</text:p>
          </table:table-cell>
          <table:table-cell office:value-type="float" office:value="54.12" calcext:value-type="float">
            <text:p>54,12</text:p>
          </table:table-cell>
          <table:table-cell office:value-type="float" office:value="0.000010613" calcext:value-type="float">
            <text:p>0,000010613</text:p>
          </table:table-cell>
          <table:table-cell table:number-columns-repeated="1018"/>
        </table:table-row>
        <table:table-row table:style-name="ro1">
          <table:table-cell table:style-name="ce2" office:value-type="float" office:value="71.88" calcext:value-type="float">
            <text:p>71,88</text:p>
          </table:table-cell>
          <table:table-cell table:style-name="ce2" office:value-type="float" office:value="13.81" calcext:value-type="float">
            <text:p>13,81</text:p>
          </table:table-cell>
          <table:table-cell table:style-name="ce2" office:value-type="float" office:value="0.37" calcext:value-type="float">
            <text:p>0,37</text:p>
          </table:table-cell>
          <table:table-cell table:style-name="ce2" office:value-type="float" office:value="84.67" calcext:value-type="float">
            <text:p>84,6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0.0018" calcext:value-type="float">
            <text:p>0,0018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.A13:.A17])" office:value-type="float" office:value="67.582" calcext:value-type="float">
            <text:p>67,582</text:p>
          </table:table-cell>
          <table:table-cell table:formula="of:=AVERAGEA([.B13:.B17])" office:value-type="float" office:value="15.286" calcext:value-type="float">
            <text:p>15,286</text:p>
          </table:table-cell>
          <table:table-cell table:formula="of:=AVERAGEA([.C13:.C17])" office:value-type="float" office:value="0.33" calcext:value-type="float">
            <text:p>0,33</text:p>
          </table:table-cell>
          <table:table-cell table:formula="of:=AVERAGEA([.D13:.D17])" office:value-type="float" office:value="82.868" calcext:value-type="float">
            <text:p>82,868</text:p>
          </table:table-cell>
          <table:table-cell table:formula="of:=AVERAGEA([.E13:.E17])" office:value-type="float" office:value="45.204" calcext:value-type="float">
            <text:p>45,204</text:p>
          </table:table-cell>
          <table:table-cell table:formula="of:=AVERAGEA([.F13:.F17])" office:value-type="float" office:value="0.0021442128" calcext:value-type="float">
            <text:p>0,0021442128</text:p>
          </table:table-cell>
          <table:table-cell table:formula="of:=STDEV([.A13:.A17])" office:value-type="float" office:value="7.33963350583665" calcext:value-type="float">
            <text:p>7,3396335058</text:p>
          </table:table-cell>
          <table:table-cell table:formula="of:=STDEV([.B13:.B17])" office:value-type="float" office:value="1.13098629523085" calcext:value-type="float">
            <text:p>1,1309862952</text:p>
          </table:table-cell>
          <table:table-cell table:formula="of:=STDEV([.C13:.C17])" office:value-type="float" office:value="0.0374165738677394" calcext:value-type="float">
            <text:p>0,0374165739</text:p>
          </table:table-cell>
          <table:table-cell table:formula="of:=STDEV([.D13:.D17])" office:value-type="float" office:value="1.80613399281449" calcext:value-type="float">
            <text:p>1,8061339928</text:p>
          </table:table-cell>
          <table:table-cell table:formula="of:=STDEV([.E13:.E17])" office:value-type="float" office:value="3.73932213108205" calcext:value-type="float">
            <text:p>3,7393221311</text:p>
          </table:table-cell>
          <table:table-cell table:formula="of:=STDEV([.F13:.F17])" office:value-type="float" office:value="0.00145103957862861" calcext:value-type="float">
            <text:p>0,0014510396</text:p>
          </table:table-cell>
          <table:table-cell table:number-columns-repeated="999"/>
        </table:table-row>
        <table:table-row table:style-name="ro1">
          <table:table-cell office:value-type="float" office:value="58.06" calcext:value-type="float">
            <text:p>58,06</text:p>
          </table:table-cell>
          <table:table-cell office:value-type="float" office:value="15.61" calcext:value-type="float">
            <text:p>15,61</text:p>
          </table:table-cell>
          <table:table-cell office:value-type="float" office:value="0.29" calcext:value-type="float">
            <text:p>0,29</text:p>
          </table:table-cell>
          <table:table-cell office:value-type="float" office:value="81.67" calcext:value-type="float">
            <text:p>81,67</text:p>
          </table:table-cell>
          <table:table-cell office:value-type="float" office:value="39.56" calcext:value-type="float">
            <text:p>39,56</text:p>
          </table:table-cell>
          <table:table-cell office:value-type="float" office:value="0.00057788" calcext:value-type="float">
            <text:p>0,00057788</text:p>
          </table:table-cell>
          <table:table-cell table:number-columns-repeated="1018"/>
        </table:table-row>
        <table:table-row table:style-name="ro1">
          <table:table-cell office:value-type="float" office:value="61.54" calcext:value-type="float">
            <text:p>61,54</text:p>
          </table:table-cell>
          <table:table-cell office:value-type="float" office:value="16.86" calcext:value-type="float">
            <text:p>16,86</text:p>
          </table:table-cell>
          <table:table-cell office:value-type="float" office:value="0.29" calcext:value-type="float">
            <text:p>0,29</text:p>
          </table:table-cell>
          <table:table-cell office:value-type="float" office:value="80.33" calcext:value-type="float">
            <text:p>80,33</text:p>
          </table:table-cell>
          <table:table-cell office:value-type="float" office:value="44.86" calcext:value-type="float">
            <text:p>44,86</text:p>
          </table:table-cell>
          <table:table-cell office:value-type="float" office:value="0.003747145" calcext:value-type="float">
            <text:p>0,003747145</text:p>
          </table:table-cell>
          <table:table-cell table:number-columns-repeated="101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.44" calcext:value-type="float">
            <text:p>15,44</text:p>
          </table:table-cell>
          <table:table-cell office:value-type="float" office:value="0.35" calcext:value-type="float">
            <text:p>0,35</text:p>
          </table:table-cell>
          <table:table-cell office:value-type="float" office:value="83.67" calcext:value-type="float">
            <text:p>83,67</text:p>
          </table:table-cell>
          <table:table-cell office:value-type="float" office:value="46.15" calcext:value-type="float">
            <text:p>46,15</text:p>
          </table:table-cell>
          <table:table-cell office:value-type="float" office:value="0.00356953" calcext:value-type="float">
            <text:p>0,00356953</text:p>
          </table:table-cell>
          <table:table-cell table:number-columns-repeated="1018"/>
        </table:table-row>
        <table:table-row table:style-name="ro1">
          <table:table-cell office:value-type="float" office:value="71.43" calcext:value-type="float">
            <text:p>71,43</text:p>
          </table:table-cell>
          <table:table-cell office:value-type="float" office:value="14.71" calcext:value-type="float">
            <text:p>14,71</text:p>
          </table:table-cell>
          <table:table-cell office:value-type="float" office:value="0.35" calcext:value-type="float">
            <text:p>0,35</text:p>
          </table:table-cell>
          <table:table-cell office:value-type="float" office:value="84" calcext:value-type="float">
            <text:p>84</text:p>
          </table:table-cell>
          <table:table-cell office:value-type="float" office:value="45.45" calcext:value-type="float">
            <text:p>45,45</text:p>
          </table:table-cell>
          <table:table-cell office:value-type="float" office:value="0.001026509" calcext:value-type="float">
            <text:p>0,001026509</text:p>
          </table:table-cell>
          <table:table-cell table:number-columns-repeated="1018"/>
        </table:table-row>
        <table:table-row table:style-name="ro1">
          <table:table-cell table:style-name="ce2" office:value-type="float" office:value="59.38" calcext:value-type="float">
            <text:p>59,38</text:p>
          </table:table-cell>
          <table:table-cell table:style-name="ce2" office:value-type="float" office:value="12.69" calcext:value-type="float">
            <text:p>12,69</text:p>
          </table:table-cell>
          <table:table-cell table:style-name="ce2" office:value-type="float" office:value="0.34" calcext:value-type="float">
            <text:p>0,34</text:p>
          </table:table-cell>
          <table:table-cell table:style-name="ce2" office:value-type="float" office:value="84.33" calcext:value-type="float">
            <text:p>84,33</text:p>
          </table:table-cell>
          <table:table-cell table:style-name="ce2" office:value-type="float" office:value="44.71" calcext:value-type="float">
            <text:p>44,71</text:p>
          </table:table-cell>
          <table:table-cell table:style-name="ce2" office:value-type="float" office:value="0.04570171" calcext:value-type="float">
            <text:p>0,04570171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.A18:.A22])" office:value-type="float" office:value="49.31" calcext:value-type="float">
            <text:p>49,31</text:p>
          </table:table-cell>
          <table:table-cell table:formula="of:=AVERAGEA([.B18:.B22])" office:value-type="float" office:value="17.112" calcext:value-type="float">
            <text:p>17,112</text:p>
          </table:table-cell>
          <table:table-cell table:formula="of:=AVERAGEA([.C18:.C22])" office:value-type="float" office:value="0.276" calcext:value-type="float">
            <text:p>0,276</text:p>
          </table:table-cell>
          <table:table-cell table:formula="of:=AVERAGEA([.D18:.D22])" office:value-type="float" office:value="79.798" calcext:value-type="float">
            <text:p>79,798</text:p>
          </table:table-cell>
          <table:table-cell table:formula="of:=AVERAGEA([.E18:.E22])" office:value-type="float" office:value="33.234" calcext:value-type="float">
            <text:p>33,234</text:p>
          </table:table-cell>
          <table:table-cell table:formula="of:=AVERAGEA([.F18:.F22])" office:value-type="float" office:value="0.05244868" calcext:value-type="float">
            <text:p>0,05244868</text:p>
          </table:table-cell>
          <table:table-cell table:formula="of:=STDEV([.A18:.A22])" office:value-type="float" office:value="10.9489931043909" calcext:value-type="float">
            <text:p>10,9489931044</text:p>
          </table:table-cell>
          <table:table-cell table:formula="of:=STDEV([.B18:.B22])" office:value-type="float" office:value="10.3026656744747" calcext:value-type="float">
            <text:p>10,3026656745</text:p>
          </table:table-cell>
          <table:table-cell table:formula="of:=STDEV([.C18:.C22])" office:value-type="float" office:value="0.11674759098157" calcext:value-type="float">
            <text:p>0,116747591</text:p>
          </table:table-cell>
          <table:table-cell table:formula="of:=STDEV([.D18:.D22])" office:value-type="float" office:value="9.09371596213561" calcext:value-type="float">
            <text:p>9,0937159621</text:p>
          </table:table-cell>
          <table:table-cell table:formula="of:=STDEV([.E18:.E22])" office:value-type="float" office:value="11.801496938948" calcext:value-type="float">
            <text:p>11,8014969389</text:p>
          </table:table-cell>
          <table:table-cell table:formula="of:=STDEV([.F18:.F22])" office:value-type="float" office:value="0.0187554712671809" calcext:value-type="float">
            <text:p>0,0187554713</text:p>
          </table:table-cell>
          <table:table-cell table:number-columns-repeated="99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.58" calcext:value-type="float">
            <text:p>30,58</text:p>
          </table:table-cell>
          <table:table-cell office:value-type="float" office:value="0.15" calcext:value-type="float">
            <text:p>0,15</text:p>
          </table:table-cell>
          <table:table-cell office:value-type="float" office:value="68" calcext:value-type="float">
            <text:p>68</text:p>
          </table:table-cell>
          <table:table-cell office:value-type="float" office:value="18.64" calcext:value-type="float">
            <text:p>18,64</text:p>
          </table:table-cell>
          <table:table-cell office:value-type="float" office:value="0.08329556" calcext:value-type="float">
            <text:p>0,08329556</text:p>
          </table:table-cell>
          <table:table-cell table:number-columns-repeated="1018"/>
        </table:table-row>
        <table:table-row table:style-name="ro1">
          <table:table-cell office:value-type="float" office:value="51.85" calcext:value-type="float">
            <text:p>51,85</text:p>
          </table:table-cell>
          <table:table-cell office:value-type="float" office:value="7.33" calcext:value-type="float">
            <text:p>7,33</text:p>
          </table:table-cell>
          <table:table-cell office:value-type="float" office:value="0.44" calcext:value-type="float">
            <text:p>0,44</text:p>
          </table:table-cell>
          <table:table-cell office:value-type="float" office:value="89" calcext:value-type="float">
            <text:p>89</text:p>
          </table:table-cell>
          <table:table-cell office:value-type="float" office:value="45.9" calcext:value-type="float">
            <text:p>45,9</text:p>
          </table:table-cell>
          <table:table-cell office:value-type="float" office:value="0.05642601" calcext:value-type="float">
            <text:p>0,05642601</text:p>
          </table:table-cell>
          <table:table-cell table:number-columns-repeated="1018"/>
        </table:table-row>
        <table:table-row table:style-name="ro1">
          <table:table-cell office:value-type="float" office:value="30.77" calcext:value-type="float">
            <text:p>30,77</text:p>
          </table:table-cell>
          <table:table-cell office:value-type="float" office:value="9.49" calcext:value-type="float">
            <text:p>9,49</text:p>
          </table:table-cell>
          <table:table-cell office:value-type="float" office:value="0.26" calcext:value-type="float">
            <text:p>0,26</text:p>
          </table:table-cell>
          <table:table-cell office:value-type="float" office:value="85.33" calcext:value-type="float">
            <text:p>85,33</text:p>
          </table:table-cell>
          <table:table-cell office:value-type="float" office:value="26.67" calcext:value-type="float">
            <text:p>26,67</text:p>
          </table:table-cell>
          <table:table-cell office:value-type="float" office:value="0.03827902" calcext:value-type="float">
            <text:p>0,03827902</text:p>
          </table:table-cell>
          <table:table-cell table:number-columns-repeated="1018"/>
        </table:table-row>
        <table:table-row table:style-name="ro1">
          <table:table-cell office:value-type="float" office:value="54.55" calcext:value-type="float">
            <text:p>54,55</text:p>
          </table:table-cell>
          <table:table-cell office:value-type="float" office:value="25.47" calcext:value-type="float">
            <text:p>25,47</text:p>
          </table:table-cell>
          <table:table-cell office:value-type="float" office:value="0.19" calcext:value-type="float">
            <text:p>0,19</text:p>
          </table:table-cell>
          <table:table-cell office:value-type="float" office:value="72.33" calcext:value-type="float">
            <text:p>72,33</text:p>
          </table:table-cell>
          <table:table-cell office:value-type="float" office:value="30.25" calcext:value-type="float">
            <text:p>30,25</text:p>
          </table:table-cell>
          <table:table-cell office:value-type="float" office:value="0.0385411" calcext:value-type="float">
            <text:p>0,0385411</text:p>
          </table:table-cell>
          <table:table-cell table:number-columns-repeated="1018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19.26" calcext:value-type="float">
            <text:p>19,26</text:p>
          </table:table-cell>
          <table:table-cell table:style-name="ce2" office:value-type="float" office:value="0.29" calcext:value-type="float">
            <text:p>0,29</text:p>
          </table:table-cell>
          <table:table-cell table:style-name="ce2" office:value-type="float" office:value="79.67" calcext:value-type="float">
            <text:p>79,67</text:p>
          </table:table-cell>
          <table:table-cell table:style-name="ce2" office:value-type="float" office:value="40.78" calcext:value-type="float">
            <text:p>40,78</text:p>
          </table:table-cell>
          <table:table-cell table:style-name="ce2" office:value-type="float" office:value="0.053" calcext:value-type="float">
            <text:p>0,053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6 feat (No neighbor diff)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.A23:.A27])" office:value-type="float" office:value="59.3" calcext:value-type="float">
            <text:p>59,3</text:p>
          </table:table-cell>
          <table:table-cell table:formula="of:=AVERAGEA([.B23:.B27])" office:value-type="float" office:value="11.96" calcext:value-type="float">
            <text:p>11,96</text:p>
          </table:table-cell>
          <table:table-cell table:formula="of:=AVERAGEA([.C23:.C27])" office:value-type="float" office:value="0.37" calcext:value-type="float">
            <text:p>0,37</text:p>
          </table:table-cell>
          <table:table-cell table:formula="of:=AVERAGEA([.D23:.D27])" office:value-type="float" office:value="85.134" calcext:value-type="float">
            <text:p>85,134</text:p>
          </table:table-cell>
          <table:table-cell table:formula="of:=AVERAGEA([.E23:.E27])" office:value-type="float" office:value="44.98" calcext:value-type="float">
            <text:p>44,98</text:p>
          </table:table-cell>
          <table:table-cell table:formula="of:=AVERAGEA([.F23:.F27])" office:value-type="float" office:value="0.234531444" calcext:value-type="float">
            <text:p>0,234531444</text:p>
          </table:table-cell>
          <table:table-cell table:formula="of:=STDEV([.A23:.A27])" office:value-type="float" office:value="10.712495040839" calcext:value-type="float">
            <text:p>10,7124950408</text:p>
          </table:table-cell>
          <table:table-cell table:formula="of:=STDEV([.B23:.B27])" office:value-type="float" office:value="4.79180028799198" calcext:value-type="float">
            <text:p>4,791800288</text:p>
          </table:table-cell>
          <table:table-cell table:formula="of:=STDEV([.C23:.C27])" office:value-type="float" office:value="0.0877496438739212" calcext:value-type="float">
            <text:p>0,0877496439</text:p>
          </table:table-cell>
          <table:table-cell table:formula="of:=STDEV([.D23:.D27])" office:value-type="float" office:value="4.11997936888038" calcext:value-type="float">
            <text:p>4,1199793689</text:p>
          </table:table-cell>
          <table:table-cell table:formula="of:=STDEV([.E23:.E27])" office:value-type="float" office:value="7.49038717290368" calcext:value-type="float">
            <text:p>7,4903871729</text:p>
          </table:table-cell>
          <table:table-cell table:formula="of:=STDEV([.F23:.F27])" office:value-type="float" office:value="0.262710226458015" calcext:value-type="float">
            <text:p>0,2627102265</text:p>
          </table:table-cell>
          <table:table-cell table:number-columns-repeated="999"/>
        </table:table-row>
        <table:table-row table:style-name="ro1">
          <table:table-cell office:value-type="float" office:value="59.46" calcext:value-type="float">
            <text:p>59,46</text:p>
          </table:table-cell>
          <table:table-cell office:value-type="float" office:value="12.55" calcext:value-type="float">
            <text:p>12,55</text:p>
          </table:table-cell>
          <table:table-cell office:value-type="float" office:value="0.34" calcext:value-type="float">
            <text:p>0,34</text:p>
          </table:table-cell>
          <table:table-cell office:value-type="float" office:value="84" calcext:value-type="float">
            <text:p>84</text:p>
          </table:table-cell>
          <table:table-cell office:value-type="float" office:value="47.83" calcext:value-type="float">
            <text:p>47,83</text:p>
          </table:table-cell>
          <table:table-cell office:value-type="float" office:value="0.478261" calcext:value-type="float">
            <text:p>0,478261</text:p>
          </table:table-cell>
          <table:table-cell table:number-columns-repeated="1018"/>
        </table:table-row>
        <table:table-row table:style-name="ro1">
          <table:table-cell office:value-type="float" office:value="58.06" calcext:value-type="float">
            <text:p>58,06</text:p>
          </table:table-cell>
          <table:table-cell office:value-type="float" office:value="12.64" calcext:value-type="float">
            <text:p>12,64</text:p>
          </table:table-cell>
          <table:table-cell office:value-type="float" office:value="0.34" calcext:value-type="float">
            <text:p>0,34</text:p>
          </table:table-cell>
          <table:table-cell office:value-type="float" office:value="84" calcext:value-type="float">
            <text:p>84</text:p>
          </table:table-cell>
          <table:table-cell office:value-type="float" office:value="43.37" calcext:value-type="float">
            <text:p>43,37</text:p>
          </table:table-cell>
          <table:table-cell office:value-type="float" office:value="0.0433534" calcext:value-type="float">
            <text:p>0,0433534</text:p>
          </table:table-cell>
          <table:table-cell table:number-columns-repeated="1018"/>
        </table:table-row>
        <table:table-row table:style-name="ro1">
          <table:table-cell office:value-type="float" office:value="42.31" calcext:value-type="float">
            <text:p>42,31</text:p>
          </table:table-cell>
          <table:table-cell office:value-type="float" office:value="8.39" calcext:value-type="float">
            <text:p>8,39</text:p>
          </table:table-cell>
          <table:table-cell office:value-type="float" office:value="0.36" calcext:value-type="float">
            <text:p>0,36</text:p>
          </table:table-cell>
          <table:table-cell office:value-type="float" office:value="87.33" calcext:value-type="float">
            <text:p>87,33</text:p>
          </table:table-cell>
          <table:table-cell office:value-type="float" office:value="36.67" calcext:value-type="float">
            <text:p>36,67</text:p>
          </table:table-cell>
          <table:table-cell office:value-type="float" office:value="0.03554282" calcext:value-type="float">
            <text:p>0,03554282</text:p>
          </table:table-cell>
          <table:table-cell table:number-columns-repeated="1018"/>
        </table:table-row>
        <table:table-row table:style-name="ro1">
          <table:table-cell office:value-type="float" office:value="66.67" calcext:value-type="float">
            <text:p>66,67</text:p>
          </table:table-cell>
          <table:table-cell office:value-type="float" office:value="6.96" calcext:value-type="float">
            <text:p>6,96</text:p>
          </table:table-cell>
          <table:table-cell office:value-type="float" office:value="0.52" calcext:value-type="float">
            <text:p>0,52</text:p>
          </table:table-cell>
          <table:table-cell office:value-type="float" office:value="90.67" calcext:value-type="float">
            <text:p>90,67</text:p>
          </table:table-cell>
          <table:table-cell office:value-type="float" office:value="56.25" calcext:value-type="float">
            <text:p>56,25</text:p>
          </table:table-cell>
          <table:table-cell office:value-type="float" office:value="0.5625" calcext:value-type="float">
            <text:p>0,5625</text:p>
          </table:table-cell>
          <table:table-cell table:number-columns-repeated="1018"/>
        </table:table-row>
        <table:table-row table:style-name="ro1">
          <table:table-cell table:style-name="ce2" office:value-type="float" office:value="85.71" calcext:value-type="float">
            <text:p>85,71</text:p>
          </table:table-cell>
          <table:table-cell table:style-name="ce2" office:value-type="float" office:value="12.5" calcext:value-type="float">
            <text:p>12,5</text:p>
          </table:table-cell>
          <table:table-cell table:style-name="ce2" office:value-type="float" office:value="0.43" calcext:value-type="float">
            <text:p>0,43</text:p>
          </table:table-cell>
          <table:table-cell table:style-name="ce2" office:value-type="float" office:value="87.33" calcext:value-type="float">
            <text:p>87,33</text:p>
          </table:table-cell>
          <table:table-cell table:style-name="ce2" office:value-type="float" office:value="55.81" calcext:value-type="float">
            <text:p>55,81</text:p>
          </table:table-cell>
          <table:table-cell table:style-name="ce2" office:value-type="float" office:value="0.0002329829" calcext:value-type="float">
            <text:p>0,0002329829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6 feat (No neighbor diff)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.A28:.A32])" office:value-type="float" office:value="79.128" calcext:value-type="float">
            <text:p>79,128</text:p>
          </table:table-cell>
          <table:table-cell table:formula="of:=AVERAGEA([.B28:.B32])" office:value-type="float" office:value="12.18" calcext:value-type="float">
            <text:p>12,18</text:p>
          </table:table-cell>
          <table:table-cell table:formula="of:=AVERAGEA([.C28:.C32])" office:value-type="float" office:value="0.426" calcext:value-type="float">
            <text:p>0,426</text:p>
          </table:table-cell>
          <table:table-cell table:formula="of:=AVERAGEA([.D28:.D32])" office:value-type="float" office:value="86.934" calcext:value-type="float">
            <text:p>86,934</text:p>
          </table:table-cell>
          <table:table-cell table:formula="of:=AVERAGEA([.E28:.E32])" office:value-type="float" office:value="56.126" calcext:value-type="float">
            <text:p>56,126</text:p>
          </table:table-cell>
          <table:table-cell table:formula="of:=AVERAGEA([.F28:.F32])" office:value-type="float" office:value="0.0007421914" calcext:value-type="float">
            <text:p>0,0007421914</text:p>
          </table:table-cell>
          <table:table-cell table:formula="of:=STDEV([.A28:.A32])" office:value-type="float" office:value="14.2420774467772" calcext:value-type="float">
            <text:p>14,2420774468</text:p>
          </table:table-cell>
          <table:table-cell table:formula="of:=STDEV([.B28:.B32])" office:value-type="float" office:value="3.83041120507968" calcext:value-type="float">
            <text:p>3,8304112051</text:p>
          </table:table-cell>
          <table:table-cell table:formula="of:=STDEV([.C28:.C32])" office:value-type="float" office:value="0.0364691650576209" calcext:value-type="float">
            <text:p>0,0364691651</text:p>
          </table:table-cell>
          <table:table-cell table:formula="of:=STDEV([.D28:.D32])" office:value-type="float" office:value="1.9764184779545" calcext:value-type="float">
            <text:p>1,976418478</text:p>
          </table:table-cell>
          <table:table-cell table:formula="of:=STDEV([.E28:.E32])" office:value-type="float" office:value="2.42819480272897" calcext:value-type="float">
            <text:p>2,4281948027</text:p>
          </table:table-cell>
          <table:table-cell table:formula="of:=STDEV([.F28:.F32])" office:value-type="float" office:value="0.000341550823509277" calcext:value-type="float">
            <text:p>0,0003415508</text:p>
          </table:table-cell>
          <table:table-cell table:number-columns-repeated="999"/>
        </table:table-row>
        <table:table-row table:style-name="ro1">
          <table:table-cell office:value-type="float" office:value="77.42" calcext:value-type="float">
            <text:p>77,42</text:p>
          </table:table-cell>
          <table:table-cell office:value-type="float" office:value="11.15" calcext:value-type="float">
            <text:p>11,15</text:p>
          </table:table-cell>
          <table:table-cell office:value-type="float" office:value="0.44" calcext:value-type="float">
            <text:p>0,44</text:p>
          </table:table-cell>
          <table:table-cell office:value-type="float" office:value="87.67" calcext:value-type="float">
            <text:p>87,67</text:p>
          </table:table-cell>
          <table:table-cell office:value-type="float" office:value="56.47" calcext:value-type="float">
            <text:p>56,47</text:p>
          </table:table-cell>
          <table:table-cell office:value-type="float" office:value="0.0008827719" calcext:value-type="float">
            <text:p>0,0008827719</text:p>
          </table:table-cell>
          <table:table-cell table:number-columns-repeated="1018"/>
        </table:table-row>
        <table:table-row table:style-name="ro1">
          <table:table-cell office:value-type="float" office:value="94.44" calcext:value-type="float">
            <text:p>94,44</text:p>
          </table:table-cell>
          <table:table-cell office:value-type="float" office:value="17.8" calcext:value-type="float">
            <text:p>17,8</text:p>
          </table:table-cell>
          <table:table-cell office:value-type="float" office:value="0.37" calcext:value-type="float">
            <text:p>0,37</text:p>
          </table:table-cell>
          <table:table-cell office:value-type="float" office:value="83.67" calcext:value-type="float">
            <text:p>83,67</text:p>
          </table:table-cell>
          <table:table-cell office:value-type="float" office:value="58.12" calcext:value-type="float">
            <text:p>58,12</text:p>
          </table:table-cell>
          <table:table-cell office:value-type="float" office:value="0.001169113" calcext:value-type="float">
            <text:p>0,001169113</text:p>
          </table:table-cell>
          <table:table-cell table:number-columns-repeated="1018"/>
        </table:table-row>
        <table:table-row table:style-name="ro1">
          <table:table-cell office:value-type="float" office:value="81.82" calcext:value-type="float">
            <text:p>81,82</text:p>
          </table:table-cell>
          <table:table-cell office:value-type="float" office:value="12.36" calcext:value-type="float">
            <text:p>12,36</text:p>
          </table:table-cell>
          <table:table-cell office:value-type="float" office:value="0.42" calcext:value-type="float">
            <text:p>0,42</text:p>
          </table:table-cell>
          <table:table-cell office:value-type="float" office:value="87" calcext:value-type="float">
            <text:p>87</text:p>
          </table:table-cell>
          <table:table-cell office:value-type="float" office:value="58.06" calcext:value-type="float">
            <text:p>58,06</text:p>
          </table:table-cell>
          <table:table-cell office:value-type="float" office:value="0.000670556" calcext:value-type="float">
            <text:p>0,000670556</text:p>
          </table:table-cell>
          <table:table-cell table:number-columns-repeated="1018"/>
        </table:table-row>
        <table:table-row table:style-name="ro1">
          <table:table-cell office:value-type="float" office:value="56.25" calcext:value-type="float">
            <text:p>56,25</text:p>
          </table:table-cell>
          <table:table-cell office:value-type="float" office:value="7.09" calcext:value-type="float">
            <text:p>7,09</text:p>
          </table:table-cell>
          <table:table-cell office:value-type="float" office:value="0.47" calcext:value-type="float">
            <text:p>0,47</text:p>
          </table:table-cell>
          <table:table-cell office:value-type="float" office:value="89" calcext:value-type="float">
            <text:p>89</text:p>
          </table:table-cell>
          <table:table-cell office:value-type="float" office:value="52.17" calcext:value-type="float">
            <text:p>52,17</text:p>
          </table:table-cell>
          <table:table-cell office:value-type="float" office:value="0.0007555332" calcext:value-type="float">
            <text:p>0,0007555332</text:p>
          </table:table-cell>
          <table:table-cell table:number-columns-repeated="1018"/>
        </table:table-row>
        <table:table-row table:style-name="ro1">
          <table:table-cell table:style-name="ce2" office:value-type="float" office:value="64.29" calcext:value-type="float">
            <text:p>64,29</text:p>
          </table:table-cell>
          <table:table-cell table:style-name="ce2" office:value-type="float" office:value="13.21" calcext:value-type="float">
            <text:p>13,21</text:p>
          </table:table-cell>
          <table:table-cell table:style-name="ce2" office:value-type="float" office:value="0.35" calcext:value-type="float">
            <text:p>0,35</text:p>
          </table:table-cell>
          <table:table-cell table:style-name="ce2" office:value-type="float" office:value="84.67" calcext:value-type="float">
            <text:p>84,67</text:p>
          </table:table-cell>
          <table:table-cell table:style-name="ce2" office:value-type="float" office:value="43.9" calcext:value-type="float">
            <text:p>43,9</text:p>
          </table:table-cell>
          <table:table-cell table:style-name="ce2" office:value-type="float" office:value="0.005036462" calcext:value-type="float">
            <text:p>0,005036462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6 feat (No neighbor diff)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.A33:.A37])" office:value-type="float" office:value="73.758" calcext:value-type="float">
            <text:p>73,758</text:p>
          </table:table-cell>
          <table:table-cell table:formula="of:=AVERAGEA([.B33:.B37])" office:value-type="float" office:value="11.724" calcext:value-type="float">
            <text:p>11,724</text:p>
          </table:table-cell>
          <table:table-cell table:formula="of:=AVERAGEA([.C33:.C37])" office:value-type="float" office:value="0.418" calcext:value-type="float">
            <text:p>0,418</text:p>
          </table:table-cell>
          <table:table-cell table:formula="of:=AVERAGEA([.D33:.D37])" office:value-type="float" office:value="86.868" calcext:value-type="float">
            <text:p>86,868</text:p>
          </table:table-cell>
          <table:table-cell table:formula="of:=AVERAGEA([.E33:.E37])" office:value-type="float" office:value="52.464" calcext:value-type="float">
            <text:p>52,464</text:p>
          </table:table-cell>
          <table:table-cell table:formula="of:=AVERAGEA([.F33:.F37])" office:value-type="float" office:value="0.0072791126" calcext:value-type="float">
            <text:p>0,0072791126</text:p>
          </table:table-cell>
          <table:table-cell table:formula="of:=STDEV([.A33:.A37])" office:value-type="float" office:value="8.28145941244657" calcext:value-type="float">
            <text:p>8,2814594124</text:p>
          </table:table-cell>
          <table:table-cell table:formula="of:=STDEV([.B33:.B37])" office:value-type="float" office:value="3.51862615234981" calcext:value-type="float">
            <text:p>3,5186261523</text:p>
          </table:table-cell>
          <table:table-cell table:formula="of:=STDEV([.C33:.C37])" office:value-type="float" office:value="0.0772657750883274" calcext:value-type="float">
            <text:p>0,0772657751</text:p>
          </table:table-cell>
          <table:table-cell table:formula="of:=STDEV([.D33:.D37])" office:value-type="float" office:value="3.37966270506392" calcext:value-type="float">
            <text:p>3,3796627051</text:p>
          </table:table-cell>
          <table:table-cell table:formula="of:=STDEV([.E33:.E37])" office:value-type="float" office:value="7.82800293817012" calcext:value-type="float">
            <text:p>7,8280029382</text:p>
          </table:table-cell>
          <table:table-cell table:formula="of:=STDEV([.F33:.F37])" office:value-type="float" office:value="0.00276403017245738" calcext:value-type="float">
            <text:p>0,0027640302</text:p>
          </table:table-cell>
          <table:table-cell table:number-columns-repeated="999"/>
        </table:table-row>
        <table:table-row table:style-name="ro1">
          <table:table-cell office:value-type="float" office:value="78.12" calcext:value-type="float">
            <text:p>78,12</text:p>
          </table:table-cell>
          <table:table-cell office:value-type="float" office:value="8.92" calcext:value-type="float">
            <text:p>8,92</text:p>
          </table:table-cell>
          <table:table-cell office:value-type="float" office:value="0.49" calcext:value-type="float">
            <text:p>0,49</text:p>
          </table:table-cell>
          <table:table-cell office:value-type="float" office:value="89.67" calcext:value-type="float">
            <text:p>89,67</text:p>
          </table:table-cell>
          <table:table-cell office:value-type="float" office:value="61.73" calcext:value-type="float">
            <text:p>61,73</text:p>
          </table:table-cell>
          <table:table-cell office:value-type="float" office:value="0.004656908" calcext:value-type="float">
            <text:p>0,004656908</text:p>
          </table:table-cell>
          <table:table-cell table:number-columns-repeated="1018"/>
        </table:table-row>
        <table:table-row table:style-name="ro1">
          <table:table-cell office:value-type="float" office:value="85.19" calcext:value-type="float">
            <text:p>85,19</text:p>
          </table:table-cell>
          <table:table-cell office:value-type="float" office:value="10.99" calcext:value-type="float">
            <text:p>10,99</text:p>
          </table:table-cell>
          <table:table-cell office:value-type="float" office:value="0.46" calcext:value-type="float">
            <text:p>0,46</text:p>
          </table:table-cell>
          <table:table-cell office:value-type="float" office:value="88.67" calcext:value-type="float">
            <text:p>88,67</text:p>
          </table:table-cell>
          <table:table-cell office:value-type="float" office:value="57.5" calcext:value-type="float">
            <text:p>57,5</text:p>
          </table:table-cell>
          <table:table-cell office:value-type="float" office:value="0.008205456" calcext:value-type="float">
            <text:p>0,008205456</text:p>
          </table:table-cell>
          <table:table-cell table:number-columns-repeated="1018"/>
        </table:table-row>
        <table:table-row table:style-name="ro1">
          <table:table-cell office:value-type="float" office:value="73.33" calcext:value-type="float">
            <text:p>73,33</text:p>
          </table:table-cell>
          <table:table-cell office:value-type="float" office:value="17.04" calcext:value-type="float">
            <text:p>17,04</text:p>
          </table:table-cell>
          <table:table-cell office:value-type="float" office:value="0.32" calcext:value-type="float">
            <text:p>0,32</text:p>
          </table:table-cell>
          <table:table-cell office:value-type="float" office:value="82" calcext:value-type="float">
            <text:p>82</text:p>
          </table:table-cell>
          <table:table-cell office:value-type="float" office:value="44.9" calcext:value-type="float">
            <text:p>44,9</text:p>
          </table:table-cell>
          <table:table-cell office:value-type="float" office:value="0.0114889" calcext:value-type="float">
            <text:p>0,0114889</text:p>
          </table:table-cell>
          <table:table-cell table:number-columns-repeated="1018"/>
        </table:table-row>
        <table:table-row table:style-name="ro1">
          <table:table-cell office:value-type="float" office:value="67.86" calcext:value-type="float">
            <text:p>67,86</text:p>
          </table:table-cell>
          <table:table-cell office:value-type="float" office:value="8.46" calcext:value-type="float">
            <text:p>8,46</text:p>
          </table:table-cell>
          <table:table-cell office:value-type="float" office:value="0.47" calcext:value-type="float">
            <text:p>0,47</text:p>
          </table:table-cell>
          <table:table-cell office:value-type="float" office:value="89.33" calcext:value-type="float">
            <text:p>89,33</text:p>
          </table:table-cell>
          <table:table-cell office:value-type="float" office:value="54.29" calcext:value-type="float">
            <text:p>54,29</text:p>
          </table:table-cell>
          <table:table-cell office:value-type="float" office:value="0.007007837" calcext:value-type="float">
            <text:p>0,007007837</text:p>
          </table:table-cell>
          <table:table-cell table:number-columns-repeated="1018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7.35" calcext:value-type="float">
            <text:p>7,35</text:p>
          </table:table-cell>
          <table:table-cell table:style-name="ce2" office:value-type="float" office:value="0.53" calcext:value-type="float">
            <text:p>0,53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60.87" calcext:value-type="float">
            <text:p>60,87</text:p>
          </table:table-cell>
          <table:table-cell table:style-name="ce2" office:value-type="float" office:value="0.07958989" calcext:value-type="float">
            <text:p>0,07958989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6 feat (No neighbor diff)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.A38:.A42])" office:value-type="float" office:value="65.798" calcext:value-type="float">
            <text:p>65,798</text:p>
          </table:table-cell>
          <table:table-cell table:formula="of:=AVERAGEA([.B38:.B42])" office:value-type="float" office:value="10.214" calcext:value-type="float">
            <text:p>10,214</text:p>
          </table:table-cell>
          <table:table-cell table:formula="of:=AVERAGEA([.C38:.C42])" office:value-type="float" office:value="0.422" calcext:value-type="float">
            <text:p>0,422</text:p>
          </table:table-cell>
          <table:table-cell table:formula="of:=AVERAGEA([.D38:.D42])" office:value-type="float" office:value="87.334" calcext:value-type="float">
            <text:p>87,334</text:p>
          </table:table-cell>
          <table:table-cell table:formula="of:=AVERAGEA([.E38:.E42])" office:value-type="float" office:value="51.858" calcext:value-type="float">
            <text:p>51,858</text:p>
          </table:table-cell>
          <table:table-cell table:formula="of:=AVERAGEA([.F38:.F42])" office:value-type="float" office:value="0.060502906" calcext:value-type="float">
            <text:p>0,060502906</text:p>
          </table:table-cell>
          <table:table-cell table:formula="of:=STDEV([.A38:.A42])" office:value-type="float" office:value="9.31903804048465" calcext:value-type="float">
            <text:p>9,3190380405</text:p>
          </table:table-cell>
          <table:table-cell table:formula="of:=STDEV([.B38:.B42])" office:value-type="float" office:value="2.5040227634748" calcext:value-type="float">
            <text:p>2,5040227635</text:p>
          </table:table-cell>
          <table:table-cell table:formula="of:=STDEV([.C38:.C42])" office:value-type="float" office:value="0.0719027120489902" calcext:value-type="float">
            <text:p>0,071902712</text:p>
          </table:table-cell>
          <table:table-cell table:formula="of:=STDEV([.D38:.D42])" office:value-type="float" office:value="2.71804709304309" calcext:value-type="float">
            <text:p>2,718047093</text:p>
          </table:table-cell>
          <table:table-cell table:formula="of:=STDEV([.E38:.E42])" office:value-type="float" office:value="6.64367895070194" calcext:value-type="float">
            <text:p>6,6436789507</text:p>
          </table:table-cell>
          <table:table-cell table:formula="of:=STDEV([.F38:.F42])" office:value-type="float" office:value="0.0125651664581624" calcext:value-type="float">
            <text:p>0,0125651665</text:p>
          </table:table-cell>
          <table:table-cell table:number-columns-repeated="999"/>
        </table:table-row>
        <table:table-row table:style-name="ro1">
          <table:table-cell office:value-type="float" office:value="54.84" calcext:value-type="float">
            <text:p>54,84</text:p>
          </table:table-cell>
          <table:table-cell office:value-type="float" office:value="9.67" calcext:value-type="float">
            <text:p>9,67</text:p>
          </table:table-cell>
          <table:table-cell office:value-type="float" office:value="0.39" calcext:value-type="float">
            <text:p>0,39</text:p>
          </table:table-cell>
          <table:table-cell office:value-type="float" office:value="86.67" calcext:value-type="float">
            <text:p>86,67</text:p>
          </table:table-cell>
          <table:table-cell office:value-type="float" office:value="45.95" calcext:value-type="float">
            <text:p>45,95</text:p>
          </table:table-cell>
          <table:table-cell office:value-type="float" office:value="0.06225118" calcext:value-type="float">
            <text:p>0,06225118</text:p>
          </table:table-cell>
          <table:table-cell table:number-columns-repeated="1018"/>
        </table:table-row>
        <table:table-row table:style-name="ro1">
          <table:table-cell office:value-type="float" office:value="71.05" calcext:value-type="float">
            <text:p>71,05</text:p>
          </table:table-cell>
          <table:table-cell office:value-type="float" office:value="14.12" calcext:value-type="float">
            <text:p>14,12</text:p>
          </table:table-cell>
          <table:table-cell office:value-type="float" office:value="0.36" calcext:value-type="float">
            <text:p>0,36</text:p>
          </table:table-cell>
          <table:table-cell office:value-type="float" office:value="84" calcext:value-type="float">
            <text:p>84</text:p>
          </table:table-cell>
          <table:table-cell office:value-type="float" office:value="52.94" calcext:value-type="float">
            <text:p>52,94</text:p>
          </table:table-cell>
          <table:table-cell office:value-type="float" office:value="0.06020604" calcext:value-type="float">
            <text:p>0,06020604</text:p>
          </table:table-cell>
          <table:table-cell table:number-columns-repeated="1018"/>
        </table:table-row>
        <table:table-row table:style-name="ro1">
          <table:table-cell office:value-type="float" office:value="71.43" calcext:value-type="float">
            <text:p>71,43</text:p>
          </table:table-cell>
          <table:table-cell office:value-type="float" office:value="9.19" calcext:value-type="float">
            <text:p>9,19</text:p>
          </table:table-cell>
          <table:table-cell office:value-type="float" office:value="0.46" calcext:value-type="float">
            <text:p>0,46</text:p>
          </table:table-cell>
          <table:table-cell office:value-type="float" office:value="89" calcext:value-type="float">
            <text:p>89</text:p>
          </table:table-cell>
          <table:table-cell office:value-type="float" office:value="54.79" calcext:value-type="float">
            <text:p>54,79</text:p>
          </table:table-cell>
          <table:table-cell office:value-type="float" office:value="0.05538945" calcext:value-type="float">
            <text:p>0,05538945</text:p>
          </table:table-cell>
          <table:table-cell table:number-columns-repeated="1018"/>
        </table:table-row>
        <table:table-row table:style-name="ro1">
          <table:table-cell office:value-type="float" office:value="56.67" calcext:value-type="float">
            <text:p>56,67</text:p>
          </table:table-cell>
          <table:table-cell office:value-type="float" office:value="10.74" calcext:value-type="float">
            <text:p>10,74</text:p>
          </table:table-cell>
          <table:table-cell office:value-type="float" office:value="0.37" calcext:value-type="float">
            <text:p>0,37</text:p>
          </table:table-cell>
          <table:table-cell office:value-type="float" office:value="86" calcext:value-type="float">
            <text:p>86</text:p>
          </table:table-cell>
          <table:table-cell office:value-type="float" office:value="44.74" calcext:value-type="float">
            <text:p>44,74</text:p>
          </table:table-cell>
          <table:table-cell office:value-type="float" office:value="0.04507797" calcext:value-type="float">
            <text:p>0,04507797</text:p>
          </table:table-cell>
          <table:table-cell table:number-columns-repeated="1018"/>
        </table:table-row>
        <table:table-row table:style-name="ro1">
          <table:table-cell table:style-name="ce2" office:value-type="float" office:value="73.08" calcext:value-type="float">
            <text:p>73,08</text:p>
          </table:table-cell>
          <table:table-cell table:style-name="ce2" office:value-type="float" office:value="12.77" calcext:value-type="float">
            <text:p>12,77</text:p>
          </table:table-cell>
          <table:table-cell table:style-name="ce2" office:value-type="float" office:value="0.39" calcext:value-type="float">
            <text:p>0,39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47.5" calcext:value-type="float">
            <text:p>47,5</text:p>
          </table:table-cell>
          <table:table-cell table:style-name="ce2" office:value-type="float" office:value="0.0260513" calcext:value-type="float">
            <text:p>0,0260513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10 features +sym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.A43:.A47])" office:value-type="float" office:value="69.872" calcext:value-type="float">
            <text:p>69,872</text:p>
          </table:table-cell>
          <table:table-cell table:formula="of:=AVERAGEA([.B43:.B47])" office:value-type="float" office:value="9.882" calcext:value-type="float">
            <text:p>9,882</text:p>
          </table:table-cell>
          <table:table-cell table:formula="of:=AVERAGEA([.C43:.C47])" office:value-type="float" office:value="0.452" calcext:value-type="float">
            <text:p>0,452</text:p>
          </table:table-cell>
          <table:table-cell table:formula="of:=AVERAGEA([.D43:.D47])" office:value-type="float" office:value="88.268" calcext:value-type="float">
            <text:p>88,268</text:p>
          </table:table-cell>
          <table:table-cell table:formula="of:=AVERAGEA([.E43:.E47])" office:value-type="float" office:value="52.314" calcext:value-type="float">
            <text:p>52,314</text:p>
          </table:table-cell>
          <table:table-cell table:formula="of:=AVERAGEA([.F43:.F47])" office:value-type="float" office:value="0.021511234" calcext:value-type="float">
            <text:p>0,021511234</text:p>
          </table:table-cell>
          <table:table-cell table:formula="of:=STDEV([.A43:.A47])" office:value-type="float" office:value="3.59216786912861" calcext:value-type="float">
            <text:p>3,5921678691</text:p>
          </table:table-cell>
          <table:table-cell table:formula="of:=STDEV([.B43:.B47])" office:value-type="float" office:value="3.21279006472567" calcext:value-type="float">
            <text:p>3,2127900647</text:p>
          </table:table-cell>
          <table:table-cell table:formula="of:=STDEV([.C43:.C47])" office:value-type="float" office:value="0.0840832920383116" calcext:value-type="float">
            <text:p>0,084083292</text:p>
          </table:table-cell>
          <table:table-cell table:formula="of:=STDEV([.D43:.D47])" office:value-type="float" office:value="2.92217727046119" calcext:value-type="float">
            <text:p>2,9221772705</text:p>
          </table:table-cell>
          <table:table-cell table:formula="of:=STDEV([.E43:.E47])" office:value-type="float" office:value="9.20510347578994" calcext:value-type="float">
            <text:p>9,2051034758</text:p>
          </table:table-cell>
          <table:table-cell table:formula="of:=STDEV([.F43:.F47])" office:value-type="float" office:value="0.00528819301976866" calcext:value-type="float">
            <text:p>0,005288193</text:p>
          </table:table-cell>
          <table:table-cell table:number-columns-repeated="99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.82" calcext:value-type="float">
            <text:p>13,82</text:p>
          </table:table-cell>
          <table:table-cell office:value-type="float" office:value="0.34" calcext:value-type="float">
            <text:p>0,34</text:p>
          </table:table-cell>
          <table:table-cell office:value-type="float" office:value="84.33" calcext:value-type="float">
            <text:p>84,33</text:p>
          </table:table-cell>
          <table:table-cell office:value-type="float" office:value="40.51" calcext:value-type="float">
            <text:p>40,51</text:p>
          </table:table-cell>
          <table:table-cell office:value-type="float" office:value="0.02702891" calcext:value-type="float">
            <text:p>0,02702891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0.83" calcext:value-type="float">
            <text:p>70,83</text:p>
          </table:table-cell>
          <table:table-cell office:value-type="float" office:value="8.7" calcext:value-type="float">
            <text:p>8,7</text:p>
          </table:table-cell>
          <table:table-cell office:value-type="float" office:value="0.48" calcext:value-type="float">
            <text:p>0,48</text:p>
          </table:table-cell>
          <table:table-cell office:value-type="float" office:value="89.67" calcext:value-type="float">
            <text:p>89,67</text:p>
          </table:table-cell>
          <table:table-cell office:value-type="float" office:value="52.31" calcext:value-type="float">
            <text:p>52,31</text:p>
          </table:table-cell>
          <table:table-cell office:value-type="float" office:value="0.02204555" calcext:value-type="float">
            <text:p>0,02204555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2.22" calcext:value-type="float">
            <text:p>72,22</text:p>
          </table:table-cell>
          <table:table-cell office:value-type="float" office:value="6.82" calcext:value-type="float">
            <text:p>6,82</text:p>
          </table:table-cell>
          <table:table-cell office:value-type="float" office:value="0.54" calcext:value-type="float">
            <text:p>0,54</text:p>
          </table:table-cell>
          <table:table-cell office:value-type="float" office:value="90.67" calcext:value-type="float">
            <text:p>90,67</text:p>
          </table:table-cell>
          <table:table-cell office:value-type="float" office:value="65" calcext:value-type="float">
            <text:p>65</text:p>
          </table:table-cell>
          <table:table-cell office:value-type="float" office:value="0.01472832" calcext:value-type="float">
            <text:p>0,01472832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69.23" calcext:value-type="float">
            <text:p>69,23</text:p>
          </table:table-cell>
          <table:table-cell office:value-type="float" office:value="7.3" calcext:value-type="float">
            <text:p>7,3</text:p>
          </table:table-cell>
          <table:table-cell office:value-type="float" office:value="0.51" calcext:value-type="float">
            <text:p>0,51</text:p>
          </table:table-cell>
          <table:table-cell office:value-type="float" office:value="90.67" calcext:value-type="float">
            <text:p>90,67</text:p>
          </table:table-cell>
          <table:table-cell office:value-type="float" office:value="56.25" calcext:value-type="float">
            <text:p>56,25</text:p>
          </table:table-cell>
          <table:table-cell office:value-type="float" office:value="0.01770209" calcext:value-type="float">
            <text:p>0,01770209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table:style-name="ce2" office:value-type="float" office:value="84.38" calcext:value-type="float">
            <text:p>84,38</text:p>
          </table:table-cell>
          <table:table-cell table:style-name="ce2" office:value-type="float" office:value="15.3" calcext:value-type="float">
            <text:p>15,3</text:p>
          </table:table-cell>
          <table:table-cell table:style-name="ce2" office:value-type="float" office:value="0.38" calcext:value-type="float">
            <text:p>0,38</text:p>
          </table:table-cell>
          <table:table-cell table:style-name="ce2" office:value-type="float" office:value="84.67" calcext:value-type="float">
            <text:p>84,67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0.00002103466" calcext:value-type="float">
            <text:p>2,103466E-05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10 features +sym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.A48:.A52])" office:value-type="float" office:value="77.568" calcext:value-type="float">
            <text:p>77,568</text:p>
          </table:table-cell>
          <table:table-cell table:formula="of:=AVERAGEA([.B48:.B52])" office:value-type="float" office:value="12.226" calcext:value-type="float">
            <text:p>12,226</text:p>
          </table:table-cell>
          <table:table-cell table:formula="of:=AVERAGEA([.C48:.C52])" office:value-type="float" office:value="0.42" calcext:value-type="float">
            <text:p>0,42</text:p>
          </table:table-cell>
          <table:table-cell table:formula="of:=AVERAGEA([.D48:.D52])" office:value-type="float" office:value="86.8" calcext:value-type="float">
            <text:p>86,8</text:p>
          </table:table-cell>
          <table:table-cell table:formula="of:=AVERAGEA([.E48:.E52])" office:value-type="float" office:value="52.706" calcext:value-type="float">
            <text:p>52,706</text:p>
          </table:table-cell>
          <table:table-cell table:formula="of:=AVERAGEA([.F48:.F52])" office:value-type="float" office:value="0.0000150314436" calcext:value-type="float">
            <text:p>1,50314436E-05</text:p>
          </table:table-cell>
          <table:table-cell table:formula="of:=STDEV([.A48:.A52])" office:value-type="float" office:value="8.45847031087773" calcext:value-type="float">
            <text:p>8,4584703109</text:p>
          </table:table-cell>
          <table:table-cell table:formula="of:=STDEV([.B48:.B52])" office:value-type="float" office:value="2.9358610321335" calcext:value-type="float">
            <text:p>2,9358610321</text:p>
          </table:table-cell>
          <table:table-cell table:formula="of:=STDEV([.C48:.C52])" office:value-type="float" office:value="0.0651920240520265" calcext:value-type="float">
            <text:p>0,0651920241</text:p>
          </table:table-cell>
          <table:table-cell table:formula="of:=STDEV([.D48:.D52])" office:value-type="float" office:value="2.47768036679472" calcext:value-type="float">
            <text:p>2,4776803668</text:p>
          </table:table-cell>
          <table:table-cell table:formula="of:=STDEV([.E48:.E52])" office:value-type="float" office:value="9.07041785145536" calcext:value-type="float">
            <text:p>9,0704178515</text:p>
          </table:table-cell>
          <table:table-cell table:formula="of:=STDEV([.F48:.F52])" office:value-type="float" office:value="0.0000128394000427029" calcext:value-type="float">
            <text:p>1,28394000427029E-05</text:p>
          </table:table-cell>
          <table:table-cell table:number-columns-repeated="99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.14" calcext:value-type="float">
            <text:p>12,14</text:p>
          </table:table-cell>
          <table:table-cell office:value-type="float" office:value="0.39" calcext:value-type="float">
            <text:p>0,39</text:p>
          </table:table-cell>
          <table:table-cell office:value-type="float" office:value="86.67" calcext:value-type="float">
            <text:p>86,67</text:p>
          </table:table-cell>
          <table:table-cell office:value-type="float" office:value="41.18" calcext:value-type="float">
            <text:p>41,18</text:p>
          </table:table-cell>
          <table:table-cell office:value-type="float" office:value="0.000003632986" calcext:value-type="float">
            <text:p>0,000003633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.07" calcext:value-type="float">
            <text:p>14,07</text:p>
          </table:table-cell>
          <table:table-cell office:value-type="float" office:value="0.36" calcext:value-type="float">
            <text:p>0,36</text:p>
          </table:table-cell>
          <table:table-cell office:value-type="float" office:value="84.33" calcext:value-type="float">
            <text:p>84,33</text:p>
          </table:table-cell>
          <table:table-cell office:value-type="float" office:value="47.19" calcext:value-type="float">
            <text:p>47,19</text:p>
          </table:table-cell>
          <table:table-cell office:value-type="float" office:value="0.00003466717" calcext:value-type="float">
            <text:p>3,466717E-05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.58" calcext:value-type="float">
            <text:p>7,58</text:p>
          </table:table-cell>
          <table:table-cell office:value-type="float" office:value="0.52" calcext:value-type="float">
            <text:p>0,52</text:p>
          </table:table-cell>
          <table:table-cell office:value-type="float" office:value="90.33" calcext:value-type="float">
            <text:p>90,33</text:p>
          </table:table-cell>
          <table:table-cell office:value-type="float" office:value="65.06" calcext:value-type="float">
            <text:p>65,06</text:p>
          </table:table-cell>
          <table:table-cell office:value-type="float" office:value="0.000009711183" calcext:value-type="float">
            <text:p>9,711183E-06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88.46" calcext:value-type="float">
            <text:p>88,46</text:p>
          </table:table-cell>
          <table:table-cell office:value-type="float" office:value="12.04" calcext:value-type="float">
            <text:p>12,04</text:p>
          </table:table-cell>
          <table:table-cell office:value-type="float" office:value="0.45" calcext:value-type="float">
            <text:p>0,45</text:p>
          </table:table-cell>
          <table:table-cell office:value-type="float" office:value="88" calcext:value-type="float">
            <text:p>88</text:p>
          </table:table-cell>
          <table:table-cell office:value-type="float" office:value="56.1" calcext:value-type="float">
            <text:p>56,1</text:p>
          </table:table-cell>
          <table:table-cell office:value-type="float" office:value="0.000006111219" calcext:value-type="float">
            <text:p>6,111219E-06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table:style-name="ce2" office:value-type="float" office:value="72.41" calcext:value-type="float">
            <text:p>72,41</text:p>
          </table:table-cell>
          <table:table-cell table:style-name="ce2" office:value-type="float" office:value="8.86" calcext:value-type="float">
            <text:p>8,86</text:p>
          </table:table-cell>
          <table:table-cell table:style-name="ce2" office:value-type="float" office:value="0.48" calcext:value-type="float">
            <text:p>0,48</text:p>
          </table:table-cell>
          <table:table-cell table:style-name="ce2" office:value-type="float" office:value="89.33" calcext:value-type="float">
            <text:p>89,33</text:p>
          </table:table-cell>
          <table:table-cell table:style-name="ce2" office:value-type="float" office:value="56.76" calcext:value-type="float">
            <text:p>56,76</text:p>
          </table:table-cell>
          <table:table-cell table:style-name="ce2" office:value-type="float" office:value="0.0004594064" calcext:value-type="float">
            <text:p>0,0004594064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10 features +sym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.A53:.A57])" office:value-type="float" office:value="72.522" calcext:value-type="float">
            <text:p>72,522</text:p>
          </table:table-cell>
          <table:table-cell table:formula="of:=AVERAGEA([.B53:.B57])" office:value-type="float" office:value="11.076" calcext:value-type="float">
            <text:p>11,076</text:p>
          </table:table-cell>
          <table:table-cell table:formula="of:=AVERAGEA([.C53:.C57])" office:value-type="float" office:value="0.426" calcext:value-type="float">
            <text:p>0,426</text:p>
          </table:table-cell>
          <table:table-cell table:formula="of:=AVERAGEA([.D53:.D57])" office:value-type="float" office:value="87.398" calcext:value-type="float">
            <text:p>87,398</text:p>
          </table:table-cell>
          <table:table-cell table:formula="of:=AVERAGEA([.E53:.E57])" office:value-type="float" office:value="53.658" calcext:value-type="float">
            <text:p>53,658</text:p>
          </table:table-cell>
          <table:table-cell table:formula="of:=AVERAGEA([.F53:.F57])" office:value-type="float" office:value="0.00203621314" calcext:value-type="float">
            <text:p>0,0020362131</text:p>
          </table:table-cell>
          <table:table-cell table:formula="of:=STDEV([.A53:.A57])" office:value-type="float" office:value="9.36415345880235" calcext:value-type="float">
            <text:p>9,3641534588</text:p>
          </table:table-cell>
          <table:table-cell table:formula="of:=STDEV([.B53:.B57])" office:value-type="float" office:value="2.07198696907099" calcext:value-type="float">
            <text:p>2,0719869691</text:p>
          </table:table-cell>
          <table:table-cell table:formula="of:=STDEV([.C53:.C57])" office:value-type="float" office:value="0.046690470119715" calcext:value-type="float">
            <text:p>0,0466904701</text:p>
          </table:table-cell>
          <table:table-cell table:formula="of:=STDEV([.D53:.D57])" office:value-type="float" office:value="1.87699760255574" calcext:value-type="float">
            <text:p>1,8769976026</text:p>
          </table:table-cell>
          <table:table-cell table:formula="of:=STDEV([.E53:.E57])" office:value-type="float" office:value="9.07948346548415" calcext:value-type="float">
            <text:p>9,0794834655</text:p>
          </table:table-cell>
          <table:table-cell table:formula="of:=STDEV([.F53:.F57])" office:value-type="float" office:value="0.00159454331244223" calcext:value-type="float">
            <text:p>0,0015945433</text:p>
          </table:table-cell>
          <table:table-cell table:number-columns-repeated="999"/>
        </table:table-row>
        <table:table-row table:style-name="ro1">
          <table:table-cell office:value-type="float" office:value="88.1" calcext:value-type="float">
            <text:p>88,1</text:p>
          </table:table-cell>
          <table:table-cell office:value-type="float" office:value="11.63" calcext:value-type="float">
            <text:p>11,63</text:p>
          </table:table-cell>
          <table:table-cell office:value-type="float" office:value="0.46" calcext:value-type="float">
            <text:p>0,46</text:p>
          </table:table-cell>
          <table:table-cell office:value-type="float" office:value="88.33" calcext:value-type="float">
            <text:p>88,33</text:p>
          </table:table-cell>
          <table:table-cell office:value-type="float" office:value="67.89" calcext:value-type="float">
            <text:p>67,89</text:p>
          </table:table-cell>
          <table:table-cell office:value-type="float" office:value="0.002575691" calcext:value-type="float">
            <text:p>0,002575691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1.43" calcext:value-type="float">
            <text:p>71,43</text:p>
          </table:table-cell>
          <table:table-cell office:value-type="float" office:value="14.34" calcext:value-type="float">
            <text:p>14,34</text:p>
          </table:table-cell>
          <table:table-cell office:value-type="float" office:value="0.36" calcext:value-type="float">
            <text:p>0,36</text:p>
          </table:table-cell>
          <table:table-cell office:value-type="float" office:value="84.33" calcext:value-type="float">
            <text:p>84,33</text:p>
          </table:table-cell>
          <table:table-cell office:value-type="float" office:value="45.98" calcext:value-type="float">
            <text:p>45,98</text:p>
          </table:table-cell>
          <table:table-cell office:value-type="float" office:value="0.00353102" calcext:value-type="float">
            <text:p>0,00353102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.18" calcext:value-type="float">
            <text:p>10,18</text:p>
          </table:table-cell>
          <table:table-cell office:value-type="float" office:value="0.41" calcext:value-type="float">
            <text:p>0,41</text:p>
          </table:table-cell>
          <table:table-cell office:value-type="float" office:value="87.67" calcext:value-type="float">
            <text:p>87,67</text:p>
          </table:table-cell>
          <table:table-cell office:value-type="float" office:value="46.38" calcext:value-type="float">
            <text:p>46,38</text:p>
          </table:table-cell>
          <table:table-cell office:value-type="float" office:value="0.0002178473" calcext:value-type="float">
            <text:p>0,0002178473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66.67" calcext:value-type="float">
            <text:p>66,67</text:p>
          </table:table-cell>
          <table:table-cell office:value-type="float" office:value="10.37" calcext:value-type="float">
            <text:p>10,37</text:p>
          </table:table-cell>
          <table:table-cell office:value-type="float" office:value="0.42" calcext:value-type="float">
            <text:p>0,42</text:p>
          </table:table-cell>
          <table:table-cell office:value-type="float" office:value="87.33" calcext:value-type="float">
            <text:p>87,33</text:p>
          </table:table-cell>
          <table:table-cell office:value-type="float" office:value="51.28" calcext:value-type="float">
            <text:p>51,28</text:p>
          </table:table-cell>
          <table:table-cell office:value-type="float" office:value="0.003397101" calcext:value-type="float">
            <text:p>0,003397101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table:style-name="ce2" office:value-type="float" office:value="61.29" calcext:value-type="float">
            <text:p>61,29</text:p>
          </table:table-cell>
          <table:table-cell table:style-name="ce2" office:value-type="float" office:value="12.27" calcext:value-type="float">
            <text:p>12,27</text:p>
          </table:table-cell>
          <table:table-cell table:style-name="ce2" office:value-type="float" office:value="0.36" calcext:value-type="float">
            <text:p>0,36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45.78" calcext:value-type="float">
            <text:p>45,78</text:p>
          </table:table-cell>
          <table:table-cell table:style-name="ce2" office:value-type="float" office:value="0.06078664" calcext:value-type="float">
            <text:p>0,06078664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10 features +sym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.A58:.A62])" office:value-type="float" office:value="64.934" calcext:value-type="float">
            <text:p>64,934</text:p>
          </table:table-cell>
          <table:table-cell table:formula="of:=AVERAGEA([.B58:.B62])" office:value-type="float" office:value="15.108" calcext:value-type="float">
            <text:p>15,108</text:p>
          </table:table-cell>
          <table:table-cell table:formula="of:=AVERAGEA([.C58:.C62])" office:value-type="float" office:value="0.362" calcext:value-type="float">
            <text:p>0,362</text:p>
          </table:table-cell>
          <table:table-cell table:formula="of:=AVERAGEA([.D58:.D62])" office:value-type="float" office:value="82.998" calcext:value-type="float">
            <text:p>82,998</text:p>
          </table:table-cell>
          <table:table-cell table:formula="of:=AVERAGEA([.E58:.E62])" office:value-type="float" office:value="43.898" calcext:value-type="float">
            <text:p>43,898</text:p>
          </table:table-cell>
          <table:table-cell table:formula="of:=AVERAGEA([.F58:.F62])" office:value-type="float" office:value="0.050863414" calcext:value-type="float">
            <text:p>0,050863414</text:p>
          </table:table-cell>
          <table:table-cell table:formula="of:=STDEV([.A58:.A62])" office:value-type="float" office:value="10.7419472164036" calcext:value-type="float">
            <text:p>10,7419472164</text:p>
          </table:table-cell>
          <table:table-cell table:formula="of:=STDEV([.B58:.B62])" office:value-type="float" office:value="10.6105240209897" calcext:value-type="float">
            <text:p>10,610524021</text:p>
          </table:table-cell>
          <table:table-cell table:formula="of:=STDEV([.C58:.C62])" office:value-type="float" office:value="0.119874934827928" calcext:value-type="float">
            <text:p>0,1198749348</text:p>
          </table:table-cell>
          <table:table-cell table:formula="of:=STDEV([.D58:.D62])" office:value-type="float" office:value="9.53135195027442" calcext:value-type="float">
            <text:p>9,5313519503</text:p>
          </table:table-cell>
          <table:table-cell table:formula="of:=STDEV([.E58:.E62])" office:value-type="float" office:value="12.3901016944979" calcext:value-type="float">
            <text:p>12,3901016945</text:p>
          </table:table-cell>
          <table:table-cell table:formula="of:=STDEV([.F58:.F62])" office:value-type="float" office:value="0.0125155719789621" calcext:value-type="float">
            <text:p>0,012515572</text:p>
          </table:table-cell>
          <table:table-cell table:number-columns-repeated="999"/>
        </table:table-row>
        <table:table-row table:style-name="ro1">
          <table:table-cell office:value-type="float" office:value="48.15" calcext:value-type="float">
            <text:p>48,15</text:p>
          </table:table-cell>
          <table:table-cell office:value-type="float" office:value="10.99" calcext:value-type="float">
            <text:p>10,99</text:p>
          </table:table-cell>
          <table:table-cell office:value-type="float" office:value="0.33" calcext:value-type="float">
            <text:p>0,33</text:p>
          </table:table-cell>
          <table:table-cell office:value-type="float" office:value="85.33" calcext:value-type="float">
            <text:p>85,33</text:p>
          </table:table-cell>
          <table:table-cell office:value-type="float" office:value="37.14" calcext:value-type="float">
            <text:p>37,14</text:p>
          </table:table-cell>
          <table:table-cell office:value-type="float" office:value="0.06317414" calcext:value-type="float">
            <text:p>0,06317414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69.23" calcext:value-type="float">
            <text:p>69,23</text:p>
          </table:table-cell>
          <table:table-cell office:value-type="float" office:value="33.94" calcext:value-type="float">
            <text:p>33,94</text:p>
          </table:table-cell>
          <table:table-cell office:value-type="float" office:value="0.18" calcext:value-type="float">
            <text:p>0,18</text:p>
          </table:table-cell>
          <table:table-cell office:value-type="float" office:value="66.33" calcext:value-type="float">
            <text:p>66,33</text:p>
          </table:table-cell>
          <table:table-cell office:value-type="float" office:value="26.28" calcext:value-type="float">
            <text:p>26,28</text:p>
          </table:table-cell>
          <table:table-cell office:value-type="float" office:value="0.04465312" calcext:value-type="float">
            <text:p>0,04465312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.89" calcext:value-type="float">
            <text:p>8,89</text:p>
          </table:table-cell>
          <table:table-cell office:value-type="float" office:value="0.47" calcext:value-type="float">
            <text:p>0,47</text:p>
          </table:table-cell>
          <table:table-cell office:value-type="float" office:value="89" calcext:value-type="float">
            <text:p>89</text:p>
          </table:table-cell>
          <table:table-cell office:value-type="float" office:value="56" calcext:value-type="float">
            <text:p>56</text:p>
          </table:table-cell>
          <table:table-cell office:value-type="float" office:value="0.03261471" calcext:value-type="float">
            <text:p>0,03261471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.45" calcext:value-type="float">
            <text:p>9,45</text:p>
          </table:table-cell>
          <table:table-cell office:value-type="float" office:value="0.47" calcext:value-type="float">
            <text:p>0,47</text:p>
          </table:table-cell>
          <table:table-cell office:value-type="float" office:value="89.33" calcext:value-type="float">
            <text:p>89,33</text:p>
          </table:table-cell>
          <table:table-cell office:value-type="float" office:value="54.29" calcext:value-type="float">
            <text:p>54,29</text:p>
          </table:table-cell>
          <table:table-cell office:value-type="float" office:value="0.05308846" calcext:value-type="float">
            <text:p>0,05308846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table:style-name="ce2" office:value-type="float" office:value="63.64" calcext:value-type="float">
            <text:p>63,64</text:p>
          </table:table-cell>
          <table:table-cell table:style-name="ce2" office:value-type="float" office:value="8.99" calcext:value-type="float">
            <text:p>8,99</text:p>
          </table:table-cell>
          <table:table-cell table:style-name="ce2" office:value-type="float" office:value="0.44" calcext:value-type="float">
            <text:p>0,44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53.58" calcext:value-type="float">
            <text:p>53,58</text:p>
          </table:table-cell>
          <table:table-cell table:style-name="ce2" office:value-type="float" office:value="0.03353098" calcext:value-type="float">
            <text:p>0,03353098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8 <text:s/>-neigh diff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.A63:.A67])" office:value-type="float" office:value="66.254" calcext:value-type="float">
            <text:p>66,254</text:p>
          </table:table-cell>
          <table:table-cell table:formula="of:=AVERAGEA([.B63:.B67])" office:value-type="float" office:value="8.006" calcext:value-type="float">
            <text:p>8,006</text:p>
          </table:table-cell>
          <table:table-cell table:formula="of:=AVERAGEA([.C63:.C67])" office:value-type="float" office:value="0.484" calcext:value-type="float">
            <text:p>0,484</text:p>
          </table:table-cell>
          <table:table-cell table:formula="of:=AVERAGEA([.D63:.D67])" office:value-type="float" office:value="89.266" calcext:value-type="float">
            <text:p>89,266</text:p>
          </table:table-cell>
          <table:table-cell table:formula="of:=AVERAGEA([.E63:.E67])" office:value-type="float" office:value="56.902" calcext:value-type="float">
            <text:p>56,902</text:p>
          </table:table-cell>
          <table:table-cell table:formula="of:=AVERAGEA([.F63:.F67])" office:value-type="float" office:value="0.033043422" calcext:value-type="float">
            <text:p>0,033043422</text:p>
          </table:table-cell>
          <table:table-cell table:formula="of:=STDEV([.A63:.A67])" office:value-type="float" office:value="2.6377035466481" calcext:value-type="float">
            <text:p>2,6377035466</text:p>
          </table:table-cell>
          <table:table-cell table:formula="of:=STDEV([.B63:.B67])" office:value-type="float" office:value="1.54695830583762" calcext:value-type="float">
            <text:p>1,5469583058</text:p>
          </table:table-cell>
          <table:table-cell table:formula="of:=STDEV([.C63:.C67])" office:value-type="float" office:value="0.0450555213042752" calcext:value-type="float">
            <text:p>0,0450555213</text:p>
          </table:table-cell>
          <table:table-cell table:formula="of:=STDEV([.D63:.D67])" office:value-type="float" office:value="1.53583202206491" calcext:value-type="float">
            <text:p>1,5358320221</text:p>
          </table:table-cell>
          <table:table-cell table:formula="of:=STDEV([.E63:.E67])" office:value-type="float" office:value="3.22795910754768" calcext:value-type="float">
            <text:p>3,2279591075</text:p>
          </table:table-cell>
          <table:table-cell table:formula="of:=STDEV([.F63:.F67])" office:value-type="float" office:value="0.00418481552124702" calcext:value-type="float">
            <text:p>0,0041848155</text:p>
          </table:table-cell>
          <table:table-cell table:number-columns-repeated="999"/>
        </table:table-row>
        <table:table-row table:style-name="ro1">
          <table:table-cell office:value-type="float" office:value="68.57" calcext:value-type="float">
            <text:p>68,57</text:p>
          </table:table-cell>
          <table:table-cell office:value-type="float" office:value="7.17" calcext:value-type="float">
            <text:p>7,17</text:p>
          </table:table-cell>
          <table:table-cell office:value-type="float" office:value="0.52" calcext:value-type="float">
            <text:p>0,52</text:p>
          </table:table-cell>
          <table:table-cell office:value-type="float" office:value="90" calcext:value-type="float">
            <text:p>90</text:p>
          </table:table-cell>
          <table:table-cell office:value-type="float" office:value="61.54" calcext:value-type="float">
            <text:p>61,54</text:p>
          </table:table-cell>
          <table:table-cell office:value-type="float" office:value="0.02750439" calcext:value-type="float">
            <text:p>0,02750439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.55" calcext:value-type="float">
            <text:p>6,55</text:p>
          </table:table-cell>
          <table:table-cell office:value-type="float" office:value="0.52" calcext:value-type="float">
            <text:p>0,52</text:p>
          </table:table-cell>
          <table:table-cell office:value-type="float" office:value="91" calcext:value-type="float">
            <text:p>91</text:p>
          </table:table-cell>
          <table:table-cell office:value-type="float" office:value="54.24" calcext:value-type="float">
            <text:p>54,24</text:p>
          </table:table-cell>
          <table:table-cell office:value-type="float" office:value="0.03881362" calcext:value-type="float">
            <text:p>0,03881362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65.62" calcext:value-type="float">
            <text:p>65,62</text:p>
          </table:table-cell>
          <table:table-cell office:value-type="float" office:value="7.09" calcext:value-type="float">
            <text:p>7,09</text:p>
          </table:table-cell>
          <table:table-cell office:value-type="float" office:value="0.51" calcext:value-type="float">
            <text:p>0,51</text:p>
          </table:table-cell>
          <table:table-cell office:value-type="float" office:value="90" calcext:value-type="float">
            <text:p>90</text:p>
          </table:table-cell>
          <table:table-cell office:value-type="float" office:value="58.33" calcext:value-type="float">
            <text:p>58,33</text:p>
          </table:table-cell>
          <table:table-cell office:value-type="float" office:value="0.03101393" calcext:value-type="float">
            <text:p>0,03101393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69.44" calcext:value-type="float">
            <text:p>69,44</text:p>
          </table:table-cell>
          <table:table-cell office:value-type="float" office:value="10.23" calcext:value-type="float">
            <text:p>10,23</text:p>
          </table:table-cell>
          <table:table-cell office:value-type="float" office:value="0.43" calcext:value-type="float">
            <text:p>0,43</text:p>
          </table:table-cell>
          <table:table-cell office:value-type="float" office:value="87.33" calcext:value-type="float">
            <text:p>87,33</text:p>
          </table:table-cell>
          <table:table-cell office:value-type="float" office:value="56.82" calcext:value-type="float">
            <text:p>56,82</text:p>
          </table:table-cell>
          <table:table-cell office:value-type="float" office:value="0.03435419" calcext:value-type="float">
            <text:p>0,03435419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table:style-name="ce2" office:value-type="float" office:value="71.43" calcext:value-type="float">
            <text:p>71,43</text:p>
          </table:table-cell>
          <table:table-cell table:style-name="ce2" office:value-type="float" office:value="18.11" calcext:value-type="float">
            <text:p>18,11</text:p>
          </table:table-cell>
          <table:table-cell table:style-name="ce2" office:value-type="float" office:value="0.3" calcext:value-type="float">
            <text:p>0,3</text:p>
          </table:table-cell>
          <table:table-cell table:style-name="ce2" office:value-type="float" office:value="80.67" calcext:value-type="float">
            <text:p>80,67</text:p>
          </table:table-cell>
          <table:table-cell table:style-name="ce2" office:value-type="float" office:value="46.3" calcext:value-type="float">
            <text:p>46,3</text:p>
          </table:table-cell>
          <table:table-cell table:style-name="ce2" office:value-type="float" office:value="0.000117585" calcext:value-type="float">
            <text:p>0,000117585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8 <text:s/>-neigh diff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.A68:.A72])" office:value-type="float" office:value="75.296" calcext:value-type="float">
            <text:p>75,296</text:p>
          </table:table-cell>
          <table:table-cell table:formula="of:=AVERAGEA([.B68:.B72])" office:value-type="float" office:value="10.552" calcext:value-type="float">
            <text:p>10,552</text:p>
          </table:table-cell>
          <table:table-cell table:formula="of:=AVERAGEA([.C68:.C72])" office:value-type="float" office:value="0.462" calcext:value-type="float">
            <text:p>0,462</text:p>
          </table:table-cell>
          <table:table-cell table:formula="of:=AVERAGEA([.D68:.D72])" office:value-type="float" office:value="87.868" calcext:value-type="float">
            <text:p>87,868</text:p>
          </table:table-cell>
          <table:table-cell table:formula="of:=AVERAGEA([.E68:.E72])" office:value-type="float" office:value="58.14" calcext:value-type="float">
            <text:p>58,14</text:p>
          </table:table-cell>
          <table:table-cell table:formula="of:=AVERAGEA([.F68:.F72])" office:value-type="float" office:value="0.0000497178576" calcext:value-type="float">
            <text:p>4,97178576E-05</text:p>
          </table:table-cell>
          <table:table-cell table:formula="of:=STDEV([.A68:.A72])" office:value-type="float" office:value="10.2384266369399" calcext:value-type="float">
            <text:p>10,2384266369</text:p>
          </table:table-cell>
          <table:table-cell table:formula="of:=STDEV([.B68:.B72])" office:value-type="float" office:value="4.82655881555379" calcext:value-type="float">
            <text:p>4,8265588156</text:p>
          </table:table-cell>
          <table:table-cell table:formula="of:=STDEV([.C68:.C72])" office:value-type="float" office:value="0.107563934476199" calcext:value-type="float">
            <text:p>0,1075639345</text:p>
          </table:table-cell>
          <table:table-cell table:formula="of:=STDEV([.D68:.D72])" office:value-type="float" office:value="4.28458516078278" calcext:value-type="float">
            <text:p>4,2845851608</text:p>
          </table:table-cell>
          <table:table-cell table:formula="of:=STDEV([.E68:.E72])" office:value-type="float" office:value="8.59625790678712" calcext:value-type="float">
            <text:p>8,5962579068</text:p>
          </table:table-cell>
          <table:table-cell table:formula="of:=STDEV([.F68:.F72])" office:value-type="float" office:value="0.0000463673908001966" calcext:value-type="float">
            <text:p>4,63673908001966E-05</text:p>
          </table:table-cell>
          <table:table-cell table:number-columns-repeated="999"/>
        </table:table-row>
        <table:table-row table:style-name="ro1">
          <table:table-cell office:value-type="float" office:value="75.68" calcext:value-type="float">
            <text:p>75,68</text:p>
          </table:table-cell>
          <table:table-cell office:value-type="float" office:value="5.7" calcext:value-type="float">
            <text:p>5,7</text:p>
          </table:table-cell>
          <table:table-cell office:value-type="float" office:value="0.6" calcext:value-type="float">
            <text:p>0,6</text:p>
          </table:table-cell>
          <table:table-cell office:value-type="float" office:value="92" calcext:value-type="float">
            <text:p>92</text:p>
          </table:table-cell>
          <table:table-cell office:value-type="float" office:value="70" calcext:value-type="float">
            <text:p>70</text:p>
          </table:table-cell>
          <table:table-cell office:value-type="float" office:value="0.00002217634" calcext:value-type="float">
            <text:p>2,217634E-05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8.79" calcext:value-type="float">
            <text:p>78,79</text:p>
          </table:table-cell>
          <table:table-cell office:value-type="float" office:value="10.86" calcext:value-type="float">
            <text:p>10,86</text:p>
          </table:table-cell>
          <table:table-cell office:value-type="float" office:value="0.45" calcext:value-type="float">
            <text:p>0,45</text:p>
          </table:table-cell>
          <table:table-cell office:value-type="float" office:value="88" calcext:value-type="float">
            <text:p>88</text:p>
          </table:table-cell>
          <table:table-cell office:value-type="float" office:value="59.09" calcext:value-type="float">
            <text:p>59,09</text:p>
          </table:table-cell>
          <table:table-cell office:value-type="float" office:value="0.00007720658" calcext:value-type="float">
            <text:p>7,720658E-05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61.29" calcext:value-type="float">
            <text:p>61,29</text:p>
          </table:table-cell>
          <table:table-cell office:value-type="float" office:value="7.06" calcext:value-type="float">
            <text:p>7,06</text:p>
          </table:table-cell>
          <table:table-cell office:value-type="float" office:value="0.49" calcext:value-type="float">
            <text:p>0,49</text:p>
          </table:table-cell>
          <table:table-cell office:value-type="float" office:value="89.67" calcext:value-type="float">
            <text:p>89,67</text:p>
          </table:table-cell>
          <table:table-cell office:value-type="float" office:value="55.07" calcext:value-type="float">
            <text:p>55,07</text:p>
          </table:table-cell>
          <table:table-cell office:value-type="float" office:value="0.000006317718" calcext:value-type="float">
            <text:p>6,317718E-06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89.29" calcext:value-type="float">
            <text:p>89,29</text:p>
          </table:table-cell>
          <table:table-cell office:value-type="float" office:value="11.03" calcext:value-type="float">
            <text:p>11,03</text:p>
          </table:table-cell>
          <table:table-cell office:value-type="float" office:value="0.47" calcext:value-type="float">
            <text:p>0,47</text:p>
          </table:table-cell>
          <table:table-cell office:value-type="float" office:value="89" calcext:value-type="float">
            <text:p>89</text:p>
          </table:table-cell>
          <table:table-cell office:value-type="float" office:value="60.24" calcext:value-type="float">
            <text:p>60,24</text:p>
          </table:table-cell>
          <table:table-cell office:value-type="float" office:value="0.00002530365" calcext:value-type="float">
            <text:p>2,530365E-05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table:style-name="ce2" office:value-type="float" office:value="77.78" calcext:value-type="float">
            <text:p>77,78</text:p>
          </table:table-cell>
          <table:table-cell table:style-name="ce2" office:value-type="float" office:value="9.93" calcext:value-type="float">
            <text:p>9,93</text:p>
          </table:table-cell>
          <table:table-cell table:style-name="ce2" office:value-type="float" office:value="0.47" calcext:value-type="float">
            <text:p>0,47</text:p>
          </table:table-cell>
          <table:table-cell table:style-name="ce2" office:value-type="float" office:value="89.33" calcext:value-type="float">
            <text:p>89,33</text:p>
          </table:table-cell>
          <table:table-cell table:style-name="ce2" office:value-type="float" office:value="46.67" calcext:value-type="float">
            <text:p>46,67</text:p>
          </table:table-cell>
          <table:table-cell table:style-name="ce2" office:value-type="float" office:value="0.0007040565" calcext:value-type="float">
            <text:p>0,0007040565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8 <text:s/>-neigh diff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.A73:.A77])" office:value-type="float" office:value="76.89" calcext:value-type="float">
            <text:p>76,89</text:p>
          </table:table-cell>
          <table:table-cell table:formula="of:=AVERAGEA([.B73:.B77])" office:value-type="float" office:value="8.404" calcext:value-type="float">
            <text:p>8,404</text:p>
          </table:table-cell>
          <table:table-cell table:formula="of:=AVERAGEA([.C73:.C77])" office:value-type="float" office:value="0.516" calcext:value-type="float">
            <text:p>0,516</text:p>
          </table:table-cell>
          <table:table-cell table:formula="of:=AVERAGEA([.D73:.D77])" office:value-type="float" office:value="90.266" calcext:value-type="float">
            <text:p>90,266</text:p>
          </table:table-cell>
          <table:table-cell table:formula="of:=AVERAGEA([.E73:.E77])" office:value-type="float" office:value="59.126" calcext:value-type="float">
            <text:p>59,126</text:p>
          </table:table-cell>
          <table:table-cell table:formula="of:=AVERAGEA([.F73:.F77])" office:value-type="float" office:value="0.0131933751" calcext:value-type="float">
            <text:p>0,0131933751</text:p>
          </table:table-cell>
          <table:table-cell table:formula="of:=STDEV([.A73:.A77])" office:value-type="float" office:value="15.0029347129153" calcext:value-type="float">
            <text:p>15,0029347129</text:p>
          </table:table-cell>
          <table:table-cell table:formula="of:=STDEV([.B73:.B77])" office:value-type="float" office:value="3.23439020527827" calcext:value-type="float">
            <text:p>3,2343902053</text:p>
          </table:table-cell>
          <table:table-cell table:formula="of:=STDEV([.C73:.C77])" office:value-type="float" office:value="0.0709224929059886" calcext:value-type="float">
            <text:p>0,0709224929</text:p>
          </table:table-cell>
          <table:table-cell table:formula="of:=STDEV([.D73:.D77])" office:value-type="float" office:value="1.97945194435228" calcext:value-type="float">
            <text:p>1,9794519444</text:p>
          </table:table-cell>
          <table:table-cell table:formula="of:=STDEV([.E73:.E77])" office:value-type="float" office:value="8.86539508425879" calcext:value-type="float">
            <text:p>8,8653950843</text:p>
          </table:table-cell>
          <table:table-cell table:formula="of:=STDEV([.F73:.F77])" office:value-type="float" office:value="0.0205792575581516" calcext:value-type="float">
            <text:p>0,0205792576</text:p>
          </table:table-cell>
          <table:table-cell table:number-columns-repeated="999"/>
        </table:table-row>
        <table:table-row table:style-name="ro1">
          <table:table-cell office:value-type="float" office:value="97.97" calcext:value-type="float">
            <text:p>97,97</text:p>
          </table:table-cell>
          <table:table-cell office:value-type="float" office:value="11.99" calcext:value-type="float">
            <text:p>11,99</text:p>
          </table:table-cell>
          <table:table-cell office:value-type="float" office:value="0.47" calcext:value-type="float">
            <text:p>0,47</text:p>
          </table:table-cell>
          <table:table-cell office:value-type="float" office:value="89" calcext:value-type="float">
            <text:p>89</text:p>
          </table:table-cell>
          <table:table-cell office:value-type="float" office:value="65.98" calcext:value-type="float">
            <text:p>65,98</text:p>
          </table:table-cell>
          <table:table-cell office:value-type="float" office:value="0.04927764" calcext:value-type="float">
            <text:p>0,04927764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6.47" calcext:value-type="float">
            <text:p>76,47</text:p>
          </table:table-cell>
          <table:table-cell office:value-type="float" office:value="10.15" calcext:value-type="float">
            <text:p>10,15</text:p>
          </table:table-cell>
          <table:table-cell office:value-type="float" office:value="0.46" calcext:value-type="float">
            <text:p>0,46</text:p>
          </table:table-cell>
          <table:table-cell office:value-type="float" office:value="88.33" calcext:value-type="float">
            <text:p>88,33</text:p>
          </table:table-cell>
          <table:table-cell office:value-type="float" office:value="59.77" calcext:value-type="float">
            <text:p>59,77</text:p>
          </table:table-cell>
          <table:table-cell office:value-type="float" office:value="0.004618791" calcext:value-type="float">
            <text:p>0,004618791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55.56" calcext:value-type="float">
            <text:p>55,56</text:p>
          </table:table-cell>
          <table:table-cell office:value-type="float" office:value="4.76" calcext:value-type="float">
            <text:p>4,76</text:p>
          </table:table-cell>
          <table:table-cell office:value-type="float" office:value="0.56" calcext:value-type="float">
            <text:p>0,56</text:p>
          </table:table-cell>
          <table:table-cell office:value-type="float" office:value="91.67" calcext:value-type="float">
            <text:p>91,67</text:p>
          </table:table-cell>
          <table:table-cell office:value-type="float" office:value="54.55" calcext:value-type="float">
            <text:p>54,55</text:p>
          </table:table-cell>
          <table:table-cell office:value-type="float" office:value="0.000701378" calcext:value-type="float">
            <text:p>0,000701378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6.67" calcext:value-type="float">
            <text:p>76,67</text:p>
          </table:table-cell>
          <table:table-cell office:value-type="float" office:value="5.19" calcext:value-type="float">
            <text:p>5,19</text:p>
          </table:table-cell>
          <table:table-cell office:value-type="float" office:value="0.62" calcext:value-type="float">
            <text:p>0,62</text:p>
          </table:table-cell>
          <table:table-cell office:value-type="float" office:value="93" calcext:value-type="float">
            <text:p>93</text:p>
          </table:table-cell>
          <table:table-cell office:value-type="float" office:value="68.66" calcext:value-type="float">
            <text:p>68,66</text:p>
          </table:table-cell>
          <table:table-cell office:value-type="float" office:value="0.01066501" calcext:value-type="float">
            <text:p>0,01066501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table:style-name="ce2" office:value-type="float" office:value="73.33" calcext:value-type="float">
            <text:p>73,33</text:p>
          </table:table-cell>
          <table:table-cell table:style-name="ce2" office:value-type="float" office:value="7.78" calcext:value-type="float">
            <text:p>7,78</text:p>
          </table:table-cell>
          <table:table-cell table:style-name="ce2" office:value-type="float" office:value="0.51" calcext:value-type="float">
            <text:p>0,51</text:p>
          </table:table-cell>
          <table:table-cell table:style-name="ce2" office:value-type="float" office:value="90.33" calcext:value-type="float">
            <text:p>90,33</text:p>
          </table:table-cell>
          <table:table-cell table:style-name="ce2" office:value-type="float" office:value="60.27" calcext:value-type="float">
            <text:p>60,27</text:p>
          </table:table-cell>
          <table:table-cell table:style-name="ce2" office:value-type="float" office:value="0.08874346" calcext:value-type="float">
            <text:p>0,08874346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8 <text:s/>-neigh diff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.A78:.A82])" office:value-type="float" office:value="67.374" calcext:value-type="float">
            <text:p>67,374</text:p>
          </table:table-cell>
          <table:table-cell table:formula="of:=AVERAGEA([.B78:.B82])" office:value-type="float" office:value="7.274" calcext:value-type="float">
            <text:p>7,274</text:p>
          </table:table-cell>
          <table:table-cell table:formula="of:=AVERAGEA([.C78:.C82])" office:value-type="float" office:value="0.512" calcext:value-type="float">
            <text:p>0,512</text:p>
          </table:table-cell>
          <table:table-cell table:formula="of:=AVERAGEA([.D78:.D82])" office:value-type="float" office:value="90.2" calcext:value-type="float">
            <text:p>90,2</text:p>
          </table:table-cell>
          <table:table-cell table:formula="of:=AVERAGEA([.E78:.E82])" office:value-type="float" office:value="58.13" calcext:value-type="float">
            <text:p>58,13</text:p>
          </table:table-cell>
          <table:table-cell table:formula="of:=AVERAGEA([.F78:.F82])" office:value-type="float" office:value="0.063203422" calcext:value-type="float">
            <text:p>0,063203422</text:p>
          </table:table-cell>
          <table:table-cell table:formula="of:=STDEV([.A78:.A82])" office:value-type="float" office:value="5.19959902300168" calcext:value-type="float">
            <text:p>5,199599023</text:p>
          </table:table-cell>
          <table:table-cell table:formula="of:=STDEV([.B78:.B82])" office:value-type="float" office:value="1.98384223163033" calcext:value-type="float">
            <text:p>1,9838422316</text:p>
          </table:table-cell>
          <table:table-cell table:formula="of:=STDEV([.C78:.C82])" office:value-type="float" office:value="0.0454972526643093" calcext:value-type="float">
            <text:p>0,0454972527</text:p>
          </table:table-cell>
          <table:table-cell table:formula="of:=STDEV([.D78:.D82])" office:value-type="float" office:value="1.4624978632463" calcext:value-type="float">
            <text:p>1,4624978632</text:p>
          </table:table-cell>
          <table:table-cell table:formula="of:=STDEV([.E78:.E82])" office:value-type="float" office:value="2.4707589926984" calcext:value-type="float">
            <text:p>2,4707589927</text:p>
          </table:table-cell>
          <table:table-cell table:formula="of:=STDEV([.F78:.F82])" office:value-type="float" office:value="0.0160989615382366" calcext:value-type="float">
            <text:p>0,0160989615</text:p>
          </table:table-cell>
          <table:table-cell table:number-columns-repeated="999"/>
        </table:table-row>
        <table:table-row table:style-name="ro1">
          <table:table-cell office:value-type="float" office:value="64.52" calcext:value-type="float">
            <text:p>64,52</text:p>
          </table:table-cell>
          <table:table-cell office:value-type="float" office:value="5.58" calcext:value-type="float">
            <text:p>5,58</text:p>
          </table:table-cell>
          <table:table-cell office:value-type="float" office:value="0.56" calcext:value-type="float">
            <text:p>0,56</text:p>
          </table:table-cell>
          <table:table-cell office:value-type="float" office:value="91.33" calcext:value-type="float">
            <text:p>91,33</text:p>
          </table:table-cell>
          <table:table-cell office:value-type="float" office:value="60.61" calcext:value-type="float">
            <text:p>60,61</text:p>
          </table:table-cell>
          <table:table-cell office:value-type="float" office:value="0.04904622" calcext:value-type="float">
            <text:p>0,04904622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62.96" calcext:value-type="float">
            <text:p>62,96</text:p>
          </table:table-cell>
          <table:table-cell office:value-type="float" office:value="6.59" calcext:value-type="float">
            <text:p>6,59</text:p>
          </table:table-cell>
          <table:table-cell office:value-type="float" office:value="0.51" calcext:value-type="float">
            <text:p>0,51</text:p>
          </table:table-cell>
          <table:table-cell office:value-type="float" office:value="90.67" calcext:value-type="float">
            <text:p>90,67</text:p>
          </table:table-cell>
          <table:table-cell office:value-type="float" office:value="54.84" calcext:value-type="float">
            <text:p>54,84</text:p>
          </table:table-cell>
          <table:table-cell office:value-type="float" office:value="0.05143975" calcext:value-type="float">
            <text:p>0,05143975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63.33" calcext:value-type="float">
            <text:p>63,33</text:p>
          </table:table-cell>
          <table:table-cell office:value-type="float" office:value="5.93" calcext:value-type="float">
            <text:p>5,93</text:p>
          </table:table-cell>
          <table:table-cell office:value-type="float" office:value="0.54" calcext:value-type="float">
            <text:p>0,54</text:p>
          </table:table-cell>
          <table:table-cell office:value-type="float" office:value="91" calcext:value-type="float">
            <text:p>91</text:p>
          </table:table-cell>
          <table:table-cell office:value-type="float" office:value="58.46" calcext:value-type="float">
            <text:p>58,46</text:p>
          </table:table-cell>
          <table:table-cell office:value-type="float" office:value="0.05862258" calcext:value-type="float">
            <text:p>0,05862258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2.73" calcext:value-type="float">
            <text:p>72,73</text:p>
          </table:table-cell>
          <table:table-cell office:value-type="float" office:value="10.49" calcext:value-type="float">
            <text:p>10,49</text:p>
          </table:table-cell>
          <table:table-cell office:value-type="float" office:value="0.44" calcext:value-type="float">
            <text:p>0,44</text:p>
          </table:table-cell>
          <table:table-cell office:value-type="float" office:value="87.67" calcext:value-type="float">
            <text:p>87,67</text:p>
          </table:table-cell>
          <table:table-cell office:value-type="float" office:value="56.47" calcext:value-type="float">
            <text:p>56,47</text:p>
          </table:table-cell>
          <table:table-cell office:value-type="float" office:value="0.0681651" calcext:value-type="float">
            <text:p>0,0681651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 table:number-rows-repeated="20">
          <table:table-cell table:style-name="Default" table:number-columns-repeated="13"/>
          <table:table-cell table:number-columns-repeated="1011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00 cons" table:style-name="ta1">
        <table:shapes>
          <draw:frame draw:z-index="0" draw:style-name="gr1" draw:text-style-name="P1" svg:width="194.49mm" svg:height="114.02mm" svg:x="97.14mm" svg:y="17.99mm">
            <loext:p draw:notify-on-update-of-ranges="'2000 cons'.N1:'2000 cons'.N2 '2000 cons'.N3:'2000 cons'.N82 '2000 cons'.O1:'2000 cons'.O2 '2000 cons'.O3:'2000 cons'.O8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5" table:default-cell-style-name="ce3"/>
        <table:table-column table:style-name="co1" table:default-cell-style-name="Default"/>
        <table:table-row table:style-name="ro1">
          <table:table-cell table:style-name="ce1" office:value-type="string" calcext:value-type="string">
            <text:p>ID class</text:p>
          </table:table-cell>
          <table:table-cell table:style-name="ce1" table:number-columns-repeated="4"/>
          <table:table-cell table:style-name="ce1" office:value-type="string" calcext:value-type="string">
            <text:p>Info</text:p>
          </table:table-cell>
          <table:table-cell table:style-name="ce1" table:number-columns-repeated="7"/>
          <table:table-cell table:number-columns-repeated="13"/>
        </table:table-row>
        <table:table-row table:style-name="ro1"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FPR</text:p>
          </table:table-cell>
          <table:table-cell table:style-name="ce1" office:value-type="string" calcext:value-type="string">
            <text:p>BDR 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epsilon</text:p>
          </table:table-cell>
          <table:table-cell table:style-name="ce1" office:value-type="string" calcext:value-type="string">
            <text:p>Consumers</text:p>
          </table:table-cell>
          <table:table-cell table:style-name="ce1" office:value-type="string" calcext:value-type="string">
            <text:p>Fraud Rate</text:p>
          </table:table-cell>
          <table:table-cell table:style-name="ce1" office:value-type="string" calcext:value-type="string">
            <text:p>Fraud Type</text:p>
          </table:table-cell>
          <table:table-cell table:style-name="ce1" office:value-type="string" calcext:value-type="string">
            <text:p>Thresh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system</text:p>
          </table:table-cell>
          <table:table-cell table:style-name="ce1" office:value-type="string" calcext:value-type="string">
            <text:p>normalized</text:p>
          </table:table-cell>
          <table:table-cell table:style-name="ce4" office:value-type="string" calcext:value-type="string">
            <text:p>Av DR</text:p>
          </table:table-cell>
          <table:table-cell table:style-name="ce4" office:value-type="string" calcext:value-type="string">
            <text:p>Av FPR</text:p>
          </table:table-cell>
          <table:table-cell table:style-name="ce4" office:value-type="string" calcext:value-type="string">
            <text:p>Av BDR </text:p>
          </table:table-cell>
          <table:table-cell table:style-name="ce4" office:value-type="string" calcext:value-type="string">
            <text:p>Av Accuracy</text:p>
          </table:table-cell>
          <table:table-cell table:style-name="ce4" office:value-type="string" calcext:value-type="string">
            <text:p>Av F1</text:p>
          </table:table-cell>
          <table:table-cell table:style-name="ce4" office:value-type="string" calcext:value-type="string">
            <text:p>Av epsilon</text:p>
          </table:table-cell>
          <table:table-cell table:style-name="ce4" office:value-type="string" calcext:value-type="string">
            <text:p>std DR</text:p>
          </table:table-cell>
          <table:table-cell table:style-name="ce4" office:value-type="string" calcext:value-type="string">
            <text:p>Std FPR</text:p>
          </table:table-cell>
          <table:table-cell table:style-name="ce4" office:value-type="string" calcext:value-type="string">
            <text:p>Std BDR</text:p>
          </table:table-cell>
          <table:table-cell table:style-name="ce4" office:value-type="string" calcext:value-type="string">
            <text:p>Std Accuracy</text:p>
          </table:table-cell>
          <table:table-cell table:style-name="ce4" office:value-type="string" calcext:value-type="string">
            <text:p>Std F1</text:p>
          </table:table-cell>
          <table:table-cell table:style-name="ce4" office:value-type="string" calcext:value-type="string">
            <text:p>Std epsilon</text:p>
          </table:table-cell>
          <table:table-cell office:value-type="string" calcext:value-type="string">
            <text:p>More info</text:p>
          </table:table-cell>
        </table:table-row>
        <table:table-row table:style-name="ro1">
          <table:table-cell table:style-name="ce2" office:value-type="float" office:value="54.79" calcext:value-type="float">
            <text:p>54,79</text:p>
          </table:table-cell>
          <table:table-cell table:style-name="ce2" office:value-type="float" office:value="12.9" calcext:value-type="float">
            <text:p>12,9</text:p>
          </table:table-cell>
          <table:table-cell table:style-name="ce2" office:value-type="float" office:value="0.32" calcext:value-type="float">
            <text:p>0,32</text:p>
          </table:table-cell>
          <table:table-cell table:style-name="ce2" office:value-type="float" office:value="83.17" calcext:value-type="float">
            <text:p>83,17</text:p>
          </table:table-cell>
          <table:table-cell table:style-name="ce2" office:value-type="float" office:value="44.2" calcext:value-type="float">
            <text:p>44,2</text:p>
          </table:table-cell>
          <table:table-cell table:style-name="ce2" office:value-type="float" office:value="0.03822593" calcext:value-type="float">
            <text:p>0,03822593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3:.A7])" office:value-type="float" office:value="61.61" calcext:value-type="float">
            <text:p>61,61</text:p>
          </table:table-cell>
          <table:table-cell table:formula="of:=AVERAGEA(['2000 cons'.B3:.B7])" office:value-type="float" office:value="10.686" calcext:value-type="float">
            <text:p>10,686</text:p>
          </table:table-cell>
          <table:table-cell table:formula="of:=AVERAGEA(['2000 cons'.C3:.C7])" office:value-type="float" office:value="0.396" calcext:value-type="float">
            <text:p>0,396</text:p>
          </table:table-cell>
          <table:table-cell table:formula="of:=AVERAGEA(['2000 cons'.D3:.D7])" office:value-type="float" office:value="86.468" calcext:value-type="float">
            <text:p>86,468</text:p>
          </table:table-cell>
          <table:table-cell table:formula="of:=AVERAGEA(['2000 cons'.E3:.E7])" office:value-type="float" office:value="47.998" calcext:value-type="float">
            <text:p>47,998</text:p>
          </table:table-cell>
          <table:table-cell table:formula="of:=AVERAGEA(['2000 cons'.F3:.F7])" office:value-type="float" office:value="0.03335012" calcext:value-type="float">
            <text:p>0,03335012</text:p>
          </table:table-cell>
          <table:table-cell table:formula="of:=STDEV(['2000 cons'.A3:.A7])" office:value-type="float" office:value="5.69766180112509" calcext:value-type="float">
            <text:p>5,6976618011</text:p>
          </table:table-cell>
          <table:table-cell table:formula="of:=STDEV(['2000 cons'.B3:.B7])" office:value-type="float" office:value="2.63039540753857" calcext:value-type="float">
            <text:p>2,6303954075</text:p>
          </table:table-cell>
          <table:table-cell table:formula="of:=STDEV(['2000 cons'.C3:.C7])" office:value-type="float" office:value="0.0634822809924155" calcext:value-type="float">
            <text:p>0,063482281</text:p>
          </table:table-cell>
          <table:table-cell table:formula="of:=STDEV(['2000 cons'.D3:.D7])" office:value-type="float" office:value="2.56566170801998" calcext:value-type="float">
            <text:p>2,565661708</text:p>
          </table:table-cell>
          <table:table-cell table:formula="of:=STDEV(['2000 cons'.E3:.E7])" office:value-type="float" office:value="3.77297230310534" calcext:value-type="float">
            <text:p>3,7729723031</text:p>
          </table:table-cell>
          <table:table-cell table:formula="of:=STDEV(['2000 cons'.F3:.F7])" office:value-type="float" office:value="0.00767696156079344" calcext:value-type="float">
            <text:p>0,0076769616</text:p>
          </table:table-cell>
          <table:table-cell/>
        </table:table-row>
        <table:table-row table:style-name="ro1">
          <table:table-cell office:value-type="float" office:value="59.68" calcext:value-type="float">
            <text:p>59,68</text:p>
          </table:table-cell>
          <table:table-cell office:value-type="float" office:value="7.06" calcext:value-type="float">
            <text:p>7,06</text:p>
          </table:table-cell>
          <table:table-cell office:value-type="float" office:value="0.48" calcext:value-type="float">
            <text:p>0,48</text:p>
          </table:table-cell>
          <table:table-cell office:value-type="float" office:value="89.5" calcext:value-type="float">
            <text:p>89,5</text:p>
          </table:table-cell>
          <table:table-cell office:value-type="float" office:value="54.01" calcext:value-type="float">
            <text:p>54,01</text:p>
          </table:table-cell>
          <table:table-cell office:value-type="float" office:value="0.02491128" calcext:value-type="float">
            <text:p>0,02491128</text:p>
          </table:table-cell>
          <table:table-cell table:number-columns-repeated="20"/>
        </table:table-row>
        <table:table-row table:style-name="ro1">
          <table:table-cell office:value-type="float" office:value="59.65" calcext:value-type="float">
            <text:p>59,65</text:p>
          </table:table-cell>
          <table:table-cell office:value-type="float" office:value="8.84" calcext:value-type="float">
            <text:p>8,84</text:p>
          </table:table-cell>
          <table:table-cell office:value-type="float" office:value="0.43" calcext:value-type="float">
            <text:p>0,43</text:p>
          </table:table-cell>
          <table:table-cell office:value-type="float" office:value="88.17" calcext:value-type="float">
            <text:p>88,17</text:p>
          </table:table-cell>
          <table:table-cell office:value-type="float" office:value="48.92" calcext:value-type="float">
            <text:p>48,92</text:p>
          </table:table-cell>
          <table:table-cell office:value-type="float" office:value="0.02579619" calcext:value-type="float">
            <text:p>0,02579619</text:p>
          </table:table-cell>
          <table:table-cell table:number-columns-repeated="20"/>
        </table:table-row>
        <table:table-row table:style-name="ro1">
          <table:table-cell office:value-type="float" office:value="63.93" calcext:value-type="float">
            <text:p>63,93</text:p>
          </table:table-cell>
          <table:table-cell office:value-type="float" office:value="12.99" calcext:value-type="float">
            <text:p>12,99</text:p>
          </table:table-cell>
          <table:table-cell office:value-type="float" office:value="0.35" calcext:value-type="float">
            <text:p>0,35</text:p>
          </table:table-cell>
          <table:table-cell office:value-type="float" office:value="84.67" calcext:value-type="float">
            <text:p>84,67</text:p>
          </table:table-cell>
          <table:table-cell office:value-type="float" office:value="45.88" calcext:value-type="float">
            <text:p>45,88</text:p>
          </table:table-cell>
          <table:table-cell office:value-type="float" office:value="0.03559951" calcext:value-type="float">
            <text:p>0,03559951</text:p>
          </table:table-cell>
          <table:table-cell table:number-columns-repeated="2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.64" calcext:value-type="float">
            <text:p>11,64</text:p>
          </table:table-cell>
          <table:table-cell office:value-type="float" office:value="0.4" calcext:value-type="float">
            <text:p>0,4</text:p>
          </table:table-cell>
          <table:table-cell office:value-type="float" office:value="86.83" calcext:value-type="float">
            <text:p>86,83</text:p>
          </table:table-cell>
          <table:table-cell office:value-type="float" office:value="46.98" calcext:value-type="float">
            <text:p>46,98</text:p>
          </table:table-cell>
          <table:table-cell office:value-type="float" office:value="0.04221769" calcext:value-type="float">
            <text:p>0,04221769</text:p>
          </table:table-cell>
          <table:table-cell table:number-columns-repeated="20"/>
        </table:table-row>
        <table:table-row table:style-name="ro1">
          <table:table-cell table:style-name="ce2" office:value-type="float" office:value="64.41" calcext:value-type="float">
            <text:p>64,41</text:p>
          </table:table-cell>
          <table:table-cell table:style-name="ce2" office:value-type="float" office:value="15.53" calcext:value-type="float">
            <text:p>15,53</text:p>
          </table:table-cell>
          <table:table-cell table:style-name="ce2" office:value-type="float" office:value="0.32" calcext:value-type="float">
            <text:p>0,32</text:p>
          </table:table-cell>
          <table:table-cell table:style-name="ce2" office:value-type="float" office:value="82.5" calcext:value-type="float">
            <text:p>82,5</text:p>
          </table:table-cell>
          <table:table-cell table:style-name="ce2" office:value-type="float" office:value="41.99" calcext:value-type="float">
            <text:p>41,99</text:p>
          </table:table-cell>
          <table:table-cell table:style-name="ce2" office:value-type="float" office:value="0.0001223875" calcext:value-type="float">
            <text:p>0,000122387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8:.A12])" office:value-type="float" office:value="67.314" calcext:value-type="float">
            <text:p>67,314</text:p>
          </table:table-cell>
          <table:table-cell table:formula="of:=AVERAGEA(['2000 cons'.B8:.B12])" office:value-type="float" office:value="14.586" calcext:value-type="float">
            <text:p>14,586</text:p>
          </table:table-cell>
          <table:table-cell table:formula="of:=AVERAGEA(['2000 cons'.C8:.C12])" office:value-type="float" office:value="0.344" calcext:value-type="float">
            <text:p>0,344</text:p>
          </table:table-cell>
          <table:table-cell table:formula="of:=AVERAGEA(['2000 cons'.D8:.D12])" office:value-type="float" office:value="83.634" calcext:value-type="float">
            <text:p>83,634</text:p>
          </table:table-cell>
          <table:table-cell table:formula="of:=AVERAGEA(['2000 cons'.E8:.E12])" office:value-type="float" office:value="45.404" calcext:value-type="float">
            <text:p>45,404</text:p>
          </table:table-cell>
          <table:table-cell table:formula="of:=AVERAGEA(['2000 cons'.F8:.F12])" office:value-type="float" office:value="0.000116867664" calcext:value-type="float">
            <text:p>0,0001168677</text:p>
          </table:table-cell>
          <table:table-cell table:formula="of:=STDEV(['2000 cons'.A8:.A12])" office:value-type="float" office:value="3.9534769507359" calcext:value-type="float">
            <text:p>3,9534769507</text:p>
          </table:table-cell>
          <table:table-cell table:formula="of:=STDEV(['2000 cons'.B8:.B12])" office:value-type="float" office:value="2.12502470573874" calcext:value-type="float">
            <text:p>2,1250247057</text:p>
          </table:table-cell>
          <table:table-cell table:formula="of:=STDEV(['2000 cons'.C8:.C12])" office:value-type="float" office:value="0.0391152144312159" calcext:value-type="float">
            <text:p>0,0391152144</text:p>
          </table:table-cell>
          <table:table-cell table:formula="of:=STDEV(['2000 cons'.D8:.D12])" office:value-type="float" office:value="2.10635467098967" calcext:value-type="float">
            <text:p>2,106354671</text:p>
          </table:table-cell>
          <table:table-cell table:formula="of:=STDEV(['2000 cons'.E8:.E12])" office:value-type="float" office:value="5.02366698737088" calcext:value-type="float">
            <text:p>5,0236669874</text:p>
          </table:table-cell>
          <table:table-cell table:formula="of:=STDEV(['2000 cons'.F8:.F12])" office:value-type="float" office:value="0.0000635341970004448" calcext:value-type="float">
            <text:p>6,35341970004448E-0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7.04" calcext:value-type="float">
            <text:p>17,04</text:p>
          </table:table-cell>
          <table:table-cell office:value-type="float" office:value="0.3" calcext:value-type="float">
            <text:p>0,3</text:p>
          </table:table-cell>
          <table:table-cell office:value-type="float" office:value="81.17" calcext:value-type="float">
            <text:p>81,17</text:p>
          </table:table-cell>
          <table:table-cell office:value-type="float" office:value="40.84" calcext:value-type="float">
            <text:p>40,84</text:p>
          </table:table-cell>
          <table:table-cell office:value-type="float" office:value="0.0002233317" calcext:value-type="float">
            <text:p>0,0002233317</text:p>
          </table:table-cell>
          <table:table-cell table:number-columns-repeated="20"/>
        </table:table-row>
        <table:table-row table:style-name="ro1">
          <table:table-cell office:value-type="float" office:value="65.86" calcext:value-type="float">
            <text:p>65,86</text:p>
          </table:table-cell>
          <table:table-cell office:value-type="float" office:value="15.62" calcext:value-type="float">
            <text:p>15,62</text:p>
          </table:table-cell>
          <table:table-cell office:value-type="float" office:value="0.33" calcext:value-type="float">
            <text:p>0,33</text:p>
          </table:table-cell>
          <table:table-cell office:value-type="float" office:value="82.83" calcext:value-type="float">
            <text:p>82,83</text:p>
          </table:table-cell>
          <table:table-cell office:value-type="float" office:value="42.46" calcext:value-type="float">
            <text:p>42,46</text:p>
          </table:table-cell>
          <table:table-cell office:value-type="float" office:value="0.00009814524" calcext:value-type="float">
            <text:p>9,814524E-05</text:p>
          </table:table-cell>
          <table:table-cell table:number-columns-repeated="20"/>
        </table:table-row>
        <table:table-row table:style-name="ro1">
          <table:table-cell office:value-type="float" office:value="67.16" calcext:value-type="float">
            <text:p>67,16</text:p>
          </table:table-cell>
          <table:table-cell office:value-type="float" office:value="12.01" calcext:value-type="float">
            <text:p>12,01</text:p>
          </table:table-cell>
          <table:table-cell office:value-type="float" office:value="0.38" calcext:value-type="float">
            <text:p>0,38</text:p>
          </table:table-cell>
          <table:table-cell office:value-type="float" office:value="85.67" calcext:value-type="float">
            <text:p>85,67</text:p>
          </table:table-cell>
          <table:table-cell office:value-type="float" office:value="51.14" calcext:value-type="float">
            <text:p>51,14</text:p>
          </table:table-cell>
          <table:table-cell office:value-type="float" office:value="0.00007663769" calcext:value-type="float">
            <text:p>7,663769E-05</text:p>
          </table:table-cell>
          <table:table-cell table:number-columns-repeated="20"/>
        </table:table-row>
        <table:table-row table:style-name="ro1">
          <table:table-cell office:value-type="float" office:value="74.14" calcext:value-type="float">
            <text:p>74,14</text:p>
          </table:table-cell>
          <table:table-cell office:value-type="float" office:value="12.73" calcext:value-type="float">
            <text:p>12,73</text:p>
          </table:table-cell>
          <table:table-cell office:value-type="float" office:value="0.39" calcext:value-type="float">
            <text:p>0,39</text:p>
          </table:table-cell>
          <table:table-cell office:value-type="float" office:value="86" calcext:value-type="float">
            <text:p>86</text:p>
          </table:table-cell>
          <table:table-cell office:value-type="float" office:value="50.59" calcext:value-type="float">
            <text:p>50,59</text:p>
          </table:table-cell>
          <table:table-cell office:value-type="float" office:value="0.00006383619" calcext:value-type="float">
            <text:p>6,383619E-05</text:p>
          </table:table-cell>
          <table:table-cell table:number-columns-repeated="20"/>
        </table:table-row>
        <table:table-row table:style-name="ro1">
          <table:table-cell table:style-name="ce2" office:value-type="float" office:value="72.73" calcext:value-type="float">
            <text:p>72,73</text:p>
          </table:table-cell>
          <table:table-cell table:style-name="ce2" office:value-type="float" office:value="12.17" calcext:value-type="float">
            <text:p>12,17</text:p>
          </table:table-cell>
          <table:table-cell table:style-name="ce2" office:value-type="float" office:value="0.4" calcext:value-type="float">
            <text:p>0,4</text:p>
          </table:table-cell>
          <table:table-cell table:style-name="ce2" office:value-type="float" office:value="86.17" calcext:value-type="float">
            <text:p>86,17</text:p>
          </table:table-cell>
          <table:table-cell table:style-name="ce2" office:value-type="float" office:value="53.63" calcext:value-type="float">
            <text:p>53,63</text:p>
          </table:table-cell>
          <table:table-cell table:style-name="ce2" office:value-type="float" office:value="0.0004029392" calcext:value-type="float">
            <text:p>0,0004029392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13:.A17])" office:value-type="float" office:value="71.748" calcext:value-type="float">
            <text:p>71,748</text:p>
          </table:table-cell>
          <table:table-cell table:formula="of:=AVERAGEA(['2000 cons'.B13:.B17])" office:value-type="float" office:value="13.434" calcext:value-type="float">
            <text:p>13,434</text:p>
          </table:table-cell>
          <table:table-cell table:formula="of:=AVERAGEA(['2000 cons'.C13:.C17])" office:value-type="float" office:value="0.378" calcext:value-type="float">
            <text:p>0,378</text:p>
          </table:table-cell>
          <table:table-cell table:formula="of:=AVERAGEA(['2000 cons'.D13:.D17])" office:value-type="float" office:value="85.202" calcext:value-type="float">
            <text:p>85,202</text:p>
          </table:table-cell>
          <table:table-cell table:formula="of:=AVERAGEA(['2000 cons'.E13:.E17])" office:value-type="float" office:value="47.322" calcext:value-type="float">
            <text:p>47,322</text:p>
          </table:table-cell>
          <table:table-cell table:formula="of:=AVERAGEA(['2000 cons'.F13:.F17])" office:value-type="float" office:value="0.00123017558" calcext:value-type="float">
            <text:p>0,0012301756</text:p>
          </table:table-cell>
          <table:table-cell table:formula="of:=STDEV(['2000 cons'.A13:.A17])" office:value-type="float" office:value="2.73131287112993" calcext:value-type="float">
            <text:p>2,7313128711</text:p>
          </table:table-cell>
          <table:table-cell table:formula="of:=STDEV(['2000 cons'.B13:.B17])" office:value-type="float" office:value="2.65966727242338" calcext:value-type="float">
            <text:p>2,6596672724</text:p>
          </table:table-cell>
          <table:table-cell table:formula="of:=STDEV(['2000 cons'.C13:.C17])" office:value-type="float" office:value="0.0465832587954085" calcext:value-type="float">
            <text:p>0,0465832588</text:p>
          </table:table-cell>
          <table:table-cell table:formula="of:=STDEV(['2000 cons'.D13:.D17])" office:value-type="float" office:value="2.21023075718351" calcext:value-type="float">
            <text:p>2,2102307572</text:p>
          </table:table-cell>
          <table:table-cell table:formula="of:=STDEV(['2000 cons'.E13:.E17])" office:value-type="float" office:value="5.30785926716223" calcext:value-type="float">
            <text:p>5,3078592672</text:p>
          </table:table-cell>
          <table:table-cell table:formula="of:=STDEV(['2000 cons'.F13:.F17])" office:value-type="float" office:value="0.00102490872426961" calcext:value-type="float">
            <text:p>0,0010249087</text:p>
          </table:table-cell>
          <table:table-cell/>
        </table:table-row>
        <table:table-row table:style-name="ro1">
          <table:table-cell office:value-type="float" office:value="67.92" calcext:value-type="float">
            <text:p>67,92</text:p>
          </table:table-cell>
          <table:table-cell office:value-type="float" office:value="9.32" calcext:value-type="float">
            <text:p>9,32</text:p>
          </table:table-cell>
          <table:table-cell office:value-type="float" office:value="0.45" calcext:value-type="float">
            <text:p>0,45</text:p>
          </table:table-cell>
          <table:table-cell office:value-type="float" office:value="88.67" calcext:value-type="float">
            <text:p>88,67</text:p>
          </table:table-cell>
          <table:table-cell office:value-type="float" office:value="51.43" calcext:value-type="float">
            <text:p>51,43</text:p>
          </table:table-cell>
          <table:table-cell office:value-type="float" office:value="0.0003154567" calcext:value-type="float">
            <text:p>0,0003154567</text:p>
          </table:table-cell>
          <table:table-cell table:number-columns-repeated="20"/>
        </table:table-row>
        <table:table-row table:style-name="ro1">
          <table:table-cell office:value-type="float" office:value="72.88" calcext:value-type="float">
            <text:p>72,88</text:p>
          </table:table-cell>
          <table:table-cell office:value-type="float" office:value="15.16" calcext:value-type="float">
            <text:p>15,16</text:p>
          </table:table-cell>
          <table:table-cell office:value-type="float" office:value="0.35" calcext:value-type="float">
            <text:p>0,35</text:p>
          </table:table-cell>
          <table:table-cell office:value-type="float" office:value="83.67" calcext:value-type="float">
            <text:p>83,67</text:p>
          </table:table-cell>
          <table:table-cell office:value-type="float" office:value="46.74" calcext:value-type="float">
            <text:p>46,74</text:p>
          </table:table-cell>
          <table:table-cell office:value-type="float" office:value="0.001184819" calcext:value-type="float">
            <text:p>0,001184819</text:p>
          </table:table-cell>
          <table:table-cell table:number-columns-repeated="20"/>
        </table:table-row>
        <table:table-row table:style-name="ro1">
          <table:table-cell office:value-type="float" office:value="70.21" calcext:value-type="float">
            <text:p>70,21</text:p>
          </table:table-cell>
          <table:table-cell office:value-type="float" office:value="15.01" calcext:value-type="float">
            <text:p>15,01</text:p>
          </table:table-cell>
          <table:table-cell office:value-type="float" office:value="0.34" calcext:value-type="float">
            <text:p>0,34</text:p>
          </table:table-cell>
          <table:table-cell office:value-type="float" office:value="83.83" calcext:value-type="float">
            <text:p>83,83</text:p>
          </table:table-cell>
          <table:table-cell office:value-type="float" office:value="40.49" calcext:value-type="float">
            <text:p>40,49</text:p>
          </table:table-cell>
          <table:table-cell office:value-type="float" office:value="0.002859162" calcext:value-type="float">
            <text:p>0,002859162</text:p>
          </table:table-cell>
          <table:table-cell table:number-columns-repeated="2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.51" calcext:value-type="float">
            <text:p>15,51</text:p>
          </table:table-cell>
          <table:table-cell office:value-type="float" office:value="0.35" calcext:value-type="float">
            <text:p>0,35</text:p>
          </table:table-cell>
          <table:table-cell office:value-type="float" office:value="83.67" calcext:value-type="float">
            <text:p>83,67</text:p>
          </table:table-cell>
          <table:table-cell office:value-type="float" office:value="44.32" calcext:value-type="float">
            <text:p>44,32</text:p>
          </table:table-cell>
          <table:table-cell office:value-type="float" office:value="0.001388501" calcext:value-type="float">
            <text:p>0,001388501</text:p>
          </table:table-cell>
          <table:table-cell table:number-columns-repeated="20"/>
        </table:table-row>
        <table:table-row table:style-name="ro1">
          <table:table-cell table:style-name="ce2" office:value-type="float" office:value="56.67" calcext:value-type="float">
            <text:p>56,67</text:p>
          </table:table-cell>
          <table:table-cell table:style-name="ce2" office:value-type="float" office:value="14.07" calcext:value-type="float">
            <text:p>14,07</text:p>
          </table:table-cell>
          <table:table-cell table:style-name="ce2" office:value-type="float" office:value="0.31" calcext:value-type="float">
            <text:p>0,31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0.05140524" calcext:value-type="float">
            <text:p>0,05140524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18:.A22])" office:value-type="float" office:value="49.496" calcext:value-type="float">
            <text:p>49,496</text:p>
          </table:table-cell>
          <table:table-cell table:formula="of:=AVERAGEA(['2000 cons'.B18:.B22])" office:value-type="float" office:value="27.358" calcext:value-type="float">
            <text:p>27,358</text:p>
          </table:table-cell>
          <table:table-cell table:formula="of:=AVERAGEA(['2000 cons'.C18:.C22])" office:value-type="float" office:value="0.186" calcext:value-type="float">
            <text:p>0,186</text:p>
          </table:table-cell>
          <table:table-cell table:formula="of:=AVERAGEA(['2000 cons'.D18:.D22])" office:value-type="float" office:value="70.298" calcext:value-type="float">
            <text:p>70,298</text:p>
          </table:table-cell>
          <table:table-cell table:formula="of:=AVERAGEA(['2000 cons'.E18:.E22])" office:value-type="float" office:value="26.476" calcext:value-type="float">
            <text:p>26,476</text:p>
          </table:table-cell>
          <table:table-cell table:formula="of:=AVERAGEA(['2000 cons'.F18:.F22])" office:value-type="float" office:value="0.060413484" calcext:value-type="float">
            <text:p>0,060413484</text:p>
          </table:table-cell>
          <table:table-cell table:formula="of:=STDEV(['2000 cons'.A18:.A22])" office:value-type="float" office:value="15.2170342051268" calcext:value-type="float">
            <text:p>15,2170342051</text:p>
          </table:table-cell>
          <table:table-cell table:formula="of:=STDEV(['2000 cons'.B18:.B22])" office:value-type="float" office:value="14.3342690779823" calcext:value-type="float">
            <text:p>14,334269078</text:p>
          </table:table-cell>
          <table:table-cell table:formula="of:=STDEV(['2000 cons'.C18:.C22])" office:value-type="float" office:value="0.0712741187248218" calcext:value-type="float">
            <text:p>0,0712741187</text:p>
          </table:table-cell>
          <table:table-cell table:formula="of:=STDEV(['2000 cons'.D18:.D22])" office:value-type="float" office:value="11.9317085951678" calcext:value-type="float">
            <text:p>11,9317085952</text:p>
          </table:table-cell>
          <table:table-cell table:formula="of:=STDEV(['2000 cons'.E18:.E22])" office:value-type="float" office:value="7.66533299994201" calcext:value-type="float">
            <text:p>7,6653329999</text:p>
          </table:table-cell>
          <table:table-cell table:formula="of:=STDEV(['2000 cons'.F18:.F22])" office:value-type="float" office:value="0.00924705688868788" calcext:value-type="float">
            <text:p>0,0092470569</text:p>
          </table:table-cell>
          <table:table-cell/>
        </table:table-row>
        <table:table-row table:style-name="ro1">
          <table:table-cell office:value-type="float" office:value="25.42" calcext:value-type="float">
            <text:p>25,42</text:p>
          </table:table-cell>
          <table:table-cell office:value-type="float" office:value="12.57" calcext:value-type="float">
            <text:p>12,57</text:p>
          </table:table-cell>
          <table:table-cell office:value-type="float" office:value="0.18" calcext:value-type="float">
            <text:p>0,18</text:p>
          </table:table-cell>
          <table:table-cell office:value-type="float" office:value="81.33" calcext:value-type="float">
            <text:p>81,33</text:p>
          </table:table-cell>
          <table:table-cell office:value-type="float" office:value="21.13" calcext:value-type="float">
            <text:p>21,13</text:p>
          </table:table-cell>
          <table:table-cell office:value-type="float" office:value="0.05064259" calcext:value-type="float">
            <text:p>0,05064259</text:p>
          </table:table-cell>
          <table:table-cell table:number-columns-repeated="20"/>
        </table:table-row>
        <table:table-row table:style-name="ro1">
          <table:table-cell office:value-type="float" office:value="44.62" calcext:value-type="float">
            <text:p>44,62</text:p>
          </table:table-cell>
          <table:table-cell office:value-type="float" office:value="26.54" calcext:value-type="float">
            <text:p>26,54</text:p>
          </table:table-cell>
          <table:table-cell office:value-type="float" office:value="0.16" calcext:value-type="float">
            <text:p>0,16</text:p>
          </table:table-cell>
          <table:table-cell office:value-type="float" office:value="70.33" calcext:value-type="float">
            <text:p>70,33</text:p>
          </table:table-cell>
          <table:table-cell office:value-type="float" office:value="24.58" calcext:value-type="float">
            <text:p>24,58</text:p>
          </table:table-cell>
          <table:table-cell office:value-type="float" office:value="0.06795546" calcext:value-type="float">
            <text:p>0,06795546</text:p>
          </table:table-cell>
          <table:table-cell table:number-columns-repeated="20"/>
        </table:table-row>
        <table:table-row table:style-name="ro1">
          <table:table-cell office:value-type="float" office:value="64.52" calcext:value-type="float">
            <text:p>64,52</text:p>
          </table:table-cell>
          <table:table-cell office:value-type="float" office:value="43.87" calcext:value-type="float">
            <text:p>43,87</text:p>
          </table:table-cell>
          <table:table-cell office:value-type="float" office:value="0.14" calcext:value-type="float">
            <text:p>0,14</text:p>
          </table:table-cell>
          <table:table-cell office:value-type="float" office:value="57" calcext:value-type="float">
            <text:p>57</text:p>
          </table:table-cell>
          <table:table-cell office:value-type="float" office:value="23.67" calcext:value-type="float">
            <text:p>23,67</text:p>
          </table:table-cell>
          <table:table-cell office:value-type="float" office:value="0.07079626" calcext:value-type="float">
            <text:p>0,07079626</text:p>
          </table:table-cell>
          <table:table-cell table:number-columns-repeated="20"/>
        </table:table-row>
        <table:table-row table:style-name="ro1">
          <table:table-cell office:value-type="float" office:value="56.25" calcext:value-type="float">
            <text:p>56,25</text:p>
          </table:table-cell>
          <table:table-cell office:value-type="float" office:value="39.74" calcext:value-type="float">
            <text:p>39,74</text:p>
          </table:table-cell>
          <table:table-cell office:value-type="float" office:value="0.14" calcext:value-type="float">
            <text:p>0,14</text:p>
          </table:table-cell>
          <table:table-cell office:value-type="float" office:value="59.83" calcext:value-type="float">
            <text:p>59,83</text:p>
          </table:table-cell>
          <table:table-cell office:value-type="float" office:value="23" calcext:value-type="float">
            <text:p>23</text:p>
          </table:table-cell>
          <table:table-cell office:value-type="float" office:value="0.06126787" calcext:value-type="float">
            <text:p>0,06126787</text:p>
          </table:table-cell>
          <table:table-cell table:number-columns-repeated="20"/>
        </table:table-row>
        <table:table-row table:style-name="ro1">
          <table:table-cell table:style-name="ce2" office:value-type="float" office:value="55.08" calcext:value-type="float">
            <text:p>55,08</text:p>
          </table:table-cell>
          <table:table-cell table:style-name="ce2" office:value-type="float" office:value="8.7" calcext:value-type="float">
            <text:p>8,7</text:p>
          </table:table-cell>
          <table:table-cell table:style-name="ce2" office:value-type="float" office:value="0.41" calcext:value-type="float">
            <text:p>0,41</text:p>
          </table:table-cell>
          <table:table-cell table:style-name="ce2" office:value-type="float" office:value="87.67" calcext:value-type="float">
            <text:p>87,67</text:p>
          </table:table-cell>
          <table:table-cell table:style-name="ce2" office:value-type="float" office:value="47.14" calcext:value-type="float">
            <text:p>47,14</text:p>
          </table:table-cell>
          <table:table-cell table:style-name="ce2" office:value-type="float" office:value="0.03805722" calcext:value-type="float">
            <text:p>0,03805722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6 feat (No neighbor diff)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23:.A27])" office:value-type="float" office:value="61.066" calcext:value-type="float">
            <text:p>61,066</text:p>
          </table:table-cell>
          <table:table-cell table:formula="of:=AVERAGEA(['2000 cons'.B23:.B27])" office:value-type="float" office:value="9.306" calcext:value-type="float">
            <text:p>9,306</text:p>
          </table:table-cell>
          <table:table-cell table:formula="of:=AVERAGEA(['2000 cons'.C23:.C27])" office:value-type="float" office:value="0.422" calcext:value-type="float">
            <text:p>0,422</text:p>
          </table:table-cell>
          <table:table-cell table:formula="of:=AVERAGEA(['2000 cons'.D23:.D27])" office:value-type="float" office:value="87.8" calcext:value-type="float">
            <text:p>87,8</text:p>
          </table:table-cell>
          <table:table-cell table:formula="of:=AVERAGEA(['2000 cons'.E23:.E27])" office:value-type="float" office:value="49.15" calcext:value-type="float">
            <text:p>49,15</text:p>
          </table:table-cell>
          <table:table-cell table:formula="of:=AVERAGEA(['2000 cons'.F23:.F27])" office:value-type="float" office:value="0.041434826" calcext:value-type="float">
            <text:p>0,041434826</text:p>
          </table:table-cell>
          <table:table-cell table:formula="of:=STDEV(['2000 cons'.A23:.A27])" office:value-type="float" office:value="7.31754945319811" calcext:value-type="float">
            <text:p>7,3175494532</text:p>
          </table:table-cell>
          <table:table-cell table:formula="of:=STDEV(['2000 cons'.B23:.B27])" office:value-type="float" office:value="1.48043236927595" calcext:value-type="float">
            <text:p>1,4804323693</text:p>
          </table:table-cell>
          <table:table-cell table:formula="of:=STDEV(['2000 cons'.C23:.C27])" office:value-type="float" office:value="0.0396232255123179" calcext:value-type="float">
            <text:p>0,0396232255</text:p>
          </table:table-cell>
          <table:table-cell table:formula="of:=STDEV(['2000 cons'.D23:.D27])" office:value-type="float" office:value="1.26645173615105" calcext:value-type="float">
            <text:p>1,2664517362</text:p>
          </table:table-cell>
          <table:table-cell table:formula="of:=STDEV(['2000 cons'.E23:.E27])" office:value-type="float" office:value="4.47049214293013" calcext:value-type="float">
            <text:p>4,4704921429</text:p>
          </table:table-cell>
          <table:table-cell table:formula="of:=STDEV(['2000 cons'.F23:.F27])" office:value-type="float" office:value="0.00679457310279903" calcext:value-type="float">
            <text:p>0,0067945731</text:p>
          </table:table-cell>
          <table:table-cell/>
        </table:table-row>
        <table:table-row table:style-name="ro1">
          <table:table-cell office:value-type="float" office:value="59.93" calcext:value-type="float">
            <text:p>59,93</text:p>
          </table:table-cell>
          <table:table-cell office:value-type="float" office:value="11.4" calcext:value-type="float">
            <text:p>11,4</text:p>
          </table:table-cell>
          <table:table-cell office:value-type="float" office:value="0.36" calcext:value-type="float">
            <text:p>0,36</text:p>
          </table:table-cell>
          <table:table-cell office:value-type="float" office:value="85.83" calcext:value-type="float">
            <text:p>85,83</text:p>
          </table:table-cell>
          <table:table-cell office:value-type="float" office:value="43.71" calcext:value-type="float">
            <text:p>43,71</text:p>
          </table:table-cell>
          <table:table-cell office:value-type="float" office:value="0.04430851" calcext:value-type="float">
            <text:p>0,04430851</text:p>
          </table:table-cell>
          <table:table-cell table:number-columns-repeated="20"/>
        </table:table-row>
        <table:table-row table:style-name="ro1">
          <table:table-cell office:value-type="float" office:value="58.49" calcext:value-type="float">
            <text:p>58,49</text:p>
          </table:table-cell>
          <table:table-cell office:value-type="float" office:value="7.68" calcext:value-type="float">
            <text:p>7,68</text:p>
          </table:table-cell>
          <table:table-cell office:value-type="float" office:value="0.46" calcext:value-type="float">
            <text:p>0,46</text:p>
          </table:table-cell>
          <table:table-cell office:value-type="float" office:value="89.33" calcext:value-type="float">
            <text:p>89,33</text:p>
          </table:table-cell>
          <table:table-cell office:value-type="float" office:value="49" calcext:value-type="float">
            <text:p>49</text:p>
          </table:table-cell>
          <table:table-cell office:value-type="float" office:value="0.0315443" calcext:value-type="float">
            <text:p>0,0315443</text:p>
          </table:table-cell>
          <table:table-cell table:number-columns-repeated="20"/>
        </table:table-row>
        <table:table-row table:style-name="ro1">
          <table:table-cell office:value-type="float" office:value="58.06" calcext:value-type="float">
            <text:p>58,06</text:p>
          </table:table-cell>
          <table:table-cell office:value-type="float" office:value="8.55" calcext:value-type="float">
            <text:p>8,55</text:p>
          </table:table-cell>
          <table:table-cell office:value-type="float" office:value="0.43" calcext:value-type="float">
            <text:p>0,43</text:p>
          </table:table-cell>
          <table:table-cell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  <table:table-cell office:value-type="float" office:value="0.0440675" calcext:value-type="float">
            <text:p>0,0440675</text:p>
          </table:table-cell>
          <table:table-cell table:number-columns-repeated="20"/>
        </table:table-row>
        <table:table-row table:style-name="ro1">
          <table:table-cell office:value-type="float" office:value="73.77" calcext:value-type="float">
            <text:p>73,77</text:p>
          </table:table-cell>
          <table:table-cell office:value-type="float" office:value="10.2" calcext:value-type="float">
            <text:p>10,2</text:p>
          </table:table-cell>
          <table:table-cell office:value-type="float" office:value="0.45" calcext:value-type="float">
            <text:p>0,45</text:p>
          </table:table-cell>
          <table:table-cell office:value-type="float" office:value="88.17" calcext:value-type="float">
            <text:p>88,17</text:p>
          </table:table-cell>
          <table:table-cell office:value-type="float" office:value="55.9" calcext:value-type="float">
            <text:p>55,9</text:p>
          </table:table-cell>
          <table:table-cell office:value-type="float" office:value="0.0491966" calcext:value-type="float">
            <text:p>0,0491966</text:p>
          </table:table-cell>
          <table:table-cell table:number-columns-repeated="20"/>
        </table:table-row>
        <table:table-row table:style-name="ro1">
          <table:table-cell table:style-name="ce2" office:value-type="float" office:value="69.84" calcext:value-type="float">
            <text:p>69,84</text:p>
          </table:table-cell>
          <table:table-cell table:style-name="ce2" office:value-type="float" office:value="10.99" calcext:value-type="float">
            <text:p>10,99</text:p>
          </table:table-cell>
          <table:table-cell table:style-name="ce2" office:value-type="float" office:value="0.41" calcext:value-type="float">
            <text:p>0,41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53.01" calcext:value-type="float">
            <text:p>53,01</text:p>
          </table:table-cell>
          <table:table-cell table:style-name="ce2" office:value-type="float" office:value="0.0007525718" calcext:value-type="float">
            <text:p>0,0007525718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6 feat (No neighbor diff)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28:.A32])" office:value-type="float" office:value="71.278" calcext:value-type="float">
            <text:p>71,278</text:p>
          </table:table-cell>
          <table:table-cell table:formula="of:=AVERAGEA(['2000 cons'.B28:.B32])" office:value-type="float" office:value="12.834" calcext:value-type="float">
            <text:p>12,834</text:p>
          </table:table-cell>
          <table:table-cell table:formula="of:=AVERAGEA(['2000 cons'.C28:.C32])" office:value-type="float" office:value="0.386" calcext:value-type="float">
            <text:p>0,386</text:p>
          </table:table-cell>
          <table:table-cell table:formula="of:=AVERAGEA(['2000 cons'.D28:.D32])" office:value-type="float" office:value="85.598" calcext:value-type="float">
            <text:p>85,598</text:p>
          </table:table-cell>
          <table:table-cell table:formula="of:=AVERAGEA(['2000 cons'.E28:.E32])" office:value-type="float" office:value="48.462" calcext:value-type="float">
            <text:p>48,462</text:p>
          </table:table-cell>
          <table:table-cell table:formula="of:=AVERAGEA(['2000 cons'.F28:.F32])" office:value-type="float" office:value="0.00092800406" calcext:value-type="float">
            <text:p>0,0009280041</text:p>
          </table:table-cell>
          <table:table-cell table:formula="of:=STDEV(['2000 cons'.A28:.A32])" office:value-type="float" office:value="10.0946134150843" calcext:value-type="float">
            <text:p>10,0946134151</text:p>
          </table:table-cell>
          <table:table-cell table:formula="of:=STDEV(['2000 cons'.B28:.B32])" office:value-type="float" office:value="3.12636050384469" calcext:value-type="float">
            <text:p>3,1263605038</text:p>
          </table:table-cell>
          <table:table-cell table:formula="of:=STDEV(['2000 cons'.C28:.C32])" office:value-type="float" office:value="0.0343511280746353" calcext:value-type="float">
            <text:p>0,0343511281</text:p>
          </table:table-cell>
          <table:table-cell table:formula="of:=STDEV(['2000 cons'.D28:.D32])" office:value-type="float" office:value="2.1919557477285" calcext:value-type="float">
            <text:p>2,1919557477</text:p>
          </table:table-cell>
          <table:table-cell table:formula="of:=STDEV(['2000 cons'.E28:.E32])" office:value-type="float" office:value="5.42132087225982" calcext:value-type="float">
            <text:p>5,4213208723</text:p>
          </table:table-cell>
          <table:table-cell table:formula="of:=STDEV(['2000 cons'.F28:.F32])" office:value-type="float" office:value="0.000706385174608937" calcext:value-type="float">
            <text:p>0,0007063852</text:p>
          </table:table-cell>
          <table:table-cell/>
        </table:table-row>
        <table:table-row table:style-name="ro1">
          <table:table-cell office:value-type="float" office:value="71.19" calcext:value-type="float">
            <text:p>71,19</text:p>
          </table:table-cell>
          <table:table-cell office:value-type="float" office:value="14.23" calcext:value-type="float">
            <text:p>14,23</text:p>
          </table:table-cell>
          <table:table-cell office:value-type="float" office:value="0.36" calcext:value-type="float">
            <text:p>0,36</text:p>
          </table:table-cell>
          <table:table-cell office:value-type="float" office:value="84.33" calcext:value-type="float">
            <text:p>84,33</text:p>
          </table:table-cell>
          <table:table-cell office:value-type="float" office:value="47.19" calcext:value-type="float">
            <text:p>47,19</text:p>
          </table:table-cell>
          <table:table-cell office:value-type="float" office:value="0.0007593431" calcext:value-type="float">
            <text:p>0,0007593431</text:p>
          </table:table-cell>
          <table:table-cell table:number-columns-repeated="2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7.45" calcext:value-type="float">
            <text:p>17,45</text:p>
          </table:table-cell>
          <table:table-cell office:value-type="float" office:value="0.34" calcext:value-type="float">
            <text:p>0,34</text:p>
          </table:table-cell>
          <table:table-cell office:value-type="float" office:value="82.33" calcext:value-type="float">
            <text:p>82,33</text:p>
          </table:table-cell>
          <table:table-cell office:value-type="float" office:value="43.01" calcext:value-type="float">
            <text:p>43,01</text:p>
          </table:table-cell>
          <table:table-cell office:value-type="float" office:value="0.002120862" calcext:value-type="float">
            <text:p>0,002120862</text:p>
          </table:table-cell>
          <table:table-cell table:number-columns-repeated="2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.12" calcext:value-type="float">
            <text:p>12,12</text:p>
          </table:table-cell>
          <table:table-cell office:value-type="float" office:value="0.42" calcext:value-type="float">
            <text:p>0,42</text:p>
          </table:table-cell>
          <table:table-cell office:value-type="float" office:value="87" calcext:value-type="float">
            <text:p>87</text:p>
          </table:table-cell>
          <table:table-cell office:value-type="float" office:value="55.17" calcext:value-type="float">
            <text:p>55,17</text:p>
          </table:table-cell>
          <table:table-cell office:value-type="float" office:value="0.0007807374" calcext:value-type="float">
            <text:p>0,0007807374</text:p>
          </table:table-cell>
          <table:table-cell table:number-columns-repeated="20"/>
        </table:table-row>
        <table:table-row table:style-name="ro1">
          <table:table-cell office:value-type="float" office:value="55.36" calcext:value-type="float">
            <text:p>55,36</text:p>
          </table:table-cell>
          <table:table-cell office:value-type="float" office:value="9.38" calcext:value-type="float">
            <text:p>9,38</text:p>
          </table:table-cell>
          <table:table-cell office:value-type="float" office:value="0.4" calcext:value-type="float">
            <text:p>0,4</text:p>
          </table:table-cell>
          <table:table-cell office:value-type="float" office:value="87.33" calcext:value-type="float">
            <text:p>87,33</text:p>
          </table:table-cell>
          <table:table-cell office:value-type="float" office:value="43.93" calcext:value-type="float">
            <text:p>43,93</text:p>
          </table:table-cell>
          <table:table-cell office:value-type="float" office:value="0.000226506" calcext:value-type="float">
            <text:p>0,000226506</text:p>
          </table:table-cell>
          <table:table-cell table:number-columns-repeated="20"/>
        </table:table-row>
        <table:table-row table:style-name="ro1">
          <table:table-cell table:style-name="ce2" office:value-type="float" office:value="71.43" calcext:value-type="float">
            <text:p>71,43</text:p>
          </table:table-cell>
          <table:table-cell table:style-name="ce2" office:value-type="float" office:value="13.04" calcext:value-type="float">
            <text:p>13,04</text:p>
          </table:table-cell>
          <table:table-cell table:style-name="ce2" office:value-type="float" office:value="0.38" calcext:value-type="float">
            <text:p>0,38</text:p>
          </table:table-cell>
          <table:table-cell table:style-name="ce2" office:value-type="float" office:value="85.33" calcext:value-type="float">
            <text:p>85,33</text:p>
          </table:table-cell>
          <table:table-cell table:style-name="ce2" office:value-type="float" office:value="50.56" calcext:value-type="float">
            <text:p>50,56</text:p>
          </table:table-cell>
          <table:table-cell table:style-name="ce2" office:value-type="float" office:value="0.007592366" calcext:value-type="float">
            <text:p>0,007592366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6 feat (No neighbor diff)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33:.A37])" office:value-type="float" office:value="69.544" calcext:value-type="float">
            <text:p>69,544</text:p>
          </table:table-cell>
          <table:table-cell table:formula="of:=AVERAGEA(['2000 cons'.B33:.B37])" office:value-type="float" office:value="11.964" calcext:value-type="float">
            <text:p>11,964</text:p>
          </table:table-cell>
          <table:table-cell table:formula="of:=AVERAGEA(['2000 cons'.C33:.C37])" office:value-type="float" office:value="0.394" calcext:value-type="float">
            <text:p>0,394</text:p>
          </table:table-cell>
          <table:table-cell table:formula="of:=AVERAGEA(['2000 cons'.D33:.D37])" office:value-type="float" office:value="86.266" calcext:value-type="float">
            <text:p>86,266</text:p>
          </table:table-cell>
          <table:table-cell table:formula="of:=AVERAGEA(['2000 cons'.E33:.E37])" office:value-type="float" office:value="49.488" calcext:value-type="float">
            <text:p>49,488</text:p>
          </table:table-cell>
          <table:table-cell table:formula="of:=AVERAGEA(['2000 cons'.F33:.F37])" office:value-type="float" office:value="0.00611259" calcext:value-type="float">
            <text:p>0,00611259</text:p>
          </table:table-cell>
          <table:table-cell table:formula="of:=STDEV(['2000 cons'.A33:.A37])" office:value-type="float" office:value="5.15155122269012" calcext:value-type="float">
            <text:p>5,1515512227</text:p>
          </table:table-cell>
          <table:table-cell table:formula="of:=STDEV(['2000 cons'.B33:.B37])" office:value-type="float" office:value="1.47354334853102" calcext:value-type="float">
            <text:p>1,4735433485</text:p>
          </table:table-cell>
          <table:table-cell table:formula="of:=STDEV(['2000 cons'.C33:.C37])" office:value-type="float" office:value="0.0364691650576209" calcext:value-type="float">
            <text:p>0,0364691651</text:p>
          </table:table-cell>
          <table:table-cell table:formula="of:=STDEV(['2000 cons'.D33:.D37])" office:value-type="float" office:value="1.64415023644435" calcext:value-type="float">
            <text:p>1,6441502364</text:p>
          </table:table-cell>
          <table:table-cell table:formula="of:=STDEV(['2000 cons'.E33:.E37])" office:value-type="float" office:value="4.31194503675545" calcext:value-type="float">
            <text:p>4,3119450368</text:p>
          </table:table-cell>
          <table:table-cell table:formula="of:=STDEV(['2000 cons'.F33:.F37])" office:value-type="float" office:value="0.00207381889078253" calcext:value-type="float">
            <text:p>0,0020738189</text:p>
          </table:table-cell>
          <table:table-cell/>
        </table:table-row>
        <table:table-row table:style-name="ro1">
          <table:table-cell office:value-type="float" office:value="64.71" calcext:value-type="float">
            <text:p>64,71</text:p>
          </table:table-cell>
          <table:table-cell office:value-type="float" office:value="10.38" calcext:value-type="float">
            <text:p>10,38</text:p>
          </table:table-cell>
          <table:table-cell office:value-type="float" office:value="0.41" calcext:value-type="float">
            <text:p>0,41</text:p>
          </table:table-cell>
          <table:table-cell office:value-type="float" office:value="87.5" calcext:value-type="float">
            <text:p>87,5</text:p>
          </table:table-cell>
          <table:table-cell office:value-type="float" office:value="46.81" calcext:value-type="float">
            <text:p>46,81</text:p>
          </table:table-cell>
          <table:table-cell office:value-type="float" office:value="0.00366303" calcext:value-type="float">
            <text:p>0,00366303</text:p>
          </table:table-cell>
          <table:table-cell table:number-columns-repeated="20"/>
        </table:table-row>
        <table:table-row table:style-name="ro1">
          <table:table-cell office:value-type="float" office:value="77.59" calcext:value-type="float">
            <text:p>77,59</text:p>
          </table:table-cell>
          <table:table-cell office:value-type="float" office:value="10.33" calcext:value-type="float">
            <text:p>10,33</text:p>
          </table:table-cell>
          <table:table-cell office:value-type="float" office:value="0.45" calcext:value-type="float">
            <text:p>0,45</text:p>
          </table:table-cell>
          <table:table-cell office:value-type="float" office:value="88.5" calcext:value-type="float">
            <text:p>88,5</text:p>
          </table:table-cell>
          <table:table-cell office:value-type="float" office:value="56.6" calcext:value-type="float">
            <text:p>56,6</text:p>
          </table:table-cell>
          <table:table-cell office:value-type="float" office:value="0.007647805" calcext:value-type="float">
            <text:p>0,007647805</text:p>
          </table:table-cell>
          <table:table-cell table:number-columns-repeated="20"/>
        </table:table-row>
        <table:table-row table:style-name="ro1">
          <table:table-cell office:value-type="float" office:value="67.86" calcext:value-type="float">
            <text:p>67,86</text:p>
          </table:table-cell>
          <table:table-cell office:value-type="float" office:value="12.87" calcext:value-type="float">
            <text:p>12,87</text:p>
          </table:table-cell>
          <table:table-cell office:value-type="float" office:value="0.37" calcext:value-type="float">
            <text:p>0,37</text:p>
          </table:table-cell>
          <table:table-cell office:value-type="float" office:value="85.33" calcext:value-type="float">
            <text:p>85,33</text:p>
          </table:table-cell>
          <table:table-cell office:value-type="float" office:value="46.34" calcext:value-type="float">
            <text:p>46,34</text:p>
          </table:table-cell>
          <table:table-cell office:value-type="float" office:value="0.007632106" calcext:value-type="float">
            <text:p>0,007632106</text:p>
          </table:table-cell>
          <table:table-cell table:number-columns-repeated="20"/>
        </table:table-row>
        <table:table-row table:style-name="ro1">
          <table:table-cell office:value-type="float" office:value="66.13" calcext:value-type="float">
            <text:p>66,13</text:p>
          </table:table-cell>
          <table:table-cell office:value-type="float" office:value="13.2" calcext:value-type="float">
            <text:p>13,2</text:p>
          </table:table-cell>
          <table:table-cell office:value-type="float" office:value="0.36" calcext:value-type="float">
            <text:p>0,36</text:p>
          </table:table-cell>
          <table:table-cell office:value-type="float" office:value="84.67" calcext:value-type="float">
            <text:p>84,67</text:p>
          </table:table-cell>
          <table:table-cell office:value-type="float" office:value="47.13" calcext:value-type="float">
            <text:p>47,13</text:p>
          </table:table-cell>
          <table:table-cell office:value-type="float" office:value="0.004027643" calcext:value-type="float">
            <text:p>0,004027643</text:p>
          </table:table-cell>
          <table:table-cell table:number-columns-repeated="20"/>
        </table:table-row>
        <table:table-row table:style-name="ro1">
          <table:table-cell table:style-name="ce2" office:value-type="float" office:value="61.97" calcext:value-type="float">
            <text:p>61,97</text:p>
          </table:table-cell>
          <table:table-cell table:style-name="ce2" office:value-type="float" office:value="6.81" calcext:value-type="float">
            <text:p>6,81</text:p>
          </table:table-cell>
          <table:table-cell table:style-name="ce2" office:value-type="float" office:value="0.4" calcext:value-type="float">
            <text:p>0,4</text:p>
          </table:table-cell>
          <table:table-cell table:style-name="ce2" office:value-type="float" office:value="89.9" calcext:value-type="float">
            <text:p>89,9</text:p>
          </table:table-cell>
          <table:table-cell table:style-name="ce2" office:value-type="float" office:value="58.28" calcext:value-type="float">
            <text:p>58,28</text:p>
          </table:table-cell>
          <table:table-cell table:style-name="ce2" office:value-type="float" office:value="0.007592366" calcext:value-type="float">
            <text:p>0,007592366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6 feat (No neighbor diff)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38:.A42])" office:value-type="float" office:value="67.058" calcext:value-type="float">
            <text:p>67,058</text:p>
          </table:table-cell>
          <table:table-cell table:formula="of:=AVERAGEA(['2000 cons'.B38:.B42])" office:value-type="float" office:value="9.15" calcext:value-type="float">
            <text:p>9,15</text:p>
          </table:table-cell>
          <table:table-cell table:formula="of:=AVERAGEA(['2000 cons'.C38:.C42])" office:value-type="float" office:value="0.436" calcext:value-type="float">
            <text:p>0,436</text:p>
          </table:table-cell>
          <table:table-cell table:formula="of:=AVERAGEA(['2000 cons'.D38:.D42])" office:value-type="float" office:value="88.446" calcext:value-type="float">
            <text:p>88,446</text:p>
          </table:table-cell>
          <table:table-cell table:formula="of:=AVERAGEA(['2000 cons'.E38:.E42])" office:value-type="float" office:value="54.576" calcext:value-type="float">
            <text:p>54,576</text:p>
          </table:table-cell>
          <table:table-cell table:formula="of:=AVERAGEA(['2000 cons'.F38:.F42])" office:value-type="float" office:value="0.0578773972" calcext:value-type="float">
            <text:p>0,0578773972</text:p>
          </table:table-cell>
          <table:table-cell table:formula="of:=STDEV(['2000 cons'.A38:.A42])" office:value-type="float" office:value="5.77376566895471" calcext:value-type="float">
            <text:p>5,773765669</text:p>
          </table:table-cell>
          <table:table-cell table:formula="of:=STDEV(['2000 cons'.B38:.B42])" office:value-type="float" office:value="2.18754428526601" calcext:value-type="float">
            <text:p>2,1875442853</text:p>
          </table:table-cell>
          <table:table-cell table:formula="of:=STDEV(['2000 cons'.C38:.C42])" office:value-type="float" office:value="0.049295030175465" calcext:value-type="float">
            <text:p>0,0492950302</text:p>
          </table:table-cell>
          <table:table-cell table:formula="of:=STDEV(['2000 cons'.D38:.D42])" office:value-type="float" office:value="1.62513999396975" calcext:value-type="float">
            <text:p>1,625139994</text:p>
          </table:table-cell>
          <table:table-cell table:formula="of:=STDEV(['2000 cons'.E38:.E42])" office:value-type="float" office:value="4.85523222925536" calcext:value-type="float">
            <text:p>4,8552322293</text:p>
          </table:table-cell>
          <table:table-cell table:formula="of:=STDEV(['2000 cons'.F38:.F42])" office:value-type="float" office:value="0.0285438972132018" calcext:value-type="float">
            <text:p>0,0285438972</text:p>
          </table:table-cell>
          <table:table-cell/>
        </table:table-row>
        <table:table-row table:style-name="ro1">
          <table:table-cell office:value-type="float" office:value="66.15" calcext:value-type="float">
            <text:p>66,15</text:p>
          </table:table-cell>
          <table:table-cell office:value-type="float" office:value="9.91" calcext:value-type="float">
            <text:p>9,91</text:p>
          </table:table-cell>
          <table:table-cell office:value-type="float" office:value="0.43" calcext:value-type="float">
            <text:p>0,43</text:p>
          </table:table-cell>
          <table:table-cell office:value-type="float" office:value="87.5" calcext:value-type="float">
            <text:p>87,5</text:p>
          </table:table-cell>
          <table:table-cell office:value-type="float" office:value="53.42" calcext:value-type="float">
            <text:p>53,42</text:p>
          </table:table-cell>
          <table:table-cell office:value-type="float" office:value="0.06987224" calcext:value-type="float">
            <text:p>0,06987224</text:p>
          </table:table-cell>
          <table:table-cell table:number-columns-repeated="20"/>
        </table:table-row>
        <table:table-row table:style-name="ro1">
          <table:table-cell office:value-type="float" office:value="64.15" calcext:value-type="float">
            <text:p>64,15</text:p>
          </table:table-cell>
          <table:table-cell office:value-type="float" office:value="10.79" calcext:value-type="float">
            <text:p>10,79</text:p>
          </table:table-cell>
          <table:table-cell office:value-type="float" office:value="0.4" calcext:value-type="float">
            <text:p>0,4</text:p>
          </table:table-cell>
          <table:table-cell office:value-type="float" office:value="87" calcext:value-type="float">
            <text:p>87</text:p>
          </table:table-cell>
          <table:table-cell office:value-type="float" office:value="46.58" calcext:value-type="float">
            <text:p>46,58</text:p>
          </table:table-cell>
          <table:table-cell office:value-type="float" office:value="0.07657806" calcext:value-type="float">
            <text:p>0,07657806</text:p>
          </table:table-cell>
          <table:table-cell table:number-columns-repeated="20"/>
        </table:table-row>
        <table:table-row table:style-name="ro1">
          <table:table-cell office:value-type="float" office:value="76.92" calcext:value-type="float">
            <text:p>76,92</text:p>
          </table:table-cell>
          <table:table-cell office:value-type="float" office:value="11.4" calcext:value-type="float">
            <text:p>11,4</text:p>
          </table:table-cell>
          <table:table-cell office:value-type="float" office:value="0.43" calcext:value-type="float">
            <text:p>0,43</text:p>
          </table:table-cell>
          <table:table-cell office:value-type="float" office:value="87.33" calcext:value-type="float">
            <text:p>87,33</text:p>
          </table:table-cell>
          <table:table-cell office:value-type="float" office:value="56.82" calcext:value-type="float">
            <text:p>56,82</text:p>
          </table:table-cell>
          <table:table-cell office:value-type="float" office:value="0.06293053" calcext:value-type="float">
            <text:p>0,06293053</text:p>
          </table:table-cell>
          <table:table-cell table:number-columns-repeated="20"/>
        </table:table-row>
        <table:table-row table:style-name="ro1">
          <table:table-cell office:value-type="float" office:value="66.1" calcext:value-type="float">
            <text:p>66,1</text:p>
          </table:table-cell>
          <table:table-cell office:value-type="float" office:value="6.84" calcext:value-type="float">
            <text:p>6,84</text:p>
          </table:table-cell>
          <table:table-cell office:value-type="float" office:value="0.52" calcext:value-type="float">
            <text:p>0,52</text:p>
          </table:table-cell>
          <table:table-cell office:value-type="float" office:value="90.5" calcext:value-type="float">
            <text:p>90,5</text:p>
          </table:table-cell>
          <table:table-cell office:value-type="float" office:value="57.78" calcext:value-type="float">
            <text:p>57,78</text:p>
          </table:table-cell>
          <table:table-cell office:value-type="float" office:value="0.07241379" calcext:value-type="float">
            <text:p>0,07241379</text:p>
          </table:table-cell>
          <table:table-cell table:number-columns-repeated="20"/>
        </table:table-row>
        <table:table-row table:style-name="ro1">
          <table:table-cell table:style-name="ce2" office:value-type="float" office:value="66.04" calcext:value-type="float">
            <text:p>66,04</text:p>
          </table:table-cell>
          <table:table-cell table:style-name="ce2" office:value-type="float" office:value="9.69" calcext:value-type="float">
            <text:p>9,69</text:p>
          </table:table-cell>
          <table:table-cell table:style-name="ce2" office:value-type="float" office:value="0.43" calcext:value-type="float">
            <text:p>0,43</text:p>
          </table:table-cell>
          <table:table-cell table:style-name="ce2" office:value-type="float" office:value="88.17" calcext:value-type="float">
            <text:p>88,17</text:p>
          </table:table-cell>
          <table:table-cell table:style-name="ce2" office:value-type="float" office:value="49.65" calcext:value-type="float">
            <text:p>49,65</text:p>
          </table:table-cell>
          <table:table-cell table:style-name="ce2" office:value-type="float" office:value="0.02802983" calcext:value-type="float">
            <text:p>0,02802983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10 +sym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43:.A47])" office:value-type="float" office:value="66.328" calcext:value-type="float">
            <text:p>66,328</text:p>
          </table:table-cell>
          <table:table-cell table:formula="of:=AVERAGEA(['2000 cons'.B43:.B47])" office:value-type="float" office:value="7.548" calcext:value-type="float">
            <text:p>7,548</text:p>
          </table:table-cell>
          <table:table-cell table:formula="of:=AVERAGEA(['2000 cons'.C43:.C47])" office:value-type="float" office:value="0.498" calcext:value-type="float">
            <text:p>0,498</text:p>
          </table:table-cell>
          <table:table-cell table:formula="of:=AVERAGEA(['2000 cons'.D43:.D47])" office:value-type="float" office:value="89.84" calcext:value-type="float">
            <text:p>89,84</text:p>
          </table:table-cell>
          <table:table-cell table:formula="of:=AVERAGEA(['2000 cons'.E43:.E47])" office:value-type="float" office:value="56.492" calcext:value-type="float">
            <text:p>56,492</text:p>
          </table:table-cell>
          <table:table-cell table:formula="of:=AVERAGEA(['2000 cons'.F43:.F47])" office:value-type="float" office:value="0.023503642" calcext:value-type="float">
            <text:p>0,023503642</text:p>
          </table:table-cell>
          <table:table-cell table:formula="of:=STDEV(['2000 cons'.A43:.A47])" office:value-type="float" office:value="4.56763833944852" calcext:value-type="float">
            <text:p>4,5676383394</text:p>
          </table:table-cell>
          <table:table-cell table:formula="of:=STDEV(['2000 cons'.B43:.B47])" office:value-type="float" office:value="1.42944744569361" calcext:value-type="float">
            <text:p>1,4294474457</text:p>
          </table:table-cell>
          <table:table-cell table:formula="of:=STDEV(['2000 cons'.C43:.C47])" office:value-type="float" office:value="0.0576194411635517" calcext:value-type="float">
            <text:p>0,0576194412</text:p>
          </table:table-cell>
          <table:table-cell table:formula="of:=STDEV(['2000 cons'.D43:.D47])" office:value-type="float" office:value="1.44910317093021" calcext:value-type="float">
            <text:p>1,4491031709</text:p>
          </table:table-cell>
          <table:table-cell table:formula="of:=STDEV(['2000 cons'.E43:.E47])" office:value-type="float" office:value="5.52725700506138" calcext:value-type="float">
            <text:p>5,5272570051</text:p>
          </table:table-cell>
          <table:table-cell table:formula="of:=STDEV(['2000 cons'.F43:.F47])" office:value-type="float" office:value="0.00519878149601616" calcext:value-type="float">
            <text:p>0,0051987815</text:p>
          </table:table-cell>
          <table:table-cell/>
        </table:table-row>
        <table:table-row table:style-name="ro1">
          <table:table-cell office:value-type="float" office:value="64.52" calcext:value-type="float">
            <text:p>64,52</text:p>
          </table:table-cell>
          <table:table-cell office:value-type="float" office:value="7.25" calcext:value-type="float">
            <text:p>7,25</text:p>
          </table:table-cell>
          <table:table-cell office:value-type="float" office:value="0.5" calcext:value-type="float">
            <text:p>0,5</text:p>
          </table:table-cell>
          <table:table-cell office:value-type="float" office:value="89.93" calcext:value-type="float">
            <text:p>89,93</text:p>
          </table:table-cell>
          <table:table-cell office:value-type="float" office:value="56.74" calcext:value-type="float">
            <text:p>56,74</text:p>
          </table:table-cell>
          <table:table-cell office:value-type="float" office:value="0.02957922" calcext:value-type="float">
            <text:p>0,02957922</text:p>
          </table:table-cell>
          <table:table-cell table:number-columns-repeated="20"/>
        </table:table-row>
        <table:table-row table:style-name="ro1">
          <table:table-cell office:value-type="float" office:value="62.3" calcext:value-type="float">
            <text:p>62,3</text:p>
          </table:table-cell>
          <table:table-cell office:value-type="float" office:value="8.16" calcext:value-type="float">
            <text:p>8,16</text:p>
          </table:table-cell>
          <table:table-cell office:value-type="float" office:value="0.46" calcext:value-type="float">
            <text:p>0,46</text:p>
          </table:table-cell>
          <table:table-cell office:value-type="float" office:value="88.93" calcext:value-type="float">
            <text:p>88,93</text:p>
          </table:table-cell>
          <table:table-cell office:value-type="float" office:value="53.15" calcext:value-type="float">
            <text:p>53,15</text:p>
          </table:table-cell>
          <table:table-cell office:value-type="float" office:value="0.02049906" calcext:value-type="float">
            <text:p>0,02049906</text:p>
          </table:table-cell>
          <table:table-cell table:number-columns-repeated="20"/>
        </table:table-row>
        <table:table-row table:style-name="ro1">
          <table:table-cell office:value-type="float" office:value="64.64" calcext:value-type="float">
            <text:p>64,64</text:p>
          </table:table-cell>
          <table:table-cell office:value-type="float" office:value="6.55" calcext:value-type="float">
            <text:p>6,55</text:p>
          </table:table-cell>
          <table:table-cell office:value-type="float" office:value="0.52" calcext:value-type="float">
            <text:p>0,52</text:p>
          </table:table-cell>
          <table:table-cell office:value-type="float" office:value="90.17" calcext:value-type="float">
            <text:p>90,17</text:p>
          </table:table-cell>
          <table:table-cell office:value-type="float" office:value="58.74" calcext:value-type="float">
            <text:p>58,74</text:p>
          </table:table-cell>
          <table:table-cell office:value-type="float" office:value="0.02223726" calcext:value-type="float">
            <text:p>0,02223726</text:p>
          </table:table-cell>
          <table:table-cell table:number-columns-repeated="20"/>
        </table:table-row>
        <table:table-row table:style-name="ro1">
          <table:table-cell office:value-type="float" office:value="74.14" calcext:value-type="float">
            <text:p>74,14</text:p>
          </table:table-cell>
          <table:table-cell office:value-type="float" office:value="6.09" calcext:value-type="float">
            <text:p>6,09</text:p>
          </table:table-cell>
          <table:table-cell office:value-type="float" office:value="0.58" calcext:value-type="float">
            <text:p>0,58</text:p>
          </table:table-cell>
          <table:table-cell office:value-type="float" office:value="92" calcext:value-type="float">
            <text:p>92</text:p>
          </table:table-cell>
          <table:table-cell office:value-type="float" office:value="64.18" calcext:value-type="float">
            <text:p>64,18</text:p>
          </table:table-cell>
          <table:table-cell office:value-type="float" office:value="0.01717284" calcext:value-type="float">
            <text:p>0,01717284</text:p>
          </table:table-cell>
          <table:table-cell table:number-columns-repeated="20"/>
        </table:table-row>
        <table:table-row table:style-name="ro1">
          <table:table-cell table:style-name="ce2" office:value-type="float" office:value="63.35" calcext:value-type="float">
            <text:p>63,35</text:p>
          </table:table-cell>
          <table:table-cell table:style-name="ce2" office:value-type="float" office:value="12.64" calcext:value-type="float">
            <text:p>12,64</text:p>
          </table:table-cell>
          <table:table-cell table:style-name="ce2" office:value-type="float" office:value="0.38" calcext:value-type="float">
            <text:p>0,38</text:p>
          </table:table-cell>
          <table:table-cell table:style-name="ce2" office:value-type="float" office:value="85.5" calcext:value-type="float">
            <text:p>85,5</text:p>
          </table:table-cell>
          <table:table-cell table:style-name="ce2" office:value-type="float" office:value="49.71" calcext:value-type="float">
            <text:p>49,71</text:p>
          </table:table-cell>
          <table:table-cell table:style-name="ce2" office:value-type="float" office:value="0.0000137346" calcext:value-type="float">
            <text:p>1,37346E-0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10 +sym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48:.A52])" office:value-type="float" office:value="71.748" calcext:value-type="float">
            <text:p>71,748</text:p>
          </table:table-cell>
          <table:table-cell table:formula="of:=AVERAGEA(['2000 cons'.B48:.B52])" office:value-type="float" office:value="10.988" calcext:value-type="float">
            <text:p>10,988</text:p>
          </table:table-cell>
          <table:table-cell table:formula="of:=AVERAGEA(['2000 cons'.C48:.C52])" office:value-type="float" office:value="0.424" calcext:value-type="float">
            <text:p>0,424</text:p>
          </table:table-cell>
          <table:table-cell table:formula="of:=AVERAGEA(['2000 cons'.D48:.D52])" office:value-type="float" office:value="87.402" calcext:value-type="float">
            <text:p>87,402</text:p>
          </table:table-cell>
          <table:table-cell table:formula="of:=AVERAGEA(['2000 cons'.E48:.E52])" office:value-type="float" office:value="54.09" calcext:value-type="float">
            <text:p>54,09</text:p>
          </table:table-cell>
          <table:table-cell table:formula="of:=AVERAGEA(['2000 cons'.F48:.F52])" office:value-type="float" office:value="0.0000090965308" calcext:value-type="float">
            <text:p>9,0965308E-06</text:p>
          </table:table-cell>
          <table:table-cell table:formula="of:=STDEV(['2000 cons'.A48:.A52])" office:value-type="float" office:value="6.32992259036396" calcext:value-type="float">
            <text:p>6,3299225904</text:p>
          </table:table-cell>
          <table:table-cell table:formula="of:=STDEV(['2000 cons'.B48:.B52])" office:value-type="float" office:value="1.10005454410225" calcext:value-type="float">
            <text:p>1,1000545441</text:p>
          </table:table-cell>
          <table:table-cell table:formula="of:=STDEV(['2000 cons'.C48:.C52])" office:value-type="float" office:value="0.0288097205817759" calcext:value-type="float">
            <text:p>0,0288097206</text:p>
          </table:table-cell>
          <table:table-cell table:formula="of:=STDEV(['2000 cons'.D48:.D52])" office:value-type="float" office:value="1.17778181341028" calcext:value-type="float">
            <text:p>1,1777818134</text:p>
          </table:table-cell>
          <table:table-cell table:formula="of:=STDEV(['2000 cons'.E48:.E52])" office:value-type="float" office:value="4.69207310258483" calcext:value-type="float">
            <text:p>4,6920731026</text:p>
          </table:table-cell>
          <table:table-cell table:formula="of:=STDEV(['2000 cons'.F48:.F52])" office:value-type="float" office:value="0.00000678054618053315" calcext:value-type="float">
            <text:p>6,78054618053315E-06</text:p>
          </table:table-cell>
          <table:table-cell/>
        </table:table-row>
        <table:table-row table:style-name="ro1">
          <table:table-cell office:value-type="float" office:value="70.91" calcext:value-type="float">
            <text:p>70,91</text:p>
          </table:table-cell>
          <table:table-cell office:value-type="float" office:value="11.38" calcext:value-type="float">
            <text:p>11,38</text:p>
          </table:table-cell>
          <table:table-cell office:value-type="float" office:value="0.41" calcext:value-type="float">
            <text:p>0,41</text:p>
          </table:table-cell>
          <table:table-cell office:value-type="float" office:value="87" calcext:value-type="float">
            <text:p>87</text:p>
          </table:table-cell>
          <table:table-cell office:value-type="float" office:value="50" calcext:value-type="float">
            <text:p>50</text:p>
          </table:table-cell>
          <table:table-cell office:value-type="float" office:value="0.00001828577" calcext:value-type="float">
            <text:p>1,828577E-05</text:p>
          </table:table-cell>
          <table:table-cell table:number-columns-repeated="20"/>
        </table:table-row>
        <table:table-row table:style-name="ro1">
          <table:table-cell office:value-type="float" office:value="81.16" calcext:value-type="float">
            <text:p>81,16</text:p>
          </table:table-cell>
          <table:table-cell office:value-type="float" office:value="10.92" calcext:value-type="float">
            <text:p>10,92</text:p>
          </table:table-cell>
          <table:table-cell office:value-type="float" office:value="0.45" calcext:value-type="float">
            <text:p>0,45</text:p>
          </table:table-cell>
          <table:table-cell office:value-type="float" office:value="88.17" calcext:value-type="float">
            <text:p>88,17</text:p>
          </table:table-cell>
          <table:table-cell office:value-type="float" office:value="61.2" calcext:value-type="float">
            <text:p>61,2</text:p>
          </table:table-cell>
          <table:table-cell office:value-type="float" office:value="0.000007347222" calcext:value-type="float">
            <text:p>7,347222E-06</text:p>
          </table:table-cell>
          <table:table-cell table:number-columns-repeated="20"/>
        </table:table-row>
        <table:table-row table:style-name="ro1">
          <table:table-cell office:value-type="float" office:value="72.13" calcext:value-type="float">
            <text:p>72,13</text:p>
          </table:table-cell>
          <table:table-cell office:value-type="float" office:value="10.02" calcext:value-type="float">
            <text:p>10,02</text:p>
          </table:table-cell>
          <table:table-cell office:value-type="float" office:value="0.44" calcext:value-type="float">
            <text:p>0,44</text:p>
          </table:table-cell>
          <table:table-cell office:value-type="float" office:value="88.17" calcext:value-type="float">
            <text:p>88,17</text:p>
          </table:table-cell>
          <table:table-cell office:value-type="float" office:value="55.35" calcext:value-type="float">
            <text:p>55,35</text:p>
          </table:table-cell>
          <table:table-cell office:value-type="float" office:value="0.000002070033" calcext:value-type="float">
            <text:p>0,00000207</text:p>
          </table:table-cell>
          <table:table-cell table:number-columns-repeated="20"/>
        </table:table-row>
        <table:table-row table:style-name="ro1">
          <table:table-cell office:value-type="float" office:value="71.19" calcext:value-type="float">
            <text:p>71,19</text:p>
          </table:table-cell>
          <table:table-cell office:value-type="float" office:value="9.98" calcext:value-type="float">
            <text:p>9,98</text:p>
          </table:table-cell>
          <table:table-cell office:value-type="float" office:value="0.44" calcext:value-type="float">
            <text:p>0,44</text:p>
          </table:table-cell>
          <table:table-cell office:value-type="float" office:value="88.17" calcext:value-type="float">
            <text:p>88,17</text:p>
          </table:table-cell>
          <table:table-cell office:value-type="float" office:value="54.19" calcext:value-type="float">
            <text:p>54,19</text:p>
          </table:table-cell>
          <table:table-cell office:value-type="float" office:value="0.000004045029" calcext:value-type="float">
            <text:p>0,000004045</text:p>
          </table:table-cell>
          <table:table-cell table:number-columns-repeated="20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12.5" calcext:value-type="float">
            <text:p>12,5</text:p>
          </table:table-cell>
          <table:table-cell table:style-name="ce2" office:value-type="float" office:value="0.4" calcext:value-type="float">
            <text:p>0,4</text:p>
          </table:table-cell>
          <table:table-cell table:style-name="ce2" office:value-type="float" office:value="86.33" calcext:value-type="float">
            <text:p>86,33</text:p>
          </table:table-cell>
          <table:table-cell table:style-name="ce2" office:value-type="float" office:value="50.6" calcext:value-type="float">
            <text:p>50,6</text:p>
          </table:table-cell>
          <table:table-cell table:style-name="ce2" office:value-type="float" office:value="0.0004491314" calcext:value-type="float">
            <text:p>0,0004491314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10 +sym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53:.A57])" office:value-type="float" office:value="68.402" calcext:value-type="float">
            <text:p>68,402</text:p>
          </table:table-cell>
          <table:table-cell table:formula="of:=AVERAGEA(['2000 cons'.B53:.B57])" office:value-type="float" office:value="11.654" calcext:value-type="float">
            <text:p>11,654</text:p>
          </table:table-cell>
          <table:table-cell table:formula="of:=AVERAGEA(['2000 cons'.C53:.C57])" office:value-type="float" office:value="0.396" calcext:value-type="float">
            <text:p>0,396</text:p>
          </table:table-cell>
          <table:table-cell table:formula="of:=AVERAGEA(['2000 cons'.D53:.D57])" office:value-type="float" office:value="86.398" calcext:value-type="float">
            <text:p>86,398</text:p>
          </table:table-cell>
          <table:table-cell table:formula="of:=AVERAGEA(['2000 cons'.E53:.E57])" office:value-type="float" office:value="49.132" calcext:value-type="float">
            <text:p>49,132</text:p>
          </table:table-cell>
          <table:table-cell table:formula="of:=AVERAGEA(['2000 cons'.F53:.F57])" office:value-type="float" office:value="0.0004445847" calcext:value-type="float">
            <text:p>0,0004445847</text:p>
          </table:table-cell>
          <table:table-cell table:formula="of:=STDEV(['2000 cons'.A53:.A57])" office:value-type="float" office:value="6.73584590085017" calcext:value-type="float">
            <text:p>6,7358459009</text:p>
          </table:table-cell>
          <table:table-cell table:formula="of:=STDEV(['2000 cons'.B53:.B57])" office:value-type="float" office:value="1.7138348811948" calcext:value-type="float">
            <text:p>1,7138348812</text:p>
          </table:table-cell>
          <table:table-cell table:formula="of:=STDEV(['2000 cons'.C53:.C57])" office:value-type="float" office:value="0.0336154726279432" calcext:value-type="float">
            <text:p>0,0336154726</text:p>
          </table:table-cell>
          <table:table-cell table:formula="of:=STDEV(['2000 cons'.D53:.D57])" office:value-type="float" office:value="1.51613653738705" calcext:value-type="float">
            <text:p>1,5161365374</text:p>
          </table:table-cell>
          <table:table-cell table:formula="of:=STDEV(['2000 cons'.E53:.E57])" office:value-type="float" office:value="3.8109801888753" calcext:value-type="float">
            <text:p>3,8109801889</text:p>
          </table:table-cell>
          <table:table-cell table:formula="of:=STDEV(['2000 cons'.F53:.F57])" office:value-type="float" office:value="0.000231944267830076" calcext:value-type="float">
            <text:p>0,0002319443</text:p>
          </table:table-cell>
          <table:table-cell/>
        </table:table-row>
        <table:table-row table:style-name="ro1">
          <table:table-cell office:value-type="float" office:value="69.7" calcext:value-type="float">
            <text:p>69,7</text:p>
          </table:table-cell>
          <table:table-cell office:value-type="float" office:value="11.61" calcext:value-type="float">
            <text:p>11,61</text:p>
          </table:table-cell>
          <table:table-cell office:value-type="float" office:value="0.4" calcext:value-type="float">
            <text:p>0,4</text:p>
          </table:table-cell>
          <table:table-cell office:value-type="float" office:value="86.33" calcext:value-type="float">
            <text:p>86,33</text:p>
          </table:table-cell>
          <table:table-cell office:value-type="float" office:value="52.87" calcext:value-type="float">
            <text:p>52,87</text:p>
          </table:table-cell>
          <table:table-cell office:value-type="float" office:value="0.0001938778" calcext:value-type="float">
            <text:p>0,0001938778</text:p>
          </table:table-cell>
          <table:table-cell table:number-columns-repeated="20"/>
        </table:table-row>
        <table:table-row table:style-name="ro1">
          <table:table-cell office:value-type="float" office:value="59.02" calcext:value-type="float">
            <text:p>59,02</text:p>
          </table:table-cell>
          <table:table-cell office:value-type="float" office:value="9.46" calcext:value-type="float">
            <text:p>9,46</text:p>
          </table:table-cell>
          <table:table-cell office:value-type="float" office:value="0.41" calcext:value-type="float">
            <text:p>0,41</text:p>
          </table:table-cell>
          <table:table-cell office:value-type="float" office:value="87.33" calcext:value-type="float">
            <text:p>87,33</text:p>
          </table:table-cell>
          <table:table-cell office:value-type="float" office:value="48.65" calcext:value-type="float">
            <text:p>48,65</text:p>
          </table:table-cell>
          <table:table-cell office:value-type="float" office:value="0.0008144883" calcext:value-type="float">
            <text:p>0,0008144883</text:p>
          </table:table-cell>
          <table:table-cell table:number-columns-repeated="2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.73" calcext:value-type="float">
            <text:p>10,73</text:p>
          </table:table-cell>
          <table:table-cell office:value-type="float" office:value="0.43" calcext:value-type="float">
            <text:p>0,43</text:p>
          </table:table-cell>
          <table:table-cell office:value-type="float" office:value="88" calcext:value-type="float">
            <text:p>88</text:p>
          </table:table-cell>
          <table:table-cell office:value-type="float" office:value="50.68" calcext:value-type="float">
            <text:p>50,68</text:p>
          </table:table-cell>
          <table:table-cell office:value-type="float" office:value="0.0003201308" calcext:value-type="float">
            <text:p>0,0003201308</text:p>
          </table:table-cell>
          <table:table-cell table:number-columns-repeated="20"/>
        </table:table-row>
        <table:table-row table:style-name="ro1">
          <table:table-cell office:value-type="float" office:value="64.29" calcext:value-type="float">
            <text:p>64,29</text:p>
          </table:table-cell>
          <table:table-cell office:value-type="float" office:value="13.97" calcext:value-type="float">
            <text:p>13,97</text:p>
          </table:table-cell>
          <table:table-cell office:value-type="float" office:value="0.34" calcext:value-type="float">
            <text:p>0,34</text:p>
          </table:table-cell>
          <table:table-cell office:value-type="float" office:value="84" calcext:value-type="float">
            <text:p>84</text:p>
          </table:table-cell>
          <table:table-cell office:value-type="float" office:value="42.86" calcext:value-type="float">
            <text:p>42,86</text:p>
          </table:table-cell>
          <table:table-cell office:value-type="float" office:value="0.0004452952" calcext:value-type="float">
            <text:p>0,0004452952</text:p>
          </table:table-cell>
          <table:table-cell table:number-columns-repeated="20"/>
        </table:table-row>
        <table:table-row table:style-name="ro1">
          <table:table-cell table:style-name="ce2" office:value-type="float" office:value="64.91" calcext:value-type="float">
            <text:p>64,91</text:p>
          </table:table-cell>
          <table:table-cell table:style-name="ce2" office:value-type="float" office:value="7.92" calcext:value-type="float">
            <text:p>7,92</text:p>
          </table:table-cell>
          <table:table-cell table:style-name="ce2" office:value-type="float" office:value="0.48" calcext:value-type="float">
            <text:p>0,48</text:p>
          </table:table-cell>
          <table:table-cell table:style-name="ce2" office:value-type="float" office:value="89.5" calcext:value-type="float">
            <text:p>89,5</text:p>
          </table:table-cell>
          <table:table-cell table:style-name="ce2" office:value-type="float" office:value="54.01" calcext:value-type="float">
            <text:p>54,01</text:p>
          </table:table-cell>
          <table:table-cell table:style-name="ce2" office:value-type="float" office:value="0.05858577" calcext:value-type="float">
            <text:p>0,05858577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10 +sym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58:.A62])" office:value-type="float" office:value="64.984" calcext:value-type="float">
            <text:p>64,984</text:p>
          </table:table-cell>
          <table:table-cell table:formula="of:=AVERAGEA(['2000 cons'.B58:.B62])" office:value-type="float" office:value="13.844" calcext:value-type="float">
            <text:p>13,844</text:p>
          </table:table-cell>
          <table:table-cell table:formula="of:=AVERAGEA(['2000 cons'.C58:.C62])" office:value-type="float" office:value="0.396" calcext:value-type="float">
            <text:p>0,396</text:p>
          </table:table-cell>
          <table:table-cell table:formula="of:=AVERAGEA(['2000 cons'.D58:.D62])" office:value-type="float" office:value="84.068" calcext:value-type="float">
            <text:p>84,068</text:p>
          </table:table-cell>
          <table:table-cell table:formula="of:=AVERAGEA(['2000 cons'.E58:.E62])" office:value-type="float" office:value="48.244" calcext:value-type="float">
            <text:p>48,244</text:p>
          </table:table-cell>
          <table:table-cell table:formula="of:=AVERAGEA(['2000 cons'.F58:.F62])" office:value-type="float" office:value="0.046586222" calcext:value-type="float">
            <text:p>0,046586222</text:p>
          </table:table-cell>
          <table:table-cell table:formula="of:=STDEV(['2000 cons'.A58:.A62])" office:value-type="float" office:value="11.4717993357625" calcext:value-type="float">
            <text:p>11,4717993358</text:p>
          </table:table-cell>
          <table:table-cell table:formula="of:=STDEV(['2000 cons'.B58:.B62])" office:value-type="float" office:value="10.6367443327364" calcext:value-type="float">
            <text:p>10,6367443327</text:p>
          </table:table-cell>
          <table:table-cell table:formula="of:=STDEV(['2000 cons'.C58:.C62])" office:value-type="float" office:value="0.143979165159408" calcext:value-type="float">
            <text:p>0,1439791652</text:p>
          </table:table-cell>
          <table:table-cell table:formula="of:=STDEV(['2000 cons'.D58:.D62])" office:value-type="float" office:value="10.579017912831" calcext:value-type="float">
            <text:p>10,5790179128</text:p>
          </table:table-cell>
          <table:table-cell table:formula="of:=STDEV(['2000 cons'.E58:.E62])" office:value-type="float" office:value="15.2480369228304" calcext:value-type="float">
            <text:p>15,2480369228</text:p>
          </table:table-cell>
          <table:table-cell table:formula="of:=STDEV(['2000 cons'.F58:.F62])" office:value-type="float" office:value="0.00893141380028773" calcext:value-type="float">
            <text:p>0,0089314138</text:p>
          </table:table-cell>
          <table:table-cell/>
        </table:table-row>
        <table:table-row table:style-name="ro1">
          <table:table-cell office:value-type="float" office:value="78.33" calcext:value-type="float">
            <text:p>78,33</text:p>
          </table:table-cell>
          <table:table-cell office:value-type="float" office:value="10.56" calcext:value-type="float">
            <text:p>10,56</text:p>
          </table:table-cell>
          <table:table-cell office:value-type="float" office:value="0.45" calcext:value-type="float">
            <text:p>0,45</text:p>
          </table:table-cell>
          <table:table-cell office:value-type="float" office:value="88.33" calcext:value-type="float">
            <text:p>88,33</text:p>
          </table:table-cell>
          <table:table-cell office:value-type="float" office:value="57.32" calcext:value-type="float">
            <text:p>57,32</text:p>
          </table:table-cell>
          <table:table-cell office:value-type="float" office:value="0.04447217" calcext:value-type="float">
            <text:p>0,04447217</text:p>
          </table:table-cell>
          <table:table-cell table:number-columns-repeated="20"/>
        </table:table-row>
        <table:table-row table:style-name="ro1">
          <table:table-cell office:value-type="float" office:value="67.21" calcext:value-type="float">
            <text:p>67,21</text:p>
          </table:table-cell>
          <table:table-cell office:value-type="float" office:value="8.35" calcext:value-type="float">
            <text:p>8,35</text:p>
          </table:table-cell>
          <table:table-cell office:value-type="float" office:value="0.47" calcext:value-type="float">
            <text:p>0,47</text:p>
          </table:table-cell>
          <table:table-cell office:value-type="float" office:value="89.17" calcext:value-type="float">
            <text:p>89,17</text:p>
          </table:table-cell>
          <table:table-cell office:value-type="float" office:value="55.78" calcext:value-type="float">
            <text:p>55,78</text:p>
          </table:table-cell>
          <table:table-cell office:value-type="float" office:value="0.0409812" calcext:value-type="float">
            <text:p>0,0409812</text:p>
          </table:table-cell>
          <table:table-cell table:number-columns-repeated="20"/>
        </table:table-row>
        <table:table-row table:style-name="ro1">
          <table:table-cell office:value-type="float" office:value="46.67" calcext:value-type="float">
            <text:p>46,67</text:p>
          </table:table-cell>
          <table:table-cell office:value-type="float" office:value="32.78" calcext:value-type="float">
            <text:p>32,78</text:p>
          </table:table-cell>
          <table:table-cell office:value-type="float" office:value="0.14" calcext:value-type="float">
            <text:p>0,14</text:p>
          </table:table-cell>
          <table:table-cell office:value-type="float" office:value="65.17" calcext:value-type="float">
            <text:p>65,17</text:p>
          </table:table-cell>
          <table:table-cell office:value-type="float" office:value="21.13" calcext:value-type="float">
            <text:p>21,13</text:p>
          </table:table-cell>
          <table:table-cell office:value-type="float" office:value="0.03638234" calcext:value-type="float">
            <text:p>0,03638234</text:p>
          </table:table-cell>
          <table:table-cell table:number-columns-repeated="20"/>
        </table:table-row>
        <table:table-row table:style-name="ro1">
          <table:table-cell office:value-type="float" office:value="67.8" calcext:value-type="float">
            <text:p>67,8</text:p>
          </table:table-cell>
          <table:table-cell office:value-type="float" office:value="9.61" calcext:value-type="float">
            <text:p>9,61</text:p>
          </table:table-cell>
          <table:table-cell office:value-type="float" office:value="0.44" calcext:value-type="float">
            <text:p>0,44</text:p>
          </table:table-cell>
          <table:table-cell office:value-type="float" office:value="88.17" calcext:value-type="float">
            <text:p>88,17</text:p>
          </table:table-cell>
          <table:table-cell office:value-type="float" office:value="52.98" calcext:value-type="float">
            <text:p>52,98</text:p>
          </table:table-cell>
          <table:table-cell office:value-type="float" office:value="0.05250963" calcext:value-type="float">
            <text:p>0,05250963</text:p>
          </table:table-cell>
          <table:table-cell table:number-columns-repeated="20"/>
        </table:table-row>
        <table:table-row table:style-name="ro1">
          <table:table-cell table:style-name="ce2" office:value-type="float" office:value="79.69" calcext:value-type="float">
            <text:p>79,69</text:p>
          </table:table-cell>
          <table:table-cell table:style-name="ce2" office:value-type="float" office:value="7.09" calcext:value-type="float">
            <text:p>7,09</text:p>
          </table:table-cell>
          <table:table-cell table:style-name="ce2" office:value-type="float" office:value="0.56" calcext:value-type="float">
            <text:p>0,56</text:p>
          </table:table-cell>
          <table:table-cell table:style-name="ce2" office:value-type="float" office:value="91.5" calcext:value-type="float">
            <text:p>91,5</text:p>
          </table:table-cell>
          <table:table-cell table:style-name="ce2" office:value-type="float" office:value="66.67" calcext:value-type="float">
            <text:p>66,67</text:p>
          </table:table-cell>
          <table:table-cell table:style-name="ce2" office:value-type="float" office:value="0.04081766" calcext:value-type="float">
            <text:p>0,04081766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8 -neigh diff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63:.A67])" office:value-type="float" office:value="70.212" calcext:value-type="float">
            <text:p>70,212</text:p>
          </table:table-cell>
          <table:table-cell table:formula="of:=AVERAGEA(['2000 cons'.B63:.B67])" office:value-type="float" office:value="8.57" calcext:value-type="float">
            <text:p>8,57</text:p>
          </table:table-cell>
          <table:table-cell table:formula="of:=AVERAGEA(['2000 cons'.C63:.C67])" office:value-type="float" office:value="0.484" calcext:value-type="float">
            <text:p>0,484</text:p>
          </table:table-cell>
          <table:table-cell table:formula="of:=AVERAGEA(['2000 cons'.D63:.D67])" office:value-type="float" office:value="89.234" calcext:value-type="float">
            <text:p>89,234</text:p>
          </table:table-cell>
          <table:table-cell table:formula="of:=AVERAGEA(['2000 cons'.E63:.E67])" office:value-type="float" office:value="57.824" calcext:value-type="float">
            <text:p>57,824</text:p>
          </table:table-cell>
          <table:table-cell table:formula="of:=AVERAGEA(['2000 cons'.F63:.F67])" office:value-type="float" office:value="0.035311968" calcext:value-type="float">
            <text:p>0,035311968</text:p>
          </table:table-cell>
          <table:table-cell table:formula="of:=STDEV(['2000 cons'.A63:.A67])" office:value-type="float" office:value="8.81132623388783" calcext:value-type="float">
            <text:p>8,8113262339</text:p>
          </table:table-cell>
          <table:table-cell table:formula="of:=STDEV(['2000 cons'.B63:.B67])" office:value-type="float" office:value="2.24718713061463" calcext:value-type="float">
            <text:p>2,2471871306</text:p>
          </table:table-cell>
          <table:table-cell table:formula="of:=STDEV(['2000 cons'.C63:.C67])" office:value-type="float" office:value="0.0712741187248219" calcext:value-type="float">
            <text:p>0,0712741187</text:p>
          </table:table-cell>
          <table:table-cell table:formula="of:=STDEV(['2000 cons'.D63:.D67])" office:value-type="float" office:value="2.23243812904188" calcext:value-type="float">
            <text:p>2,232438129</text:p>
          </table:table-cell>
          <table:table-cell table:formula="of:=STDEV(['2000 cons'.E63:.E67])" office:value-type="float" office:value="6.68407286016543" calcext:value-type="float">
            <text:p>6,6840728602</text:p>
          </table:table-cell>
          <table:table-cell table:formula="of:=STDEV(['2000 cons'.F63:.F67])" office:value-type="float" office:value="0.00859999122011877" calcext:value-type="float">
            <text:p>0,0085999912</text:p>
          </table:table-cell>
          <table:table-cell/>
        </table:table-row>
        <table:table-row table:style-name="ro1">
          <table:table-cell office:value-type="float" office:value="64.29" calcext:value-type="float">
            <text:p>64,29</text:p>
          </table:table-cell>
          <table:table-cell office:value-type="float" office:value="6.07" calcext:value-type="float">
            <text:p>6,07</text:p>
          </table:table-cell>
          <table:table-cell office:value-type="float" office:value="0.54" calcext:value-type="float">
            <text:p>0,54</text:p>
          </table:table-cell>
          <table:table-cell office:value-type="float" office:value="91.17" calcext:value-type="float">
            <text:p>91,17</text:p>
          </table:table-cell>
          <table:table-cell office:value-type="float" office:value="57.6" calcext:value-type="float">
            <text:p>57,6</text:p>
          </table:table-cell>
          <table:table-cell office:value-type="float" office:value="0.02362121" calcext:value-type="float">
            <text:p>0,02362121</text:p>
          </table:table-cell>
          <table:table-cell table:number-columns-repeated="2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.47" calcext:value-type="float">
            <text:p>10,47</text:p>
          </table:table-cell>
          <table:table-cell office:value-type="float" office:value="0.46" calcext:value-type="float">
            <text:p>0,46</text:p>
          </table:table-cell>
          <table:table-cell office:value-type="float" office:value="88.5" calcext:value-type="float">
            <text:p>88,5</text:p>
          </table:table-cell>
          <table:table-cell office:value-type="float" office:value="60.12" calcext:value-type="float">
            <text:p>60,12</text:p>
          </table:table-cell>
          <table:table-cell office:value-type="float" office:value="0.03541107" calcext:value-type="float">
            <text:p>0,03541107</text:p>
          </table:table-cell>
          <table:table-cell table:number-columns-repeated="20"/>
        </table:table-row>
        <table:table-row table:style-name="ro1">
          <table:table-cell office:value-type="float" office:value="62.9" calcext:value-type="float">
            <text:p>62,9</text:p>
          </table:table-cell>
          <table:table-cell office:value-type="float" office:value="11.34" calcext:value-type="float">
            <text:p>11,34</text:p>
          </table:table-cell>
          <table:table-cell office:value-type="float" office:value="0.38" calcext:value-type="float">
            <text:p>0,38</text:p>
          </table:table-cell>
          <table:table-cell office:value-type="float" office:value="86" calcext:value-type="float">
            <text:p>86</text:p>
          </table:table-cell>
          <table:table-cell office:value-type="float" office:value="48.15" calcext:value-type="float">
            <text:p>48,15</text:p>
          </table:table-cell>
          <table:table-cell office:value-type="float" office:value="0.04578205" calcext:value-type="float">
            <text:p>0,04578205</text:p>
          </table:table-cell>
          <table:table-cell table:number-columns-repeated="20"/>
        </table:table-row>
        <table:table-row table:style-name="ro1">
          <table:table-cell office:value-type="float" office:value="64.18" calcext:value-type="float">
            <text:p>64,18</text:p>
          </table:table-cell>
          <table:table-cell office:value-type="float" office:value="7.88" calcext:value-type="float">
            <text:p>7,88</text:p>
          </table:table-cell>
          <table:table-cell office:value-type="float" office:value="0.48" calcext:value-type="float">
            <text:p>0,48</text:p>
          </table:table-cell>
          <table:table-cell office:value-type="float" office:value="89" calcext:value-type="float">
            <text:p>89</text:p>
          </table:table-cell>
          <table:table-cell office:value-type="float" office:value="56.58" calcext:value-type="float">
            <text:p>56,58</text:p>
          </table:table-cell>
          <table:table-cell office:value-type="float" office:value="0.03092785" calcext:value-type="float">
            <text:p>0,03092785</text:p>
          </table:table-cell>
          <table:table-cell table:number-columns-repeated="20"/>
        </table:table-row>
        <table:table-row table:style-name="ro1">
          <table:table-cell table:style-name="ce2" office:value-type="float" office:value="64.41" calcext:value-type="float">
            <text:p>64,41</text:p>
          </table:table-cell>
          <table:table-cell table:style-name="ce2" office:value-type="float" office:value="12.57" calcext:value-type="float">
            <text:p>12,57</text:p>
          </table:table-cell>
          <table:table-cell table:style-name="ce2" office:value-type="float" office:value="0.36" calcext:value-type="float">
            <text:p>0,36</text:p>
          </table:table-cell>
          <table:table-cell table:style-name="ce2" office:value-type="float" office:value="85.17" calcext:value-type="float">
            <text:p>85,17</text:p>
          </table:table-cell>
          <table:table-cell table:style-name="ce2" office:value-type="float" office:value="46.06" calcext:value-type="float">
            <text:p>46,06</text:p>
          </table:table-cell>
          <table:table-cell table:style-name="ce2" office:value-type="float" office:value="0.0001557059" calcext:value-type="float">
            <text:p>0,0001557059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8 -neigh diff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68:.A72])" office:value-type="float" office:value="72.24" calcext:value-type="float">
            <text:p>72,24</text:p>
          </table:table-cell>
          <table:table-cell table:formula="of:=AVERAGEA(['2000 cons'.B68:.B72])" office:value-type="float" office:value="9.802" calcext:value-type="float">
            <text:p>9,802</text:p>
          </table:table-cell>
          <table:table-cell table:formula="of:=AVERAGEA(['2000 cons'.C68:.C72])" office:value-type="float" office:value="0.456" calcext:value-type="float">
            <text:p>0,456</text:p>
          </table:table-cell>
          <table:table-cell table:formula="of:=AVERAGEA(['2000 cons'.D68:.D72])" office:value-type="float" office:value="88.434" calcext:value-type="float">
            <text:p>88,434</text:p>
          </table:table-cell>
          <table:table-cell table:formula="of:=AVERAGEA(['2000 cons'.E68:.E72])" office:value-type="float" office:value="55.392" calcext:value-type="float">
            <text:p>55,392</text:p>
          </table:table-cell>
          <table:table-cell table:formula="of:=AVERAGEA(['2000 cons'.F68:.F72])" office:value-type="float" office:value="0.000072187012" calcext:value-type="float">
            <text:p>0,000072187</text:p>
          </table:table-cell>
          <table:table-cell table:formula="of:=STDEV(['2000 cons'.A68:.A72])" office:value-type="float" office:value="5.66307337052947" calcext:value-type="float">
            <text:p>5,6630733705</text:p>
          </table:table-cell>
          <table:table-cell table:formula="of:=STDEV(['2000 cons'.B68:.B72])" office:value-type="float" office:value="1.9823143040396" calcext:value-type="float">
            <text:p>1,982314304</text:p>
          </table:table-cell>
          <table:table-cell table:formula="of:=STDEV(['2000 cons'.C68:.C72])" office:value-type="float" office:value="0.0610737259384099" calcext:value-type="float">
            <text:p>0,0610737259</text:p>
          </table:table-cell>
          <table:table-cell table:formula="of:=STDEV(['2000 cons'.D68:.D72])" office:value-type="float" office:value="2.04785985848641" calcext:value-type="float">
            <text:p>2,0478598585</text:p>
          </table:table-cell>
          <table:table-cell table:formula="of:=STDEV(['2000 cons'.E68:.E72])" office:value-type="float" office:value="5.48246933415956" calcext:value-type="float">
            <text:p>5,4824693342</text:p>
          </table:table-cell>
          <table:table-cell table:formula="of:=STDEV(['2000 cons'.F68:.F72])" office:value-type="float" office:value="0.0000561158377491023" calcext:value-type="float">
            <text:p>5,61158377491023E-05</text:p>
          </table:table-cell>
          <table:table-cell/>
        </table:table-row>
        <table:table-row table:style-name="ro1">
          <table:table-cell office:value-type="float" office:value="71.93" calcext:value-type="float">
            <text:p>71,93</text:p>
          </table:table-cell>
          <table:table-cell office:value-type="float" office:value="7.18" calcext:value-type="float">
            <text:p>7,18</text:p>
          </table:table-cell>
          <table:table-cell office:value-type="float" office:value="0.53" calcext:value-type="float">
            <text:p>0,53</text:p>
          </table:table-cell>
          <table:table-cell office:value-type="float" office:value="90.83" calcext:value-type="float">
            <text:p>90,83</text:p>
          </table:table-cell>
          <table:table-cell office:value-type="float" office:value="59.85" calcext:value-type="float">
            <text:p>59,85</text:p>
          </table:table-cell>
          <table:table-cell office:value-type="float" office:value="0.00001991697" calcext:value-type="float">
            <text:p>0,000019917</text:p>
          </table:table-cell>
          <table:table-cell table:number-columns-repeated="20"/>
        </table:table-row>
        <table:table-row table:style-name="ro1">
          <table:table-cell office:value-type="float" office:value="77.59" calcext:value-type="float">
            <text:p>77,59</text:p>
          </table:table-cell>
          <table:table-cell office:value-type="float" office:value="10.15" calcext:value-type="float">
            <text:p>10,15</text:p>
          </table:table-cell>
          <table:table-cell office:value-type="float" office:value="0.46" calcext:value-type="float">
            <text:p>0,46</text:p>
          </table:table-cell>
          <table:table-cell office:value-type="float" office:value="88.67" calcext:value-type="float">
            <text:p>88,67</text:p>
          </table:table-cell>
          <table:table-cell office:value-type="float" office:value="56.96" calcext:value-type="float">
            <text:p>56,96</text:p>
          </table:table-cell>
          <table:table-cell office:value-type="float" office:value="0.0001031058" calcext:value-type="float">
            <text:p>0,0001031058</text:p>
          </table:table-cell>
          <table:table-cell table:number-columns-repeated="20"/>
        </table:table-row>
        <table:table-row table:style-name="ro1">
          <table:table-cell office:value-type="float" office:value="69.49" calcext:value-type="float">
            <text:p>69,49</text:p>
          </table:table-cell>
          <table:table-cell office:value-type="float" office:value="8.87" calcext:value-type="float">
            <text:p>8,87</text:p>
          </table:table-cell>
          <table:table-cell office:value-type="float" office:value="0.47" calcext:value-type="float">
            <text:p>0,47</text:p>
          </table:table-cell>
          <table:table-cell office:value-type="float" office:value="89" calcext:value-type="float">
            <text:p>89</text:p>
          </table:table-cell>
          <table:table-cell office:value-type="float" office:value="55.41" calcext:value-type="float">
            <text:p>55,41</text:p>
          </table:table-cell>
          <table:table-cell office:value-type="float" office:value="0.00004116735" calcext:value-type="float">
            <text:p>4,116735E-05</text:p>
          </table:table-cell>
          <table:table-cell table:number-columns-repeated="20"/>
        </table:table-row>
        <table:table-row table:style-name="ro1">
          <table:table-cell office:value-type="float" office:value="77.78" calcext:value-type="float">
            <text:p>77,78</text:p>
          </table:table-cell>
          <table:table-cell office:value-type="float" office:value="10.24" calcext:value-type="float">
            <text:p>10,24</text:p>
          </table:table-cell>
          <table:table-cell office:value-type="float" office:value="0.46" calcext:value-type="float">
            <text:p>0,46</text:p>
          </table:table-cell>
          <table:table-cell office:value-type="float" office:value="88.5" calcext:value-type="float">
            <text:p>88,5</text:p>
          </table:table-cell>
          <table:table-cell office:value-type="float" office:value="58.68" calcext:value-type="float">
            <text:p>58,68</text:p>
          </table:table-cell>
          <table:table-cell office:value-type="float" office:value="0.00004103904" calcext:value-type="float">
            <text:p>0,000041039</text:p>
          </table:table-cell>
          <table:table-cell table:number-columns-repeated="20"/>
        </table:table-row>
        <table:table-row table:style-name="ro1">
          <table:table-cell table:style-name="ce2" office:value-type="float" office:value="74.6" calcext:value-type="float">
            <text:p>74,6</text:p>
          </table:table-cell>
          <table:table-cell table:style-name="ce2" office:value-type="float" office:value="8.57" calcext:value-type="float">
            <text:p>8,57</text:p>
          </table:table-cell>
          <table:table-cell table:style-name="ce2" office:value-type="float" office:value="0.49" calcext:value-type="float">
            <text:p>0,49</text:p>
          </table:table-cell>
          <table:table-cell table:style-name="ce2" office:value-type="float" office:value="89.67" calcext:value-type="float">
            <text:p>89,67</text:p>
          </table:table-cell>
          <table:table-cell table:style-name="ce2" office:value-type="float" office:value="60.26" calcext:value-type="float">
            <text:p>60,26</text:p>
          </table:table-cell>
          <table:table-cell table:style-name="ce2" office:value-type="float" office:value="0.002481623" calcext:value-type="float">
            <text:p>0,002481623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8 -neigh diff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73:.A77])" office:value-type="float" office:value="68.248" calcext:value-type="float">
            <text:p>68,248</text:p>
          </table:table-cell>
          <table:table-cell table:formula="of:=AVERAGEA(['2000 cons'.B73:.B77])" office:value-type="float" office:value="9.16" calcext:value-type="float">
            <text:p>9,16</text:p>
          </table:table-cell>
          <table:table-cell table:formula="of:=AVERAGEA(['2000 cons'.C73:.C77])" office:value-type="float" office:value="0.468" calcext:value-type="float">
            <text:p>0,468</text:p>
          </table:table-cell>
          <table:table-cell table:formula="of:=AVERAGEA(['2000 cons'.D73:.D77])" office:value-type="float" office:value="88.702" calcext:value-type="float">
            <text:p>88,702</text:p>
          </table:table-cell>
          <table:table-cell table:formula="of:=AVERAGEA(['2000 cons'.E73:.E77])" office:value-type="float" office:value="54.594" calcext:value-type="float">
            <text:p>54,594</text:p>
          </table:table-cell>
          <table:table-cell table:formula="of:=AVERAGEA(['2000 cons'.F73:.F77])" office:value-type="float" office:value="0.00161868402" calcext:value-type="float">
            <text:p>0,001618684</text:p>
          </table:table-cell>
          <table:table-cell table:formula="of:=STDEV(['2000 cons'.A73:.A77])" office:value-type="float" office:value="5.53447106777152" calcext:value-type="float">
            <text:p>5,5344710678</text:p>
          </table:table-cell>
          <table:table-cell table:formula="of:=STDEV(['2000 cons'.B73:.B77])" office:value-type="float" office:value="3.33039787412856" calcext:value-type="float">
            <text:p>3,3303978741</text:p>
          </table:table-cell>
          <table:table-cell table:formula="of:=STDEV(['2000 cons'.C73:.C77])" office:value-type="float" office:value="0.0756306816047562" calcext:value-type="float">
            <text:p>0,0756306816</text:p>
          </table:table-cell>
          <table:table-cell table:formula="of:=STDEV(['2000 cons'.D73:.D77])" office:value-type="float" office:value="2.88879213513191" calcext:value-type="float">
            <text:p>2,8887921351</text:p>
          </table:table-cell>
          <table:table-cell table:formula="of:=STDEV(['2000 cons'.E73:.E77])" office:value-type="float" office:value="3.71685081756048" calcext:value-type="float">
            <text:p>3,7168508176</text:p>
          </table:table-cell>
          <table:table-cell table:formula="of:=STDEV(['2000 cons'.F73:.F77])" office:value-type="float" office:value="0.000947818758623431" calcext:value-type="float">
            <text:p>0,0009478188</text:p>
          </table:table-cell>
          <table:table-cell/>
        </table:table-row>
        <table:table-row table:style-name="ro1">
          <table:table-cell office:value-type="float" office:value="61.82" calcext:value-type="float">
            <text:p>61,82</text:p>
          </table:table-cell>
          <table:table-cell office:value-type="float" office:value="6.42" calcext:value-type="float">
            <text:p>6,42</text:p>
          </table:table-cell>
          <table:table-cell office:value-type="float" office:value="0.52" calcext:value-type="float">
            <text:p>0,52</text:p>
          </table:table-cell>
          <table:table-cell office:value-type="float" office:value="90.67" calcext:value-type="float">
            <text:p>90,67</text:p>
          </table:table-cell>
          <table:table-cell office:value-type="float" office:value="54.84" calcext:value-type="float">
            <text:p>54,84</text:p>
          </table:table-cell>
          <table:table-cell office:value-type="float" office:value="0.001426391" calcext:value-type="float">
            <text:p>0,001426391</text:p>
          </table:table-cell>
          <table:table-cell table:number-columns-repeated="20"/>
        </table:table-row>
        <table:table-row table:style-name="ro1">
          <table:table-cell office:value-type="float" office:value="69.49" calcext:value-type="float">
            <text:p>69,49</text:p>
          </table:table-cell>
          <table:table-cell office:value-type="float" office:value="11.28" calcext:value-type="float">
            <text:p>11,28</text:p>
          </table:table-cell>
          <table:table-cell office:value-type="float" office:value="0.41" calcext:value-type="float">
            <text:p>0,41</text:p>
          </table:table-cell>
          <table:table-cell office:value-type="float" office:value="86.83" calcext:value-type="float">
            <text:p>86,83</text:p>
          </table:table-cell>
          <table:table-cell office:value-type="float" office:value="50.93" calcext:value-type="float">
            <text:p>50,93</text:p>
          </table:table-cell>
          <table:table-cell office:value-type="float" office:value="0.0008716377" calcext:value-type="float">
            <text:p>0,0008716377</text:p>
          </table:table-cell>
          <table:table-cell table:number-columns-repeated="20"/>
        </table:table-row>
        <table:table-row table:style-name="ro1">
          <table:table-cell office:value-type="float" office:value="72.06" calcext:value-type="float">
            <text:p>72,06</text:p>
          </table:table-cell>
          <table:table-cell office:value-type="float" office:value="13.72" calcext:value-type="float">
            <text:p>13,72</text:p>
          </table:table-cell>
          <table:table-cell office:value-type="float" office:value="0.37" calcext:value-type="float">
            <text:p>0,37</text:p>
          </table:table-cell>
          <table:table-cell office:value-type="float" office:value="84.67" calcext:value-type="float">
            <text:p>84,67</text:p>
          </table:table-cell>
          <table:table-cell office:value-type="float" office:value="51.58" calcext:value-type="float">
            <text:p>51,58</text:p>
          </table:table-cell>
          <table:table-cell office:value-type="float" office:value="0.002717734" calcext:value-type="float">
            <text:p>0,002717734</text:p>
          </table:table-cell>
          <table:table-cell table:number-columns-repeated="20"/>
        </table:table-row>
        <table:table-row table:style-name="ro1">
          <table:table-cell office:value-type="float" office:value="63.27" calcext:value-type="float">
            <text:p>63,27</text:p>
          </table:table-cell>
          <table:table-cell office:value-type="float" office:value="5.81" calcext:value-type="float">
            <text:p>5,81</text:p>
          </table:table-cell>
          <table:table-cell office:value-type="float" office:value="0.55" calcext:value-type="float">
            <text:p>0,55</text:p>
          </table:table-cell>
          <table:table-cell office:value-type="float" office:value="91.67" calcext:value-type="float">
            <text:p>91,67</text:p>
          </table:table-cell>
          <table:table-cell office:value-type="float" office:value="55.36" calcext:value-type="float">
            <text:p>55,36</text:p>
          </table:table-cell>
          <table:table-cell office:value-type="float" office:value="0.0005960344" calcext:value-type="float">
            <text:p>0,0005960344</text:p>
          </table:table-cell>
          <table:table-cell table:number-columns-repeated="20"/>
        </table:table-row>
        <table:table-row table:style-name="ro1">
          <table:table-cell table:style-name="ce2" office:value-type="float" office:value="68.12" calcext:value-type="float">
            <text:p>68,12</text:p>
          </table:table-cell>
          <table:table-cell table:style-name="ce2" office:value-type="float" office:value="9.6" calcext:value-type="float">
            <text:p>9,6</text:p>
          </table:table-cell>
          <table:table-cell table:style-name="ce2" office:value-type="float" office:value="0.44" calcext:value-type="float">
            <text:p>0,44</text:p>
          </table:table-cell>
          <table:table-cell table:style-name="ce2" office:value-type="float" office:value="87.83" calcext:value-type="float">
            <text:p>87,83</text:p>
          </table:table-cell>
          <table:table-cell table:style-name="ce2" office:value-type="float" office:value="56.29" calcext:value-type="float">
            <text:p>56,29</text:p>
          </table:table-cell>
          <table:table-cell table:style-name="ce2" office:value-type="float" office:value="0.05406241" calcext:value-type="float">
            <text:p>0,05406241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8 -neigh diff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78:.A82])" office:value-type="float" office:value="67.7" calcext:value-type="float">
            <text:p>67,7</text:p>
          </table:table-cell>
          <table:table-cell table:formula="of:=AVERAGEA(['2000 cons'.B78:.B82])" office:value-type="float" office:value="8.07" calcext:value-type="float">
            <text:p>8,07</text:p>
          </table:table-cell>
          <table:table-cell table:formula="of:=AVERAGEA(['2000 cons'.C78:.C82])" office:value-type="float" office:value="0.488" calcext:value-type="float">
            <text:p>0,488</text:p>
          </table:table-cell>
          <table:table-cell table:formula="of:=AVERAGEA(['2000 cons'.D78:.D82])" office:value-type="float" office:value="89.466" calcext:value-type="float">
            <text:p>89,466</text:p>
          </table:table-cell>
          <table:table-cell table:formula="of:=AVERAGEA(['2000 cons'.E78:.E82])" office:value-type="float" office:value="56.984" calcext:value-type="float">
            <text:p>56,984</text:p>
          </table:table-cell>
          <table:table-cell table:formula="of:=AVERAGEA(['2000 cons'.F78:.F82])" office:value-type="float" office:value="0.04962172" calcext:value-type="float">
            <text:p>0,04962172</text:p>
          </table:table-cell>
          <table:table-cell table:formula="of:=STDEV(['2000 cons'.A78:.A82])" office:value-type="float" office:value="3.71194692849992" calcext:value-type="float">
            <text:p>3,7119469285</text:p>
          </table:table-cell>
          <table:table-cell table:formula="of:=STDEV(['2000 cons'.B78:.B82])" office:value-type="float" office:value="1.72916164657906" calcext:value-type="float">
            <text:p>1,7291616466</text:p>
          </table:table-cell>
          <table:table-cell table:formula="of:=STDEV(['2000 cons'.C78:.C82])" office:value-type="float" office:value="0.0496990945591567" calcext:value-type="float">
            <text:p>0,0496990946</text:p>
          </table:table-cell>
          <table:table-cell table:formula="of:=STDEV(['2000 cons'.D78:.D82])" office:value-type="float" office:value="1.46636625711314" calcext:value-type="float">
            <text:p>1,4663662571</text:p>
          </table:table-cell>
          <table:table-cell table:formula="of:=STDEV(['2000 cons'.E78:.E82])" office:value-type="float" office:value="1.92594911666949" calcext:value-type="float">
            <text:p>1,9259491167</text:p>
          </table:table-cell>
          <table:table-cell table:formula="of:=STDEV(['2000 cons'.F78:.F82])" office:value-type="float" office:value="0.00529493407349894" calcext:value-type="float">
            <text:p>0,0052949341</text:p>
          </table:table-cell>
          <table:table-cell/>
        </table:table-row>
        <table:table-row table:style-name="ro1">
          <table:table-cell office:value-type="float" office:value="64.91" calcext:value-type="float">
            <text:p>64,91</text:p>
          </table:table-cell>
          <table:table-cell office:value-type="float" office:value="7.92" calcext:value-type="float">
            <text:p>7,92</text:p>
          </table:table-cell>
          <table:table-cell office:value-type="float" office:value="0.48" calcext:value-type="float">
            <text:p>0,48</text:p>
          </table:table-cell>
          <table:table-cell office:value-type="float" office:value="89.5" calcext:value-type="float">
            <text:p>89,5</text:p>
          </table:table-cell>
          <table:table-cell office:value-type="float" office:value="54.01" calcext:value-type="float">
            <text:p>54,01</text:p>
          </table:table-cell>
          <table:table-cell office:value-type="float" office:value="0.04578383" calcext:value-type="float">
            <text:p>0,04578383</text:p>
          </table:table-cell>
          <table:table-cell table:number-columns-repeated="20"/>
        </table:table-row>
        <table:table-row table:style-name="ro1">
          <table:table-cell office:value-type="float" office:value="63.16" calcext:value-type="float">
            <text:p>63,16</text:p>
          </table:table-cell>
          <table:table-cell office:value-type="float" office:value="5.34" calcext:value-type="float">
            <text:p>5,34</text:p>
          </table:table-cell>
          <table:table-cell office:value-type="float" office:value="0.57" calcext:value-type="float">
            <text:p>0,57</text:p>
          </table:table-cell>
          <table:table-cell office:value-type="float" office:value="91.67" calcext:value-type="float">
            <text:p>91,67</text:p>
          </table:table-cell>
          <table:table-cell office:value-type="float" office:value="59.02" calcext:value-type="float">
            <text:p>59,02</text:p>
          </table:table-cell>
          <table:table-cell office:value-type="float" office:value="0.0422324" calcext:value-type="float">
            <text:p>0,0422324</text:p>
          </table:table-cell>
          <table:table-cell table:number-columns-repeated="2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.96" calcext:value-type="float">
            <text:p>7,96</text:p>
          </table:table-cell>
          <table:table-cell office:value-type="float" office:value="0.49" calcext:value-type="float">
            <text:p>0,49</text:p>
          </table:table-cell>
          <table:table-cell office:value-type="float" office:value="89.83" calcext:value-type="float">
            <text:p>89,83</text:p>
          </table:table-cell>
          <table:table-cell office:value-type="float" office:value="57.93" calcext:value-type="float">
            <text:p>57,93</text:p>
          </table:table-cell>
          <table:table-cell office:value-type="float" office:value="0.05319623" calcext:value-type="float">
            <text:p>0,05319623</text:p>
          </table:table-cell>
          <table:table-cell table:number-columns-repeated="20"/>
        </table:table-row>
        <table:table-row table:style-name="ro1">
          <table:table-cell office:value-type="float" office:value="72.31" calcext:value-type="float">
            <text:p>72,31</text:p>
          </table:table-cell>
          <table:table-cell office:value-type="float" office:value="9.53" calcext:value-type="float">
            <text:p>9,53</text:p>
          </table:table-cell>
          <table:table-cell office:value-type="float" office:value="0.46" calcext:value-type="float">
            <text:p>0,46</text:p>
          </table:table-cell>
          <table:table-cell office:value-type="float" office:value="88.5" calcext:value-type="float">
            <text:p>88,5</text:p>
          </table:table-cell>
          <table:table-cell office:value-type="float" office:value="57.67" calcext:value-type="float">
            <text:p>57,67</text:p>
          </table:table-cell>
          <table:table-cell office:value-type="float" office:value="0.05283373" calcext:value-type="float">
            <text:p>0,05283373</text:p>
          </table:table-cell>
          <table:table-cell table:number-columns-repeated="20"/>
        </table:table-row>
        <table:table-row table:style-name="ro1">
          <table:table-cell table:style-name="ce2" office:value-type="float" office:value="67.41" calcext:value-type="float">
            <text:p>67,41</text:p>
          </table:table-cell>
          <table:table-cell table:style-name="ce2" office:value-type="float" office:value="8.43" calcext:value-type="float">
            <text:p>8,43</text:p>
          </table:table-cell>
          <table:table-cell table:style-name="ce2" office:value-type="float" office:value="0.49" calcext:value-type="float">
            <text:p>0,49</text:p>
          </table:table-cell>
          <table:table-cell table:style-name="ce2" office:value-type="float" office:value="89.1" calcext:value-type="float">
            <text:p>89,1</text:p>
          </table:table-cell>
          <table:table-cell table:style-name="ce2" office:value-type="float" office:value="55.36" calcext:value-type="float">
            <text:p>55,36</text:p>
          </table:table-cell>
          <table:table-cell table:style-name="ce2" office:value-type="string" calcext:value-type="string">
            <text:p>0.00492463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83:.A87])" office:value-type="float" office:value="69.685" calcext:value-type="float">
            <text:p>69,685</text:p>
          </table:table-cell>
          <table:table-cell table:formula="of:=AVERAGEA(['2000 cons'.B83:.B87])" office:value-type="float" office:value="9.215" calcext:value-type="float">
            <text:p>9,215</text:p>
          </table:table-cell>
          <table:table-cell table:formula="of:=AVERAGEA(['2000 cons'.C83:.C87])" office:value-type="float" office:value="0.465" calcext:value-type="float">
            <text:p>0,465</text:p>
          </table:table-cell>
          <table:table-cell table:formula="of:=AVERAGEA(['2000 cons'.D83:.D87])" office:value-type="float" office:value="88.7" calcext:value-type="float">
            <text:p>88,7</text:p>
          </table:table-cell>
          <table:table-cell table:formula="of:=AVERAGEA(['2000 cons'.E83:.E87])" office:value-type="float" office:value="55.055" calcext:value-type="float">
            <text:p>55,055</text:p>
          </table:table-cell>
          <table:table-cell table:formula="of:=AVERAGEA(['2000 cons'.F83:.F87])" office:value-type="float" office:value="0" calcext:value-type="float">
            <text:p>0</text:p>
          </table:table-cell>
          <table:table-cell table:formula="of:=STDEV(['2000 cons'.A83:.A87])" office:value-type="float" office:value="3.21733585439879" calcext:value-type="float">
            <text:p>3,2173358544</text:p>
          </table:table-cell>
          <table:table-cell table:formula="of:=STDEV(['2000 cons'.B83:.B87])" office:value-type="float" office:value="1.11015764646288" calcext:value-type="float">
            <text:p>1,1101576465</text:p>
          </table:table-cell>
          <table:table-cell table:formula="of:=STDEV(['2000 cons'.C83:.C87])" office:value-type="float" office:value="0.0353553390593274" calcext:value-type="float">
            <text:p>0,0353553391</text:p>
          </table:table-cell>
          <table:table-cell table:formula="of:=STDEV(['2000 cons'.D83:.D87])" office:value-type="float" office:value="0.565685424949236" calcext:value-type="float">
            <text:p>0,5656854249</text:p>
          </table:table-cell>
          <table:table-cell table:formula="of:=STDEV(['2000 cons'.E83:.E87])" office:value-type="float" office:value="0.431335136523794" calcext:value-type="float">
            <text:p>0,4313351365</text:p>
          </table:table-cell>
          <table:table-cell table:formula="of:=STDEV(['2000 cons'.F83:.F87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71.96" calcext:value-type="float">
            <text:p>71,96</text:p>
          </table:table-cell>
          <table:table-cell office:value-type="float" office:value="10" calcext:value-type="float">
            <text:p>10</text:p>
          </table:table-cell>
          <table:table-cell office:value-type="float" office:value="0.44" calcext:value-type="float">
            <text:p>0,44</text:p>
          </table:table-cell>
          <table:table-cell office:value-type="float" office:value="88.3" calcext:value-type="float">
            <text:p>88,3</text:p>
          </table:table-cell>
          <table:table-cell office:value-type="float" office:value="54.75" calcext:value-type="float">
            <text:p>54,75</text:p>
          </table:table-cell>
          <table:table-cell office:value-type="string" calcext:value-type="string">
            <text:p>0.004981247</text:p>
          </table:table-cell>
          <table:table-cell table:number-columns-repeated="20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style-name="ce2" office:value-type="float" office:value="72.19" calcext:value-type="float">
            <text:p>72,19</text:p>
          </table:table-cell>
          <table:table-cell table:style-name="ce2" office:value-type="float" office:value="13.07" calcext:value-type="float">
            <text:p>13,07</text:p>
          </table:table-cell>
          <table:table-cell table:style-name="ce2" office:value-type="float" office:value="0.38" calcext:value-type="float">
            <text:p>0,38</text:p>
          </table:table-cell>
          <table:table-cell table:style-name="ce2" office:value-type="float" office:value="85.45" calcext:value-type="float">
            <text:p>85,45</text:p>
          </table:table-cell>
          <table:table-cell table:style-name="ce2" office:value-type="float" office:value="49.79" calcext:value-type="float">
            <text:p>49,79</text:p>
          </table:table-cell>
          <table:table-cell table:style-name="ce2" office:value-type="float" office:value="0.003076" calcext:value-type="float">
            <text:p>0,003076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88:.A92])" office:value-type="float" office:value="76.53" calcext:value-type="float">
            <text:p>76,53</text:p>
          </table:table-cell>
          <table:table-cell table:formula="of:=AVERAGEA(['2000 cons'.B88:.B92])" office:value-type="float" office:value="12.925" calcext:value-type="float">
            <text:p>12,925</text:p>
          </table:table-cell>
          <table:table-cell table:formula="of:=AVERAGEA(['2000 cons'.C88:.C92])" office:value-type="float" office:value="0.395" calcext:value-type="float">
            <text:p>0,395</text:p>
          </table:table-cell>
          <table:table-cell table:formula="of:=AVERAGEA(['2000 cons'.D88:.D92])" office:value-type="float" office:value="86.05" calcext:value-type="float">
            <text:p>86,05</text:p>
          </table:table-cell>
          <table:table-cell table:formula="of:=AVERAGEA(['2000 cons'.E88:.E92])" office:value-type="float" office:value="52.16" calcext:value-type="float">
            <text:p>52,16</text:p>
          </table:table-cell>
          <table:table-cell table:formula="of:=AVERAGEA(['2000 cons'.F88:.F92])" office:value-type="float" office:value="0.00154875429" calcext:value-type="float">
            <text:p>0,0015487543</text:p>
          </table:table-cell>
          <table:table-cell table:formula="of:=STDEV(['2000 cons'.A88:.A92])" office:value-type="float" office:value="6.13768686069924" calcext:value-type="float">
            <text:p>6,1376868607</text:p>
          </table:table-cell>
          <table:table-cell table:formula="of:=STDEV(['2000 cons'.B88:.B92])" office:value-type="float" office:value="0.205060966544099" calcext:value-type="float">
            <text:p>0,2050609665</text:p>
          </table:table-cell>
          <table:table-cell table:formula="of:=STDEV(['2000 cons'.C88:.C92])" office:value-type="float" office:value="0.0212132034355964" calcext:value-type="float">
            <text:p>0,0212132034</text:p>
          </table:table-cell>
          <table:table-cell table:formula="of:=STDEV(['2000 cons'.D88:.D92])" office:value-type="float" office:value="0.848528137423859" calcext:value-type="float">
            <text:p>0,8485281374</text:p>
          </table:table-cell>
          <table:table-cell table:formula="of:=STDEV(['2000 cons'.E88:.E92])" office:value-type="float" office:value="3.35168614282424" calcext:value-type="float">
            <text:p>3,3516861428</text:p>
          </table:table-cell>
          <table:table-cell table:formula="of:=STDEV(['2000 cons'.F88:.F92])" office:value-type="float" office:value="0.00215985159615813" calcext:value-type="float">
            <text:p>0,0021598516</text:p>
          </table:table-cell>
          <table:table-cell/>
        </table:table-row>
        <table:table-row table:style-name="ro1">
          <table:table-cell office:value-type="float" office:value="80.87" calcext:value-type="float">
            <text:p>80,87</text:p>
          </table:table-cell>
          <table:table-cell office:value-type="float" office:value="12.78" calcext:value-type="float">
            <text:p>12,78</text:p>
          </table:table-cell>
          <table:table-cell office:value-type="float" office:value="0.41" calcext:value-type="float">
            <text:p>0,41</text:p>
          </table:table-cell>
          <table:table-cell office:value-type="float" office:value="86.65" calcext:value-type="float">
            <text:p>86,65</text:p>
          </table:table-cell>
          <table:table-cell office:value-type="float" office:value="54.53" calcext:value-type="float">
            <text:p>54,53</text:p>
          </table:table-cell>
          <table:table-cell office:value-type="float" office:value="0.00002150858" calcext:value-type="float">
            <text:p>2,150858E-05</text:p>
          </table:table-cell>
          <table:table-cell table:number-columns-repeated="20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style-name="ce2" office:value-type="float" office:value="68.94" calcext:value-type="float">
            <text:p>68,94</text:p>
          </table:table-cell>
          <table:table-cell table:style-name="ce2" office:value-type="float" office:value="12.55" calcext:value-type="float">
            <text:p>12,55</text:p>
          </table:table-cell>
          <table:table-cell table:style-name="ce2" office:value-type="float" office:value="0.38" calcext:value-type="float">
            <text:p>0,38</text:p>
          </table:table-cell>
          <table:table-cell table:style-name="ce2" office:value-type="float" office:value="85.6" calcext:value-type="float">
            <text:p>85,6</text:p>
          </table:table-cell>
          <table:table-cell table:style-name="ce2" office:value-type="float" office:value="48.67" calcext:value-type="float">
            <text:p>48,67</text:p>
          </table:table-cell>
          <table:table-cell table:style-name="ce2" office:value-type="float" office:value="0.0000001131988" calcext:value-type="float">
            <text:p>1,131988E-07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93:.A97])" office:value-type="float" office:value="71" calcext:value-type="float">
            <text:p>71</text:p>
          </table:table-cell>
          <table:table-cell table:formula="of:=AVERAGEA(['2000 cons'.B93:.B97])" office:value-type="float" office:value="12.025" calcext:value-type="float">
            <text:p>12,025</text:p>
          </table:table-cell>
          <table:table-cell table:formula="of:=AVERAGEA(['2000 cons'.C93:.C97])" office:value-type="float" office:value="0.395" calcext:value-type="float">
            <text:p>0,395</text:p>
          </table:table-cell>
          <table:table-cell table:formula="of:=AVERAGEA(['2000 cons'.D93:.D97])" office:value-type="float" office:value="86.25" calcext:value-type="float">
            <text:p>86,25</text:p>
          </table:table-cell>
          <table:table-cell table:formula="of:=AVERAGEA(['2000 cons'.E93:.E97])" office:value-type="float" office:value="50.54" calcext:value-type="float">
            <text:p>50,54</text:p>
          </table:table-cell>
          <table:table-cell table:formula="of:=AVERAGEA(['2000 cons'.F93:.F97])" office:value-type="float" office:value="0.000000104105505" calcext:value-type="float">
            <text:p>1,04105505E-07</text:p>
          </table:table-cell>
          <table:table-cell table:formula="of:=STDEV(['2000 cons'.A93:.A97])" office:value-type="float" office:value="2.91327993848858" calcext:value-type="float">
            <text:p>2,9132799385</text:p>
          </table:table-cell>
          <table:table-cell table:formula="of:=STDEV(['2000 cons'.B93:.B97])" office:value-type="float" office:value="0.742462120245875" calcext:value-type="float">
            <text:p>0,7424621202</text:p>
          </table:table-cell>
          <table:table-cell table:formula="of:=STDEV(['2000 cons'.C93:.C97])" office:value-type="float" office:value="0.0212132034355964" calcext:value-type="float">
            <text:p>0,0212132034</text:p>
          </table:table-cell>
          <table:table-cell table:formula="of:=STDEV(['2000 cons'.D93:.D97])" office:value-type="float" office:value="0.91923881554252" calcext:value-type="float">
            <text:p>0,9192388155</text:p>
          </table:table-cell>
          <table:table-cell table:formula="of:=STDEV(['2000 cons'.E93:.E97])" office:value-type="float" office:value="2.64457936163768" calcext:value-type="float">
            <text:p>2,6445793616</text:p>
          </table:table-cell>
          <table:table-cell table:formula="of:=STDEV(['2000 cons'.F93:.F97])" office:value-type="float" office:value="0.0000000128598611156595" calcext:value-type="float">
            <text:p>1,28598611156595E-08</text:p>
          </table:table-cell>
          <table:table-cell/>
        </table:table-row>
        <table:table-row table:style-name="ro1">
          <table:table-cell office:value-type="float" office:value="73.06" calcext:value-type="float">
            <text:p>73,06</text:p>
          </table:table-cell>
          <table:table-cell office:value-type="float" office:value="11.5" calcext:value-type="float">
            <text:p>11,5</text:p>
          </table:table-cell>
          <table:table-cell office:value-type="float" office:value="0.41" calcext:value-type="float">
            <text:p>0,41</text:p>
          </table:table-cell>
          <table:table-cell office:value-type="float" office:value="86.9" calcext:value-type="float">
            <text:p>86,9</text:p>
          </table:table-cell>
          <table:table-cell office:value-type="float" office:value="52.41" calcext:value-type="float">
            <text:p>52,41</text:p>
          </table:table-cell>
          <table:table-cell office:value-type="float" office:value="0.00000009501221" calcext:value-type="float">
            <text:p>0,000000095</text:p>
          </table:table-cell>
          <table:table-cell table:number-columns-repeated="20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style-name="ce2" office:value-type="float" office:value="65.11" calcext:value-type="float">
            <text:p>65,11</text:p>
          </table:table-cell>
          <table:table-cell table:style-name="ce2" office:value-type="float" office:value="8.55" calcext:value-type="float">
            <text:p>8,55</text:p>
          </table:table-cell>
          <table:table-cell table:style-name="ce2" office:value-type="float" office:value="0.46" calcext:value-type="float">
            <text:p>0,46</text:p>
          </table:table-cell>
          <table:table-cell table:style-name="ce2" office:value-type="float" office:value="88.8" calcext:value-type="float">
            <text:p>88,8</text:p>
          </table:table-cell>
          <table:table-cell table:style-name="ce2" office:value-type="float" office:value="53.6" calcext:value-type="float">
            <text:p>53,6</text:p>
          </table:table-cell>
          <table:table-cell table:style-name="ce2" office:value-type="float" office:value="0.00008136127" calcext:value-type="float">
            <text:p>8,136127E-0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98:.A102])" office:value-type="float" office:value="65.205" calcext:value-type="float">
            <text:p>65,205</text:p>
          </table:table-cell>
          <table:table-cell table:formula="of:=AVERAGEA(['2000 cons'.B98:.B102])" office:value-type="float" office:value="9.125" calcext:value-type="float">
            <text:p>9,125</text:p>
          </table:table-cell>
          <table:table-cell table:formula="of:=AVERAGEA(['2000 cons'.C98:.C102])" office:value-type="float" office:value="0.46" calcext:value-type="float">
            <text:p>0,46</text:p>
          </table:table-cell>
          <table:table-cell table:formula="of:=AVERAGEA(['2000 cons'.D98:.D102])" office:value-type="float" office:value="88.275" calcext:value-type="float">
            <text:p>88,275</text:p>
          </table:table-cell>
          <table:table-cell table:formula="of:=AVERAGEA(['2000 cons'.E98:.E102])" office:value-type="float" office:value="52.9" calcext:value-type="float">
            <text:p>52,9</text:p>
          </table:table-cell>
          <table:table-cell table:formula="of:=AVERAGEA(['2000 cons'.F98:.F102])" office:value-type="float" office:value="0.000106963135" calcext:value-type="float">
            <text:p>0,0001069631</text:p>
          </table:table-cell>
          <table:table-cell table:formula="of:=STDEV(['2000 cons'.A98:.A102])" office:value-type="float" office:value="0.134350288425442" calcext:value-type="float">
            <text:p>0,1343502884</text:p>
          </table:table-cell>
          <table:table-cell table:formula="of:=STDEV(['2000 cons'.B98:.B102])" office:value-type="float" office:value="0.813172798364529" calcext:value-type="float">
            <text:p>0,8131727984</text:p>
          </table:table-cell>
          <table:table-cell table:formula="of:=STDEV(['2000 cons'.C98:.C102])" office:value-type="float" office:value="0" calcext:value-type="float">
            <text:p>0</text:p>
          </table:table-cell>
          <table:table-cell table:formula="of:=STDEV(['2000 cons'.D98:.D102])" office:value-type="float" office:value="0.742462120245873" calcext:value-type="float">
            <text:p>0,7424621202</text:p>
          </table:table-cell>
          <table:table-cell table:formula="of:=STDEV(['2000 cons'.E98:.E102])" office:value-type="float" office:value="0.989949493661166" calcext:value-type="float">
            <text:p>0,9899494937</text:p>
          </table:table-cell>
          <table:table-cell table:formula="of:=STDEV(['2000 cons'.F98:.F102])" office:value-type="float" office:value="0.0000362065047050451" calcext:value-type="float">
            <text:p>3,62065047050451E-05</text:p>
          </table:table-cell>
          <table:table-cell/>
        </table:table-row>
        <table:table-row table:style-name="ro1">
          <table:table-cell office:value-type="float" office:value="65.3" calcext:value-type="float">
            <text:p>65,3</text:p>
          </table:table-cell>
          <table:table-cell office:value-type="float" office:value="9.7" calcext:value-type="float">
            <text:p>9,7</text:p>
          </table:table-cell>
          <table:table-cell office:value-type="float" office:value="0.46" calcext:value-type="float">
            <text:p>0,46</text:p>
          </table:table-cell>
          <table:table-cell office:value-type="float" office:value="87.75" calcext:value-type="float">
            <text:p>87,75</text:p>
          </table:table-cell>
          <table:table-cell office:value-type="float" office:value="52.2" calcext:value-type="float">
            <text:p>52,2</text:p>
          </table:table-cell>
          <table:table-cell office:value-type="float" office:value="0.000132565" calcext:value-type="float">
            <text:p>0,000132565</text:p>
          </table:table-cell>
          <table:table-cell table:number-columns-repeated="20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style-name="Default" table:number-columns-repeated="13"/>
          <table:table-cell table:number-columns-repeated="13"/>
        </table:table-row>
        <table:table-row table:style-name="ro1">
          <table:table-cell table:style-name="ce2" office:value-type="float" office:value="76.02" calcext:value-type="float">
            <text:p>76,02</text:p>
          </table:table-cell>
          <table:table-cell table:style-name="ce2" office:value-type="float" office:value="12.73" calcext:value-type="float">
            <text:p>12,73</text:p>
          </table:table-cell>
          <table:table-cell table:style-name="ce2" office:value-type="float" office:value="0.4" calcext:value-type="float">
            <text:p>0,4</text:p>
          </table:table-cell>
          <table:table-cell table:style-name="ce2" office:value-type="float" office:value="86.15" calcext:value-type="float">
            <text:p>86,15</text:p>
          </table:table-cell>
          <table:table-cell table:style-name="ce2" office:value-type="float" office:value="52.07" calcext:value-type="float">
            <text:p>52,07</text:p>
          </table:table-cell>
          <table:table-cell table:style-name="ce2" office:value-type="float" office:value="0.004992886" calcext:value-type="float">
            <text:p>0,004992886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0.2(2) 0.1(2)</text:p>
          </table:table-cell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Fuzzy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104:.A108])" office:value-type="float" office:value="74.265" calcext:value-type="float">
            <text:p>74,265</text:p>
          </table:table-cell>
          <table:table-cell table:formula="of:=AVERAGEA(['2000 cons'.B104:.B108])" office:value-type="float" office:value="11.09" calcext:value-type="float">
            <text:p>11,09</text:p>
          </table:table-cell>
          <table:table-cell table:formula="of:=AVERAGEA(['2000 cons'.C104:.C108])" office:value-type="float" office:value="0.43" calcext:value-type="float">
            <text:p>0,43</text:p>
          </table:table-cell>
          <table:table-cell table:formula="of:=AVERAGEA(['2000 cons'.D104:.D108])" office:value-type="float" office:value="87.475" calcext:value-type="float">
            <text:p>87,475</text:p>
          </table:table-cell>
          <table:table-cell table:formula="of:=AVERAGEA(['2000 cons'.E104:.E108])" office:value-type="float" office:value="54.175" calcext:value-type="float">
            <text:p>54,175</text:p>
          </table:table-cell>
          <table:table-cell table:formula="of:=AVERAGEA(['2000 cons'.F104:.F108])" office:value-type="float" office:value="0.003724443" calcext:value-type="float">
            <text:p>0,003724443</text:p>
          </table:table-cell>
          <table:table-cell table:formula="of:=STDEV(['2000 cons'.A104:.A108])" office:value-type="float" office:value="2.48194480196478" calcext:value-type="float">
            <text:p>2,481944802</text:p>
          </table:table-cell>
          <table:table-cell table:formula="of:=STDEV(['2000 cons'.B104:.B108])" office:value-type="float" office:value="2.31931024229188" calcext:value-type="float">
            <text:p>2,3193102423</text:p>
          </table:table-cell>
          <table:table-cell table:formula="of:=STDEV(['2000 cons'.C104:.C108])" office:value-type="float" office:value="0.0424264068711929" calcext:value-type="float">
            <text:p>0,0424264069</text:p>
          </table:table-cell>
          <table:table-cell table:formula="of:=STDEV(['2000 cons'.D104:.D108])" office:value-type="float" office:value="1.87383297014434" calcext:value-type="float">
            <text:p>1,8738329701</text:p>
          </table:table-cell>
          <table:table-cell table:formula="of:=STDEV(['2000 cons'.E104:.E108])" office:value-type="float" office:value="2.97691954879537" calcext:value-type="float">
            <text:p>2,9769195488</text:p>
          </table:table-cell>
          <table:table-cell table:formula="of:=STDEV(['2000 cons'.F104:.F108])" office:value-type="float" office:value="0.00179384929369722" calcext:value-type="float">
            <text:p>0,0017938493</text:p>
          </table:table-cell>
          <table:table-cell office:value-type="string" calcext:value-type="string">
            <text:p>2000,2 input cluster</text:p>
          </table:table-cell>
        </table:table-row>
        <table:table-row table:style-name="ro1">
          <table:table-cell office:value-type="float" office:value="72.51" calcext:value-type="float">
            <text:p>72,51</text:p>
          </table:table-cell>
          <table:table-cell office:value-type="float" office:value="9.45" calcext:value-type="float">
            <text:p>9,45</text:p>
          </table:table-cell>
          <table:table-cell office:value-type="float" office:value="0.46" calcext:value-type="float">
            <text:p>0,46</text:p>
          </table:table-cell>
          <table:table-cell office:value-type="float" office:value="88.8" calcext:value-type="float">
            <text:p>88,8</text:p>
          </table:table-cell>
          <table:table-cell office:value-type="float" office:value="56.28" calcext:value-type="float">
            <text:p>56,28</text:p>
          </table:table-cell>
          <table:table-cell office:value-type="float" office:value="0.002456" calcext:value-type="float">
            <text:p>0,002456</text:p>
          </table:table-cell>
          <table:table-cell table:number-columns-repeated="20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style-name="ce2" office:value-type="float" office:value="81.03" calcext:value-type="float">
            <text:p>81,03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0.41" calcext:value-type="float">
            <text:p>0,41</text:p>
          </table:table-cell>
          <table:table-cell table:style-name="ce2" office:value-type="float" office:value="56.4" calcext:value-type="float">
            <text:p>56,4</text:p>
          </table:table-cell>
          <table:table-cell table:style-name="ce2" office:value-type="float" office:value="54.17" calcext:value-type="float">
            <text:p>54,17</text:p>
          </table:table-cell>
          <table:table-cell table:style-name="ce2" office:value-type="float" office:value="0.003198" calcext:value-type="float">
            <text:p>0,003198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0.2(2) 0.1(2)</text:p>
          </table:table-cell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Fuzzy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109:.A113])" office:value-type="float" office:value="78.8" calcext:value-type="float">
            <text:p>78,8</text:p>
          </table:table-cell>
          <table:table-cell table:formula="of:=AVERAGEA(['2000 cons'.B109:.B113])" office:value-type="float" office:value="12.34" calcext:value-type="float">
            <text:p>12,34</text:p>
          </table:table-cell>
          <table:table-cell table:formula="of:=AVERAGEA(['2000 cons'.C109:.C113])" office:value-type="float" office:value="0.415" calcext:value-type="float">
            <text:p>0,415</text:p>
          </table:table-cell>
          <table:table-cell table:formula="of:=AVERAGEA(['2000 cons'.D109:.D113])" office:value-type="float" office:value="71.775" calcext:value-type="float">
            <text:p>71,775</text:p>
          </table:table-cell>
          <table:table-cell table:formula="of:=AVERAGEA(['2000 cons'.E109:.E113])" office:value-type="float" office:value="54.17" calcext:value-type="float">
            <text:p>54,17</text:p>
          </table:table-cell>
          <table:table-cell table:formula="of:=AVERAGEA(['2000 cons'.F109:.F113])" office:value-type="float" office:value="0.001608789905" calcext:value-type="float">
            <text:p>0,0016087899</text:p>
          </table:table-cell>
          <table:table-cell table:formula="of:=STDEV(['2000 cons'.A109:.A113])" office:value-type="float" office:value="3.15369624409201" calcext:value-type="float">
            <text:p>3,1536962441</text:p>
          </table:table-cell>
          <table:table-cell table:formula="of:=STDEV(['2000 cons'.B109:.B113])" office:value-type="float" office:value="0.933380951166243" calcext:value-type="float">
            <text:p>0,9333809512</text:p>
          </table:table-cell>
          <table:table-cell table:formula="of:=STDEV(['2000 cons'.C109:.C113])" office:value-type="float" office:value="0.00707106781186544" calcext:value-type="float">
            <text:p>0,0070710678</text:p>
          </table:table-cell>
          <table:table-cell table:formula="of:=STDEV(['2000 cons'.D109:.D113])" office:value-type="float" office:value="21.7435335214863" calcext:value-type="float">
            <text:p>21,7435335215</text:p>
          </table:table-cell>
          <table:table-cell table:formula="of:=STDEV(['2000 cons'.E109:.E113])" office:value-type="float" office:value="0" calcext:value-type="float">
            <text:p>0</text:p>
          </table:table-cell>
          <table:table-cell table:formula="of:=STDEV(['2000 cons'.F109:.F113])" office:value-type="float" office:value="0.00224748246980923" calcext:value-type="float">
            <text:p>0,0022474825</text:p>
          </table:table-cell>
          <table:table-cell office:value-type="string" calcext:value-type="string">
            <text:p>2000,2 input cluster</text:p>
          </table:table-cell>
        </table:table-row>
        <table:table-row table:style-name="ro1">
          <table:table-cell office:value-type="float" office:value="76.57" calcext:value-type="float">
            <text:p>76,57</text:p>
          </table:table-cell>
          <table:table-cell office:value-type="float" office:value="11.68" calcext:value-type="float">
            <text:p>11,68</text:p>
          </table:table-cell>
          <table:table-cell office:value-type="float" office:value="0.42" calcext:value-type="float">
            <text:p>0,42</text:p>
          </table:table-cell>
          <table:table-cell office:value-type="float" office:value="87.15" calcext:value-type="float">
            <text:p>87,15</text:p>
          </table:table-cell>
          <table:table-cell office:value-type="float" office:value="54.17" calcext:value-type="float">
            <text:p>54,17</text:p>
          </table:table-cell>
          <table:table-cell office:value-type="float" office:value="0.00001957981" calcext:value-type="float">
            <text:p>1,957981E-05</text:p>
          </table:table-cell>
          <table:table-cell table:number-columns-repeated="20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style-name="ce2" office:value-type="float" office:value="77.03" calcext:value-type="float">
            <text:p>77,03</text:p>
          </table:table-cell>
          <table:table-cell table:style-name="ce2" office:value-type="float" office:value="9.68" calcext:value-type="float">
            <text:p>9,68</text:p>
          </table:table-cell>
          <table:table-cell table:style-name="ce2" office:value-type="float" office:value="0.48" calcext:value-type="float">
            <text:p>0,48</text:p>
          </table:table-cell>
          <table:table-cell table:style-name="ce2" office:value-type="float" office:value="89.1" calcext:value-type="float">
            <text:p>89,1</text:p>
          </table:table-cell>
          <table:table-cell table:style-name="ce2" office:value-type="float" office:value="58.24" calcext:value-type="float">
            <text:p>58,24</text:p>
          </table:table-cell>
          <table:table-cell table:style-name="ce2" office:value-type="float" office:value="0.00000008666582" calcext:value-type="float">
            <text:p>8,666582E-08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0.2(2) 0.1(2)</text:p>
          </table:table-cell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Fuzzy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114:.A118])" office:value-type="float" office:value="79.765" calcext:value-type="float">
            <text:p>79,765</text:p>
          </table:table-cell>
          <table:table-cell table:formula="of:=AVERAGEA(['2000 cons'.B114:.B118])" office:value-type="float" office:value="11.535" calcext:value-type="float">
            <text:p>11,535</text:p>
          </table:table-cell>
          <table:table-cell table:formula="of:=AVERAGEA(['2000 cons'.C114:.C118])" office:value-type="float" office:value="0.445" calcext:value-type="float">
            <text:p>0,445</text:p>
          </table:table-cell>
          <table:table-cell table:formula="of:=AVERAGEA(['2000 cons'.D114:.D118])" office:value-type="float" office:value="87.65" calcext:value-type="float">
            <text:p>87,65</text:p>
          </table:table-cell>
          <table:table-cell table:formula="of:=AVERAGEA(['2000 cons'.E114:.E118])" office:value-type="float" office:value="56.33" calcext:value-type="float">
            <text:p>56,33</text:p>
          </table:table-cell>
          <table:table-cell table:formula="of:=AVERAGEA(['2000 cons'.F114:.F118])" office:value-type="float" office:value="0.00000018158741" calcext:value-type="float">
            <text:p>1,8158741E-07</text:p>
          </table:table-cell>
          <table:table-cell table:formula="of:=STDEV(['2000 cons'.A114:.A118])" office:value-type="float" office:value="3.86787409309041" calcext:value-type="float">
            <text:p>3,8678740931</text:p>
          </table:table-cell>
          <table:table-cell table:formula="of:=STDEV(['2000 cons'.B114:.B118])" office:value-type="float" office:value="2.62336615820209" calcext:value-type="float">
            <text:p>2,6233661582</text:p>
          </table:table-cell>
          <table:table-cell table:formula="of:=STDEV(['2000 cons'.C114:.C118])" office:value-type="float" office:value="0.0494974746830583" calcext:value-type="float">
            <text:p>0,0494974747</text:p>
          </table:table-cell>
          <table:table-cell table:formula="of:=STDEV(['2000 cons'.D114:.D118])" office:value-type="float" office:value="2.05060966544098" calcext:value-type="float">
            <text:p>2,0506096654</text:p>
          </table:table-cell>
          <table:table-cell table:formula="of:=STDEV(['2000 cons'.E114:.E118])" office:value-type="float" office:value="2.70114790413261" calcext:value-type="float">
            <text:p>2,7011479041</text:p>
          </table:table-cell>
          <table:table-cell table:formula="of:=STDEV(['2000 cons'.F114:.F118])" office:value-type="float" office:value="0.000000134239399940018" calcext:value-type="float">
            <text:p>1,34239399940018E-07</text:p>
          </table:table-cell>
          <table:table-cell office:value-type="string" calcext:value-type="string">
            <text:p>2000,2 input cluster</text:p>
          </table:table-cell>
        </table:table-row>
        <table:table-row table:style-name="ro1">
          <table:table-cell office:value-type="float" office:value="82.5" calcext:value-type="float">
            <text:p>82,5</text:p>
          </table:table-cell>
          <table:table-cell office:value-type="float" office:value="13.39" calcext:value-type="float">
            <text:p>13,39</text:p>
          </table:table-cell>
          <table:table-cell office:value-type="float" office:value="0.41" calcext:value-type="float">
            <text:p>0,41</text:p>
          </table:table-cell>
          <table:table-cell office:value-type="float" office:value="86.2" calcext:value-type="float">
            <text:p>86,2</text:p>
          </table:table-cell>
          <table:table-cell office:value-type="float" office:value="54.42" calcext:value-type="float">
            <text:p>54,42</text:p>
          </table:table-cell>
          <table:table-cell office:value-type="float" office:value="0.000000276509" calcext:value-type="float">
            <text:p>2,76509E-07</text:p>
          </table:table-cell>
          <table:table-cell table:number-columns-repeated="20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style-name="ce2" office:value-type="float" office:value="78.4" calcext:value-type="float">
            <text:p>78,4</text:p>
          </table:table-cell>
          <table:table-cell table:style-name="ce2" office:value-type="float" office:value="6.64" calcext:value-type="float">
            <text:p>6,64</text:p>
          </table:table-cell>
          <table:table-cell table:style-name="ce2" office:value-type="float" office:value="0.58" calcext:value-type="float">
            <text:p>0,58</text:p>
          </table:table-cell>
          <table:table-cell table:style-name="ce2" office:value-type="float" office:value="91.8" calcext:value-type="float">
            <text:p>91,8</text:p>
          </table:table-cell>
          <table:table-cell table:style-name="ce2" office:value-type="float" office:value="65.48" calcext:value-type="float">
            <text:p>65,48</text:p>
          </table:table-cell>
          <table:table-cell table:style-name="ce2" office:value-type="float" office:value="0.0001167244" calcext:value-type="float">
            <text:p>0,0001167244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0.2(2) 0.1(2)</text:p>
          </table:table-cell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Fuzzy PCA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119:.A123])" office:value-type="float" office:value="73.27" calcext:value-type="float">
            <text:p>73,27</text:p>
          </table:table-cell>
          <table:table-cell table:formula="of:=AVERAGEA(['2000 cons'.B119:.B123])" office:value-type="float" office:value="8.785" calcext:value-type="float">
            <text:p>8,785</text:p>
          </table:table-cell>
          <table:table-cell table:formula="of:=AVERAGEA(['2000 cons'.C119:.C123])" office:value-type="float" office:value="0.495" calcext:value-type="float">
            <text:p>0,495</text:p>
          </table:table-cell>
          <table:table-cell table:formula="of:=AVERAGEA(['2000 cons'.D119:.D123])" office:value-type="float" office:value="89.375" calcext:value-type="float">
            <text:p>89,375</text:p>
          </table:table-cell>
          <table:table-cell table:formula="of:=AVERAGEA(['2000 cons'.E119:.E123])" office:value-type="float" office:value="58.28" calcext:value-type="float">
            <text:p>58,28</text:p>
          </table:table-cell>
          <table:table-cell table:formula="of:=AVERAGEA(['2000 cons'.F119:.F123])" office:value-type="float" office:value="0.000058387625635" calcext:value-type="float">
            <text:p>5,8387625635E-05</text:p>
          </table:table-cell>
          <table:table-cell table:formula="of:=STDEV(['2000 cons'.A119:.A123])" office:value-type="float" office:value="7.25491557497398" calcext:value-type="float">
            <text:p>7,254915575</text:p>
          </table:table-cell>
          <table:table-cell table:formula="of:=STDEV(['2000 cons'.B119:.B123])" office:value-type="float" office:value="3.03348809129029" calcext:value-type="float">
            <text:p>3,0334880913</text:p>
          </table:table-cell>
          <table:table-cell table:formula="of:=STDEV(['2000 cons'.C119:.C123])" office:value-type="float" office:value="0.120208152801713" calcext:value-type="float">
            <text:p>0,1202081528</text:p>
          </table:table-cell>
          <table:table-cell table:formula="of:=STDEV(['2000 cons'.D119:.D123])" office:value-type="float" office:value="3.42946788875475" calcext:value-type="float">
            <text:p>3,4294678888</text:p>
          </table:table-cell>
          <table:table-cell table:formula="of:=STDEV(['2000 cons'.E119:.E123])" office:value-type="float" office:value="10.1823376490863" calcext:value-type="float">
            <text:p>10,1823376491</text:p>
          </table:table-cell>
          <table:table-cell table:formula="of:=STDEV(['2000 cons'.F119:.F123])" office:value-type="float" office:value="0.0000825006574920821" calcext:value-type="float">
            <text:p>8,25006574920821E-05</text:p>
          </table:table-cell>
          <table:table-cell office:value-type="string" calcext:value-type="string">
            <text:p>2000,2 input cluster</text:p>
          </table:table-cell>
        </table:table-row>
        <table:table-row table:style-name="ro1">
          <table:table-cell office:value-type="float" office:value="68.14" calcext:value-type="float">
            <text:p>68,14</text:p>
          </table:table-cell>
          <table:table-cell office:value-type="float" office:value="10.93" calcext:value-type="float">
            <text:p>10,93</text:p>
          </table:table-cell>
          <table:table-cell office:value-type="float" office:value="0.41" calcext:value-type="float">
            <text:p>0,41</text:p>
          </table:table-cell>
          <table:table-cell office:value-type="float" office:value="86.95" calcext:value-type="float">
            <text:p>86,95</text:p>
          </table:table-cell>
          <table:table-cell office:value-type="float" office:value="51.08" calcext:value-type="float">
            <text:p>51,08</text:p>
          </table:table-cell>
          <table:table-cell office:value-type="float" office:value="0.00000005085127" calcext:value-type="float">
            <text:p>5,085127E-08</text:p>
          </table:table-cell>
          <table:table-cell table:number-columns-repeated="20"/>
        </table:table-row>
        <table:table-row table:style-name="ro1" table:number-rows-repeated="3">
          <table:table-cell table:style-name="Default" table:number-columns-repeated="25"/>
          <table:table-cell/>
        </table:table-row>
        <table:table-row table:style-name="ro1">
          <table:table-cell table:style-name="ce2" office:value-type="float" office:value="71.85" calcext:value-type="float">
            <text:p>71,85</text:p>
          </table:table-cell>
          <table:table-cell table:style-name="ce2" office:value-type="float" office:value="13.84" calcext:value-type="float">
            <text:p>13,84</text:p>
          </table:table-cell>
          <table:table-cell table:style-name="ce2" office:value-type="float" office:value="0.37" calcext:value-type="float">
            <text:p>0,37</text:p>
          </table:table-cell>
          <table:table-cell table:style-name="ce2" office:value-type="float" office:value="84.75" calcext:value-type="float">
            <text:p>84,75</text:p>
          </table:table-cell>
          <table:table-cell table:style-name="ce2" office:value-type="float" office:value="48.32" calcext:value-type="float">
            <text:p>48,32</text:p>
          </table:table-cell>
          <table:table-cell table:style-name="ce2" office:value-type="float" office:value="0.004625833" calcext:value-type="float">
            <text:p>0,004625833</text:p>
          </table:table-cell>
          <table:table-cell table:style-name="ce2" table:number-columns-repeated="4"/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124:.A128])" office:value-type="float" office:value="72.52" calcext:value-type="float">
            <text:p>72,52</text:p>
          </table:table-cell>
          <table:table-cell table:formula="of:=AVERAGEA(['2000 cons'.B124:.B128])" office:value-type="float" office:value="13.31" calcext:value-type="float">
            <text:p>13,31</text:p>
          </table:table-cell>
          <table:table-cell table:formula="of:=AVERAGEA(['2000 cons'.C124:.C128])" office:value-type="float" office:value="0.38" calcext:value-type="float">
            <text:p>0,38</text:p>
          </table:table-cell>
          <table:table-cell table:formula="of:=AVERAGEA(['2000 cons'.D124:.D128])" office:value-type="float" office:value="85.275" calcext:value-type="float">
            <text:p>85,275</text:p>
          </table:table-cell>
          <table:table-cell table:formula="of:=AVERAGEA(['2000 cons'.E124:.E128])" office:value-type="float" office:value="49.685" calcext:value-type="float">
            <text:p>49,685</text:p>
          </table:table-cell>
          <table:table-cell table:formula="of:=AVERAGEA(['2000 cons'.F124:.F128])" office:value-type="float" office:value="0.0046396305" calcext:value-type="float">
            <text:p>0,0046396305</text:p>
          </table:table-cell>
          <table:table-cell table:formula="of:=STDEV(['2000 cons'.A124:.A128])" office:value-type="float" office:value="0.947523086789976" calcext:value-type="float">
            <text:p>0,9475230868</text:p>
          </table:table-cell>
          <table:table-cell table:formula="of:=STDEV(['2000 cons'.B124:.B128])" office:value-type="float" office:value="0.749533188057741" calcext:value-type="float">
            <text:p>0,7495331881</text:p>
          </table:table-cell>
          <table:table-cell table:formula="of:=STDEV(['2000 cons'.C124:.C128])" office:value-type="float" office:value="0.014142135623731" calcext:value-type="float">
            <text:p>0,0141421356</text:p>
          </table:table-cell>
          <table:table-cell table:formula="of:=STDEV(['2000 cons'.D124:.D128])" office:value-type="float" office:value="0.742462120245873" calcext:value-type="float">
            <text:p>0,7424621202</text:p>
          </table:table-cell>
          <table:table-cell table:formula="of:=STDEV(['2000 cons'.E124:.E128])" office:value-type="float" office:value="1.93040151263927" calcext:value-type="float">
            <text:p>1,9304015126</text:p>
          </table:table-cell>
          <table:table-cell table:formula="of:=STDEV(['2000 cons'.F124:.F128])" office:value-type="float" office:value="0.0000195126116268428" calcext:value-type="float">
            <text:p>1,95126116268428E-05</text:p>
          </table:table-cell>
          <table:table-cell office:value-type="string" calcext:value-type="string">
            <text:p>2000,2 input cluster</text:p>
          </table:table-cell>
        </table:table-row>
        <table:table-row table:style-name="ro1">
          <table:table-cell office:value-type="float" office:value="73.19" calcext:value-type="float">
            <text:p>73,19</text:p>
          </table:table-cell>
          <table:table-cell office:value-type="float" office:value="12.78" calcext:value-type="float">
            <text:p>12,78</text:p>
          </table:table-cell>
          <table:table-cell office:value-type="float" office:value="0.39" calcext:value-type="float">
            <text:p>0,39</text:p>
          </table:table-cell>
          <table:table-cell office:value-type="float" office:value="85.8" calcext:value-type="float">
            <text:p>85,8</text:p>
          </table:table-cell>
          <table:table-cell office:value-type="float" office:value="51.05" calcext:value-type="float">
            <text:p>51,05</text:p>
          </table:table-cell>
          <table:table-cell office:value-type="float" office:value="0.004653428" calcext:value-type="float">
            <text:p>0,004653428</text:p>
          </table:table-cell>
          <table:table-cell table:number-columns-repeated="20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style-name="ce2" office:value-type="float" office:value="73.23" calcext:value-type="float">
            <text:p>73,23</text:p>
          </table:table-cell>
          <table:table-cell table:style-name="ce2" office:value-type="float" office:value="11.08" calcext:value-type="float">
            <text:p>11,08</text:p>
          </table:table-cell>
          <table:table-cell table:style-name="ce2" office:value-type="float" office:value="0.43" calcext:value-type="float">
            <text:p>0,43</text:p>
          </table:table-cell>
          <table:table-cell table:style-name="ce2" office:value-type="float" office:value="87.35" calcext:value-type="float">
            <text:p>87,35</text:p>
          </table:table-cell>
          <table:table-cell table:style-name="ce2" office:value-type="float" office:value="53.23" calcext:value-type="float">
            <text:p>53,23</text:p>
          </table:table-cell>
          <table:table-cell table:style-name="ce2" office:value-type="float" office:value="0.00001553237" calcext:value-type="float">
            <text:p>1,553237E-05</text:p>
          </table:table-cell>
          <table:table-cell table:style-name="ce2" table:number-columns-repeated="4"/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129:.A133])" office:value-type="float" office:value="78.3" calcext:value-type="float">
            <text:p>78,3</text:p>
          </table:table-cell>
          <table:table-cell table:formula="of:=AVERAGEA(['2000 cons'.B129:.B133])" office:value-type="float" office:value="11.85" calcext:value-type="float">
            <text:p>11,85</text:p>
          </table:table-cell>
          <table:table-cell table:formula="of:=AVERAGEA(['2000 cons'.C129:.C133])" office:value-type="float" office:value="0.425" calcext:value-type="float">
            <text:p>0,425</text:p>
          </table:table-cell>
          <table:table-cell table:formula="of:=AVERAGEA(['2000 cons'.D129:.D133])" office:value-type="float" office:value="87.15" calcext:value-type="float">
            <text:p>87,15</text:p>
          </table:table-cell>
          <table:table-cell table:formula="of:=AVERAGEA(['2000 cons'.E129:.E133])" office:value-type="float" office:value="54.45" calcext:value-type="float">
            <text:p>54,45</text:p>
          </table:table-cell>
          <table:table-cell table:formula="of:=AVERAGEA(['2000 cons'.F129:.F133])" office:value-type="float" office:value="0.000022139175" calcext:value-type="float">
            <text:p>2,2139175E-05</text:p>
          </table:table-cell>
          <table:table-cell table:formula="of:=STDEV(['2000 cons'.A129:.A133])" office:value-type="float" office:value="7.17006276123159" calcext:value-type="float">
            <text:p>7,1700627612</text:p>
          </table:table-cell>
          <table:table-cell table:formula="of:=STDEV(['2000 cons'.B129:.B133])" office:value-type="float" office:value="1.08894444302728" calcext:value-type="float">
            <text:p>1,088944443</text:p>
          </table:table-cell>
          <table:table-cell table:formula="of:=STDEV(['2000 cons'.C129:.C133])" office:value-type="float" office:value="0.00707106781186548" calcext:value-type="float">
            <text:p>0,0070710678</text:p>
          </table:table-cell>
          <table:table-cell table:formula="of:=STDEV(['2000 cons'.D129:.D133])" office:value-type="float" office:value="0.282842712474613" calcext:value-type="float">
            <text:p>0,2828427125</text:p>
          </table:table-cell>
          <table:table-cell table:formula="of:=STDEV(['2000 cons'.E129:.E133])" office:value-type="float" office:value="1.72534054609518" calcext:value-type="float">
            <text:p>1,7253405461</text:p>
          </table:table-cell>
          <table:table-cell table:formula="of:=STDEV(['2000 cons'.F129:.F133])" office:value-type="float" office:value="0.00000934343323495438" calcext:value-type="float">
            <text:p>9,34343323495438E-06</text:p>
          </table:table-cell>
          <table:table-cell office:value-type="string" calcext:value-type="string">
            <text:p>2000,2 input cluster</text:p>
          </table:table-cell>
        </table:table-row>
        <table:table-row table:style-name="ro1">
          <table:table-cell office:value-type="float" office:value="83.37" calcext:value-type="float">
            <text:p>83,37</text:p>
          </table:table-cell>
          <table:table-cell office:value-type="float" office:value="12.62" calcext:value-type="float">
            <text:p>12,62</text:p>
          </table:table-cell>
          <table:table-cell office:value-type="float" office:value="0.42" calcext:value-type="float">
            <text:p>0,42</text:p>
          </table:table-cell>
          <table:table-cell office:value-type="float" office:value="86.95" calcext:value-type="float">
            <text:p>86,95</text:p>
          </table:table-cell>
          <table:table-cell office:value-type="float" office:value="55.67" calcext:value-type="float">
            <text:p>55,67</text:p>
          </table:table-cell>
          <table:table-cell office:value-type="float" office:value="0.00002874598" calcext:value-type="float">
            <text:p>0,000028746</text:p>
          </table:table-cell>
          <table:table-cell table:number-columns-repeated="20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style-name="ce2" office:value-type="float" office:value="80.6" calcext:value-type="float">
            <text:p>80,6</text:p>
          </table:table-cell>
          <table:table-cell table:style-name="ce2" office:value-type="float" office:value="16.33" calcext:value-type="float">
            <text:p>16,33</text:p>
          </table:table-cell>
          <table:table-cell table:style-name="ce2" office:value-type="float" office:value="0.36" calcext:value-type="float">
            <text:p>0,36</text:p>
          </table:table-cell>
          <table:table-cell table:style-name="ce2" office:value-type="float" office:value="83.25" calcext:value-type="float">
            <text:p>83,25</text:p>
          </table:table-cell>
          <table:table-cell table:style-name="ce2" office:value-type="float" office:value="49.16" calcext:value-type="float">
            <text:p>49,16</text:p>
          </table:table-cell>
          <table:table-cell table:style-name="ce2" office:value-type="float" office:value="0.00000003631479" calcext:value-type="float">
            <text:p>3,631479E-08</text:p>
          </table:table-cell>
          <table:table-cell table:style-name="ce2" table:number-columns-repeated="4"/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134:.A138])" office:value-type="float" office:value="78.34" calcext:value-type="float">
            <text:p>78,34</text:p>
          </table:table-cell>
          <table:table-cell table:formula="of:=AVERAGEA(['2000 cons'.B134:.B138])" office:value-type="float" office:value="14.195" calcext:value-type="float">
            <text:p>14,195</text:p>
          </table:table-cell>
          <table:table-cell table:formula="of:=AVERAGEA(['2000 cons'.C134:.C138])" office:value-type="float" office:value="0.385" calcext:value-type="float">
            <text:p>0,385</text:p>
          </table:table-cell>
          <table:table-cell table:formula="of:=AVERAGEA(['2000 cons'.D134:.D138])" office:value-type="float" office:value="85" calcext:value-type="float">
            <text:p>85</text:p>
          </table:table-cell>
          <table:table-cell table:formula="of:=AVERAGEA(['2000 cons'.E134:.E138])" office:value-type="float" office:value="51.235" calcext:value-type="float">
            <text:p>51,235</text:p>
          </table:table-cell>
          <table:table-cell table:formula="of:=AVERAGEA(['2000 cons'.F134:.F138])" office:value-type="float" office:value="0.000000094986095" calcext:value-type="float">
            <text:p>0,000000095</text:p>
          </table:table-cell>
          <table:table-cell table:formula="of:=STDEV(['2000 cons'.A134:.A138])" office:value-type="float" office:value="3.19612265096319" calcext:value-type="float">
            <text:p>3,196122651</text:p>
          </table:table-cell>
          <table:table-cell table:formula="of:=STDEV(['2000 cons'.B134:.B138])" office:value-type="float" office:value="3.01934595566656" calcext:value-type="float">
            <text:p>3,0193459557</text:p>
          </table:table-cell>
          <table:table-cell table:formula="of:=STDEV(['2000 cons'.C134:.C138])" office:value-type="float" office:value="0.0353553390593274" calcext:value-type="float">
            <text:p>0,0353553391</text:p>
          </table:table-cell>
          <table:table-cell table:formula="of:=STDEV(['2000 cons'.D134:.D138])" office:value-type="float" office:value="2.47487373415292" calcext:value-type="float">
            <text:p>2,4748737342</text:p>
          </table:table-cell>
          <table:table-cell table:formula="of:=STDEV(['2000 cons'.E134:.E138])" office:value-type="float" office:value="2.93449314192418" calcext:value-type="float">
            <text:p>2,9344931419</text:p>
          </table:table-cell>
          <table:table-cell table:formula="of:=STDEV(['2000 cons'.F134:.F138])" office:value-type="float" office:value="0.0000000829737552531284" calcext:value-type="float">
            <text:p>0,000000083</text:p>
          </table:table-cell>
          <table:table-cell office:value-type="string" calcext:value-type="string">
            <text:p>2000,2 input cluster</text:p>
          </table:table-cell>
        </table:table-row>
        <table:table-row table:style-name="ro1">
          <table:table-cell office:value-type="float" office:value="76.08" calcext:value-type="float">
            <text:p>76,08</text:p>
          </table:table-cell>
          <table:table-cell office:value-type="float" office:value="12.06" calcext:value-type="float">
            <text:p>12,06</text:p>
          </table:table-cell>
          <table:table-cell office:value-type="float" office:value="0.41" calcext:value-type="float">
            <text:p>0,41</text:p>
          </table:table-cell>
          <table:table-cell office:value-type="float" office:value="86.75" calcext:value-type="float">
            <text:p>86,75</text:p>
          </table:table-cell>
          <table:table-cell office:value-type="float" office:value="53.31" calcext:value-type="float">
            <text:p>53,31</text:p>
          </table:table-cell>
          <table:table-cell office:value-type="float" office:value="0.0000001536574" calcext:value-type="float">
            <text:p>1,536574E-07</text:p>
          </table:table-cell>
          <table:table-cell table:number-columns-repeated="20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style-name="ce2" office:value-type="float" office:value="70.5" calcext:value-type="float">
            <text:p>70,5</text:p>
          </table:table-cell>
          <table:table-cell table:style-name="ce2" office:value-type="float" office:value="12.09" calcext:value-type="float">
            <text:p>12,09</text:p>
          </table:table-cell>
          <table:table-cell table:style-name="ce2" office:value-type="float" office:value="0.41" calcext:value-type="float">
            <text:p>0,41</text:p>
          </table:table-cell>
          <table:table-cell table:style-name="ce2" office:value-type="float" office:value="86.25" calcext:value-type="float">
            <text:p>86,25</text:p>
          </table:table-cell>
          <table:table-cell table:style-name="ce2" office:value-type="float" office:value="50.82" calcext:value-type="float">
            <text:p>50,82</text:p>
          </table:table-cell>
          <table:table-cell table:style-name="ce2" office:value-type="float" office:value="0.0001140431" calcext:value-type="float">
            <text:p>0,0001140431</text:p>
          </table:table-cell>
          <table:table-cell table:style-name="ce2" table:number-columns-repeated="4"/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139:.A143])" office:value-type="float" office:value="71.74" calcext:value-type="float">
            <text:p>71,74</text:p>
          </table:table-cell>
          <table:table-cell table:formula="of:=AVERAGEA(['2000 cons'.B139:.B143])" office:value-type="float" office:value="10.885" calcext:value-type="float">
            <text:p>10,885</text:p>
          </table:table-cell>
          <table:table-cell table:formula="of:=AVERAGEA(['2000 cons'.C139:.C143])" office:value-type="float" office:value="0.435" calcext:value-type="float">
            <text:p>0,435</text:p>
          </table:table-cell>
          <table:table-cell table:formula="of:=AVERAGEA(['2000 cons'.D139:.D143])" office:value-type="float" office:value="87.4" calcext:value-type="float">
            <text:p>87,4</text:p>
          </table:table-cell>
          <table:table-cell table:formula="of:=AVERAGEA(['2000 cons'.E139:.E143])" office:value-type="float" office:value="53.485" calcext:value-type="float">
            <text:p>53,485</text:p>
          </table:table-cell>
          <table:table-cell table:formula="of:=AVERAGEA(['2000 cons'.F139:.F143])" office:value-type="float" office:value="0.0001166723" calcext:value-type="float">
            <text:p>0,0001166723</text:p>
          </table:table-cell>
          <table:table-cell table:formula="of:=STDEV(['2000 cons'.A139:.A143])" office:value-type="float" office:value="1.75362481734264" calcext:value-type="float">
            <text:p>1,7536248173</text:p>
          </table:table-cell>
          <table:table-cell table:formula="of:=STDEV(['2000 cons'.B139:.B143])" office:value-type="float" office:value="1.70412734265958" calcext:value-type="float">
            <text:p>1,7041273427</text:p>
          </table:table-cell>
          <table:table-cell table:formula="of:=STDEV(['2000 cons'.C139:.C143])" office:value-type="float" office:value="0.0353553390593274" calcext:value-type="float">
            <text:p>0,0353553391</text:p>
          </table:table-cell>
          <table:table-cell table:formula="of:=STDEV(['2000 cons'.D139:.D143])" office:value-type="float" office:value="1.62634559672906" calcext:value-type="float">
            <text:p>1,6263455967</text:p>
          </table:table-cell>
          <table:table-cell table:formula="of:=STDEV(['2000 cons'.E139:.E143])" office:value-type="float" office:value="3.7688791437243" calcext:value-type="float">
            <text:p>3,7688791437</text:p>
          </table:table-cell>
          <table:table-cell table:formula="of:=STDEV(['2000 cons'.F139:.F143])" office:value-type="float" office:value="0.00000371825029819135" calcext:value-type="float">
            <text:p>3,71825029819135E-06</text:p>
          </table:table-cell>
          <table:table-cell office:value-type="string" calcext:value-type="string">
            <text:p>2000,2 input cluster</text:p>
          </table:table-cell>
        </table:table-row>
        <table:table-row table:style-name="ro1">
          <table:table-cell office:value-type="float" office:value="72.98" calcext:value-type="float">
            <text:p>72,98</text:p>
          </table:table-cell>
          <table:table-cell office:value-type="float" office:value="9.68" calcext:value-type="float">
            <text:p>9,68</text:p>
          </table:table-cell>
          <table:table-cell office:value-type="float" office:value="0.46" calcext:value-type="float">
            <text:p>0,46</text:p>
          </table:table-cell>
          <table:table-cell office:value-type="float" office:value="88.55" calcext:value-type="float">
            <text:p>88,55</text:p>
          </table:table-cell>
          <table:table-cell office:value-type="float" office:value="56.15" calcext:value-type="float">
            <text:p>56,15</text:p>
          </table:table-cell>
          <table:table-cell office:value-type="float" office:value="0.0001193015" calcext:value-type="float">
            <text:p>0,0001193015</text:p>
          </table:table-cell>
          <table:table-cell table:number-columns-repeated="20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style-name="Default" table:number-columns-repeated="13"/>
          <table:table-cell table:number-columns-repeated="13"/>
        </table:table-row>
      </table:table>
      <table:named-expressions/>
      <table:database-ranges>
        <table:database-range table:name="__Anonymous_Sheet_DB__0" table:target-range-address="'1000 cons'.A1:'1000 cons'.M82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4">00/00/0000</text:date>, <text:time style:data-style-name="N2" text:time-value="18:43:10.75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6T12:51:26.442832248</meta:creation-date>
    <dc:date>2017-05-14T19:52:29.712000000</dc:date>
    <meta:editing-duration>PT5H5M29S</meta:editing-duration>
    <meta:editing-cycles>9</meta:editing-cycles>
    <meta:generator>LibreOffice/5.1.1.3$Windows_x86 LibreOffice_project/89f508ef3ecebd2cfb8e1def0f0ba9a803b88a6d</meta:generator>
    <meta:document-statistic meta:table-count="2" meta:cell-count="198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45cm" svg:height="11.403cm" xlink:href=".." xlink:type="simple" chart:class="chart:bar" chart:style-name="ch1">
        <chart:title svg:x="8.636cm" svg:y="0.364cm" chart:style-name="ch2">
          <text:p>DR &amp; FPR</text:p>
        </chart:title>
        <chart:subtitle svg:x="7.419cm" svg:y="1.371cm" chart:style-name="ch3">
          <text:p>Test of different scenarios</text:p>
        </chart:subtitle>
        <chart:legend chart:legend-position="end" svg:x="17.425cm" svg:y="5.153cm" style:legend-expansion="high" chart:style-name="ch4"/>
        <chart:plot-area chart:style-name="ch5" table:cell-range-address="'2000 cons'.N1:'2000 cons'.O82" chart:data-source-has-labels="row" svg:x="1.4cm" svg:y="2.282cm" svg:width="15.636cm" svg:height="7.912cm">
          <chartooo:coordinate-region svg:x="2.021cm" svg:y="2.481cm" svg:width="14.922cm" svg:height="6.668cm"/>
          <chart:axis chart:dimension="x" chart:name="primary-x" chart:style-name="ch6">
            <chart:title svg:x="8.751cm" svg:y="10.422cm" chart:style-name="ch7">
              <text:p>Tests</text:p>
            </chart:title>
          </chart:axis>
          <chart:axis chart:dimension="y" chart:name="primary-y" chart:style-name="ch8">
            <chart:title svg:x="0.451cm" svg:y="7.129cm" chart:style-name="ch9">
              <text:p>Percentage</text:p>
            </chart:title>
            <chart:grid chart:style-name="ch10" chart:class="major"/>
          </chart:axis>
          <chart:series chart:style-name="ch11" chart:values-cell-range-address="'2000 cons'.N3:'2000 cons'.N82" chart:label-cell-address="'2000 cons'.N1:'2000 cons'.N2" chart:class="chart:bar">
            <chart:data-point chart:repeated="80"/>
          </chart:series>
          <chart:series chart:style-name="ch12" chart:values-cell-range-address="'2000 cons'.O3:'2000 cons'.O82" chart:label-cell-address="'2000 cons'.O1:'2000 cons'.O2" chart:class="chart:bar">
            <chart:data-point chart:repeated="8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 DR</text:p>
                <text:list>
                  <text:list-item>
                    <text:p/>
                  </text:list-item>
                  <text:list-item>
                    <text:p>Av DR</text:p>
                  </text:list-item>
                </text:list>
                <draw:g>
                  <svg:desc>'2000 cons'.N1:'2000 cons'.N2</svg:desc>
                </draw:g>
              </table:table-cell>
              <table:table-cell office:value-type="string">
                <text:p>Av FPR</text:p>
                <text:list>
                  <text:list-item>
                    <text:p/>
                  </text:list-item>
                  <text:list-item>
                    <text:p>Av FPR</text:p>
                  </text:list-item>
                </text:list>
                <draw:g>
                  <svg:desc>'2000 cons'.O1:'2000 cons'.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1.61">
                <text:p>61.61</text:p>
                <draw:g>
                  <svg:desc>'2000 cons'.N3:'2000 cons'.N82</svg:desc>
                </draw:g>
              </table:table-cell>
              <table:table-cell office:value-type="float" office:value="10.686">
                <text:p>10.686</text:p>
                <draw:g>
                  <svg:desc>'2000 cons'.O3:'2000 cons'.O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7.314">
                <text:p>67.314</text:p>
              </table:table-cell>
              <table:table-cell office:value-type="float" office:value="14.586">
                <text:p>14.5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.748">
                <text:p>71.748</text:p>
              </table:table-cell>
              <table:table-cell office:value-type="float" office:value="13.434">
                <text:p>13.4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.496">
                <text:p>49.496</text:p>
              </table:table-cell>
              <table:table-cell office:value-type="float" office:value="27.358">
                <text:p>27.3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.066">
                <text:p>61.066</text:p>
              </table:table-cell>
              <table:table-cell office:value-type="float" office:value="9.306">
                <text:p>9.3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1.278">
                <text:p>71.278</text:p>
              </table:table-cell>
              <table:table-cell office:value-type="float" office:value="12.834">
                <text:p>12.8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9.544">
                <text:p>69.544</text:p>
              </table:table-cell>
              <table:table-cell office:value-type="float" office:value="11.964">
                <text:p>11.9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7.058">
                <text:p>67.058</text:p>
              </table:table-cell>
              <table:table-cell office:value-type="float" office:value="9.15">
                <text:p>9.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6.328">
                <text:p>66.328</text:p>
              </table:table-cell>
              <table:table-cell office:value-type="float" office:value="7.548">
                <text:p>7.5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1.748">
                <text:p>71.748</text:p>
              </table:table-cell>
              <table:table-cell office:value-type="float" office:value="10.988">
                <text:p>10.9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8.402">
                <text:p>68.402</text:p>
              </table:table-cell>
              <table:table-cell office:value-type="float" office:value="11.654">
                <text:p>11.65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4.984">
                <text:p>64.984</text:p>
              </table:table-cell>
              <table:table-cell office:value-type="float" office:value="13.844">
                <text:p>13.8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0.212">
                <text:p>70.212</text:p>
              </table:table-cell>
              <table:table-cell office:value-type="float" office:value="8.57">
                <text:p>8.5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2.24">
                <text:p>72.24</text:p>
              </table:table-cell>
              <table:table-cell office:value-type="float" office:value="9.802">
                <text:p>9.8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8.248">
                <text:p>68.248</text:p>
              </table:table-cell>
              <table:table-cell office:value-type="float" office:value="9.16">
                <text:p>9.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7.7">
                <text:p>67.7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935cm" svg:height="11.689cm" xlink:href=".." xlink:type="simple" chart:class="chart:bar" chart:style-name="ch1">
        <chart:title svg:x="8.878cm" svg:y="0.369cm" chart:style-name="ch2">
          <text:p>DR &amp; FPR</text:p>
        </chart:title>
        <chart:subtitle svg:x="7.621cm" svg:y="1.381cm" chart:style-name="ch3">
          <text:p>Testing different scenarios</text:p>
        </chart:subtitle>
        <chart:legend chart:legend-position="end" svg:x="17.91cm" svg:y="5.296cm" style:legend-expansion="high" chart:style-name="ch4"/>
        <chart:plot-area chart:style-name="ch5" table:cell-range-address="'1000 cons'.N1:'1000 cons'.O82" chart:data-source-has-labels="row" svg:x="1.409cm" svg:y="2.297cm" svg:width="16.103cm" svg:height="8.178cm">
          <chartooo:coordinate-region svg:x="2.03cm" svg:y="2.496cm" svg:width="15.392cm" svg:height="6.934cm"/>
          <chart:axis chart:dimension="x" chart:name="primary-x" chart:style-name="ch6">
            <chart:title svg:x="8.569cm" svg:y="10.708cm" chart:style-name="ch7">
              <text:p>Percentage</text:p>
            </chart:title>
          </chart:axis>
          <chart:axis chart:dimension="y" chart:name="primary-y" chart:style-name="ch8">
            <chart:title svg:x="0.451cm" svg:y="6.853cm" chart:style-name="ch9">
              <text:p>Tests</text:p>
            </chart:title>
            <chart:grid chart:style-name="ch10" chart:class="major"/>
          </chart:axis>
          <chart:series chart:style-name="ch11" chart:values-cell-range-address="'1000 cons'.N3:'1000 cons'.N82" chart:label-cell-address="'1000 cons'.N1:'1000 cons'.N2" chart:class="chart:bar">
            <chart:data-point chart:repeated="80"/>
          </chart:series>
          <chart:series chart:style-name="ch12" chart:values-cell-range-address="'1000 cons'.O3:'1000 cons'.O82" chart:label-cell-address="'1000 cons'.O1:'1000 cons'.O2" chart:class="chart:bar">
            <chart:data-point chart:repeated="8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 DR</text:p>
                <text:list>
                  <text:list-item>
                    <text:p/>
                  </text:list-item>
                  <text:list-item>
                    <text:p>Av DR</text:p>
                  </text:list-item>
                </text:list>
                <draw:g>
                  <svg:desc>'1000 cons'.N1:'1000 cons'.N2</svg:desc>
                </draw:g>
              </table:table-cell>
              <table:table-cell office:value-type="string">
                <text:p>Av FPR</text:p>
                <text:list>
                  <text:list-item>
                    <text:p/>
                  </text:list-item>
                  <text:list-item>
                    <text:p>Av FPR</text:p>
                  </text:list-item>
                </text:list>
                <draw:g>
                  <svg:desc>'1000 cons'.O1:'1000 cons'.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3.414">
                <text:p>63.414</text:p>
                <draw:g>
                  <svg:desc>'1000 cons'.N3:'1000 cons'.N82</svg:desc>
                </draw:g>
              </table:table-cell>
              <table:table-cell office:value-type="float" office:value="10.028">
                <text:p>10.028</text:p>
                <draw:g>
                  <svg:desc>'1000 cons'.O3:'1000 cons'.O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7.03">
                <text:p>67.03</text:p>
              </table:table-cell>
              <table:table-cell office:value-type="float" office:value="12.136">
                <text:p>12.1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7.582">
                <text:p>67.582</text:p>
              </table:table-cell>
              <table:table-cell office:value-type="float" office:value="15.286">
                <text:p>15.2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.31">
                <text:p>49.31</text:p>
              </table:table-cell>
              <table:table-cell office:value-type="float" office:value="17.112">
                <text:p>17.1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9.3">
                <text:p>59.3</text:p>
              </table:table-cell>
              <table:table-cell office:value-type="float" office:value="11.96">
                <text:p>11.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9.128">
                <text:p>79.128</text:p>
              </table:table-cell>
              <table:table-cell office:value-type="float" office:value="12.18">
                <text:p>12.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3.758">
                <text:p>73.758</text:p>
              </table:table-cell>
              <table:table-cell office:value-type="float" office:value="11.724">
                <text:p>11.7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5.798">
                <text:p>65.798</text:p>
              </table:table-cell>
              <table:table-cell office:value-type="float" office:value="10.214">
                <text:p>10.2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9.872">
                <text:p>69.872</text:p>
              </table:table-cell>
              <table:table-cell office:value-type="float" office:value="9.882">
                <text:p>9.8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7.568">
                <text:p>77.568</text:p>
              </table:table-cell>
              <table:table-cell office:value-type="float" office:value="12.226">
                <text:p>12.2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2.522">
                <text:p>72.522</text:p>
              </table:table-cell>
              <table:table-cell office:value-type="float" office:value="11.076">
                <text:p>11.0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4.934">
                <text:p>64.934</text:p>
              </table:table-cell>
              <table:table-cell office:value-type="float" office:value="15.108">
                <text:p>15.1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6.254">
                <text:p>66.254</text:p>
              </table:table-cell>
              <table:table-cell office:value-type="float" office:value="8.006">
                <text:p>8.0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5.296">
                <text:p>75.296</text:p>
              </table:table-cell>
              <table:table-cell office:value-type="float" office:value="10.552">
                <text:p>10.5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6.89">
                <text:p>76.89</text:p>
              </table:table-cell>
              <table:table-cell office:value-type="float" office:value="8.404">
                <text:p>8.4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7.374">
                <text:p>67.374</text:p>
              </table:table-cell>
              <table:table-cell office:value-type="float" office:value="7.274">
                <text:p>7.2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